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4.009cm" fo:margin-left="0cm" table:align="left"/>
    </style:style>
    <style:style style:name="Table2.A" style:family="table-column">
      <style:table-column-properties style:column-width="0.891cm"/>
    </style:style>
    <style:style style:name="Table2.B" style:family="table-column">
      <style:table-column-properties style:column-width="3.404cm"/>
    </style:style>
    <style:style style:name="Table2.C" style:family="table-column">
      <style:table-column-properties style:column-width="3.02cm"/>
    </style:style>
    <style:style style:name="Table2.D" style:family="table-column">
      <style:table-column-properties style:column-width="1.774cm"/>
    </style:style>
    <style:style style:name="Table2.E" style:family="table-column">
      <style:table-column-properties style:column-width="4.91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ARP_5f_Packet_5f_Format" style:display-name="ARP_Packet_Format" style:family="table">
      <style:table-properties style:width="12.674cm" fo:margin-left="1.339cm" table:align="left"/>
    </style:style>
    <style:style style:name="ARP_5f_Packet_5f_Format.A" style:display-name="ARP_Packet_Format.A" style:family="table-column">
      <style:table-column-properties style:column-width="2.693cm"/>
    </style:style>
    <style:style style:name="ARP_5f_Packet_5f_Format.B" style:display-name="ARP_Packet_Format.B" style:family="table-column">
      <style:table-column-properties style:column-width="4.99cm"/>
    </style:style>
    <style:style style:name="ARP_5f_Packet_5f_Format.A1" style:display-name="ARP_Packet_Format.A1" style:family="table-cell">
      <style:table-cell-properties style:vertical-align="middle" fo:padding="0.097cm" fo:border-left="0.05pt solid #000000" fo:border-right="none" fo:border-top="0.05pt solid #000000" fo:border-bottom="0.05pt solid #000000"/>
    </style:style>
    <style:style style:name="ARP_5f_Packet_5f_Format.C1" style:display-name="ARP_Packet_Format.C1" style:family="table-cell">
      <style:table-cell-properties style:vertical-align="middle" fo:padding="0.097cm" fo:border="0.05pt solid #000000"/>
    </style:style>
    <style:style style:name="ARP_5f_Packet_5f_Format.A2" style:display-name="ARP_Packet_Format.A2" style:family="table-cell">
      <style:table-cell-properties style:vertical-align="middle" fo:padding="0.097cm" fo:border-left="0.05pt solid #000000" fo:border-right="none" fo:border-top="none" fo:border-bottom="0.05pt solid #000000"/>
    </style:style>
    <style:style style:name="ARP_5f_Packet_5f_Format.B2" style:display-name="ARP_Packet_Format.B2" style:family="table-cell">
      <style:table-cell-properties style:vertical-align="middle" fo:padding="0.097cm" fo:border-left="0.05pt solid #000000" fo:border-right="0.05pt solid #000000" fo:border-top="none" fo:border-bottom="0.05pt solid #000000"/>
    </style:style>
    <style:style style:name="ICMP_5f_Packet_5f_Format" style:display-name="ICMP_Packet_Format" style:family="table">
      <style:table-properties style:width="12.665cm" table:align="right"/>
    </style:style>
    <style:style style:name="ICMP_5f_Packet_5f_Format.A" style:display-name="ICMP_Packet_Format.A" style:family="table-column">
      <style:table-column-properties style:column-width="1.266cm"/>
    </style:style>
    <style:style style:name="ICMP_5f_Packet_5f_Format.A1" style:display-name="ICMP_Packet_Format.A1" style:family="table-cell">
      <style:table-cell-properties style:vertical-align="middle" fo:padding="0.097cm" fo:border-left="0.05pt solid #000000" fo:border-right="none" fo:border-top="0.05pt solid #000000" fo:border-bottom="0.05pt solid #000000"/>
    </style:style>
    <style:style style:name="ICMP_5f_Packet_5f_Format.I1" style:display-name="ICMP_Packet_Format.I1" style:family="table-cell">
      <style:table-cell-properties style:vertical-align="middle" fo:padding="0.097cm" fo:border="0.05pt solid #000000"/>
    </style:style>
    <style:style style:name="ICMP_5f_Packet_5f_Format.A2" style:display-name="ICMP_Packet_Format.A2" style:family="table-cell">
      <style:table-cell-properties style:vertical-align="middle" fo:padding="0.097cm" fo:border-left="0.05pt solid #000000" fo:border-right="none" fo:border-top="none" fo:border-bottom="0.05pt solid #000000"/>
    </style:style>
    <style:style style:name="ICMP_5f_Packet_5f_Format.J2" style:display-name="ICMP_Packet_Format.J2" style:family="table-cell">
      <style:table-cell-properties style:vertical-align="middle" fo:padding="0.097cm" fo:border-left="0.05pt solid #000000" fo:border-right="0.05pt solid #000000" fo:border-top="none" fo:border-bottom="0.05pt solid #000000"/>
    </style:style>
    <style:style style:name="IPv4_5f_Packet_5f_Format" style:display-name="IPv4_Packet_Format" style:family="table">
      <style:table-properties style:width="12.654cm" fo:margin-left="1.291cm" table:align="left"/>
    </style:style>
    <style:style style:name="IPv4_5f_Packet_5f_Format.A" style:display-name="IPv4_Packet_Format.A" style:family="table-column">
      <style:table-column-properties style:column-width="1.298cm"/>
    </style:style>
    <style:style style:name="IPv4_5f_Packet_5f_Format.B" style:display-name="IPv4_Packet_Format.B" style:family="table-column">
      <style:table-column-properties style:column-width="1.011cm"/>
    </style:style>
    <style:style style:name="IPv4_5f_Packet_5f_Format.C" style:display-name="IPv4_Packet_Format.C" style:family="table-column">
      <style:table-column-properties style:column-width="0.609cm"/>
    </style:style>
    <style:style style:name="IPv4_5f_Packet_5f_Format.D" style:display-name="IPv4_Packet_Format.D" style:family="table-column">
      <style:table-column-properties style:column-width="0.69cm"/>
    </style:style>
    <style:style style:name="IPv4_5f_Packet_5f_Format.E" style:display-name="IPv4_Packet_Format.E" style:family="table-column">
      <style:table-column-properties style:column-width="0.601cm"/>
    </style:style>
    <style:style style:name="IPv4_5f_Packet_5f_Format.F" style:display-name="IPv4_Packet_Format.F" style:family="table-column">
      <style:table-column-properties style:column-width="0.699cm"/>
    </style:style>
    <style:style style:name="IPv4_5f_Packet_5f_Format.G" style:display-name="IPv4_Packet_Format.G" style:family="table-column">
      <style:table-column-properties style:column-width="0.697cm"/>
    </style:style>
    <style:style style:name="IPv4_5f_Packet_5f_Format.L" style:display-name="IPv4_Packet_Format.L" style:family="table-column">
      <style:table-column-properties style:column-width="0.312cm"/>
    </style:style>
    <style:style style:name="IPv4_5f_Packet_5f_Format.M" style:display-name="IPv4_Packet_Format.M" style:family="table-column">
      <style:table-column-properties style:column-width="0.296cm"/>
    </style:style>
    <style:style style:name="IPv4_5f_Packet_5f_Format.1" style:display-name="IPv4_Packet_Format.1" style:family="table-row">
      <style:table-row-properties style:min-row-height="0.683cm"/>
    </style:style>
    <style:style style:name="IPv4_5f_Packet_5f_Format.A1" style:display-name="IPv4_Packet_Format.A1" style:family="table-cell">
      <style:table-cell-properties style:vertical-align="middle" fo:padding="0.097cm" fo:border-left="0.05pt solid #000000" fo:border-right="none" fo:border-top="0.05pt solid #000000" fo:border-bottom="0.05pt solid #000000"/>
    </style:style>
    <style:style style:name="IPv4_5f_Packet_5f_Format.P1" style:display-name="IPv4_Packet_Format.P1" style:family="table-cell">
      <style:table-cell-properties style:vertical-align="middle" fo:padding="0.097cm" fo:border="0.05pt solid #000000"/>
    </style:style>
    <style:style style:name="IPv4_5f_Packet_5f_Format.A2" style:display-name="IPv4_Packet_Format.A2" style:family="table-cell">
      <style:table-cell-properties style:vertical-align="middle" fo:padding="0.097cm" fo:border-left="0.05pt solid #000000" fo:border-right="none" fo:border-top="none" fo:border-bottom="0.05pt solid #000000"/>
    </style:style>
    <style:style style:name="IPv4_5f_Packet_5f_Format.S2" style:display-name="IPv4_Packet_Format.S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style:font-name="Times New Roman"/>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align="justify" style:justify-single-word="false" fo:text-indent="0cm" style:auto-text-indent="false">
        <style:tab-stops>
          <style:tab-stop style:position="1.094cm"/>
        </style:tab-stops>
      </style:paragraph-properties>
      <style:text-properties style:font-name="Times New Roman" fo:font-size="12pt" officeooo:paragraph-rsid="00915bcc" style:font-size-asian="12pt" style:font-size-complex="12pt"/>
    </style:style>
    <style:style style:name="P4" style:family="paragraph" style:parent-style-name="Standard">
      <style:paragraph-properties fo:margin-left="0cm" fo:margin-right="0cm" fo:line-height="150%" fo:text-align="center" style:justify-single-word="false" fo:text-indent="0cm" style:auto-text-indent="false">
        <style:tab-stops>
          <style:tab-stop style:position="0.953cm"/>
        </style:tab-stops>
      </style:paragraph-properties>
      <style:text-properties style:font-name="Times New Roman" fo:font-size="12pt" officeooo:rsid="001e9304" officeooo:paragraph-rsid="001e9304" style:font-size-asian="12pt" style:font-size-complex="12pt"/>
    </style:style>
    <style:style style:name="P5" style:family="paragraph" style:parent-style-name="Standard">
      <style:paragraph-properties fo:margin-left="0cm" fo:margin-right="0cm" fo:line-height="150%" fo:text-align="center" style:justify-single-word="false" fo:text-indent="0cm" style:auto-text-indent="false">
        <style:tab-stops>
          <style:tab-stop style:position="1.094cm"/>
        </style:tab-stops>
      </style:paragraph-properties>
      <style:text-properties style:font-name="Times New Roman" fo:font-size="12pt" fo:font-weight="bold" officeooo:rsid="00c9e597" officeooo:paragraph-rsid="00c9e597" style:font-size-asian="12pt" style:font-weight-asian="bold" style:font-size-complex="12pt" style:font-weight-complex="bold"/>
    </style:style>
    <style:style style:name="P6" style:family="paragraph" style:parent-style-name="Standard">
      <style:paragraph-properties fo:margin-left="0cm" fo:margin-right="0cm" fo:line-height="150%" fo:text-align="center" style:justify-single-word="false" fo:text-indent="0cm" style:auto-text-indent="false">
        <style:tab-stops>
          <style:tab-stop style:position="1.094cm"/>
        </style:tab-stops>
      </style:paragraph-properties>
      <style:text-properties style:font-name="Times New Roman" fo:font-size="12pt" fo:font-weight="bold" officeooo:rsid="01264058" officeooo:paragraph-rsid="01264058" style:font-size-asian="12pt" style:font-weight-asian="bold" style:font-size-complex="12pt" style:font-weight-complex="bold"/>
    </style:style>
    <style:style style:name="P7" style:family="paragraph" style:parent-style-name="Standard">
      <style:paragraph-properties fo:margin-left="0cm" fo:margin-right="0cm" fo:line-height="150%" fo:text-align="center" style:justify-single-word="false" fo:text-indent="0cm" style:auto-text-indent="false">
        <style:tab-stops>
          <style:tab-stop style:position="0.953cm"/>
        </style:tab-stops>
      </style:paragraph-properties>
      <style:text-properties style:font-name="Times New Roman" fo:font-size="12pt" fo:font-weight="bold" officeooo:rsid="00c78944" officeooo:paragraph-rsid="00c78944" style:font-size-asian="12pt" style:font-weight-asian="bold" style:font-size-complex="12pt" style:font-weight-complex="bold"/>
    </style:style>
    <style:style style:name="P8" style:family="paragraph" style:parent-style-name="Standard">
      <style:paragraph-properties fo:margin-left="0cm" fo:margin-right="0cm" fo:line-height="150%" fo:text-align="center" style:justify-single-word="false" fo:text-indent="0cm" style:auto-text-indent="false">
        <style:tab-stops>
          <style:tab-stop style:position="0.953cm"/>
        </style:tab-stops>
      </style:paragraph-properties>
      <style:text-properties style:font-name="Times New Roman" fo:font-size="12pt" fo:font-style="normal" fo:font-weight="bold" officeooo:rsid="00c409a7" officeooo:paragraph-rsid="00c409a7" style:font-size-asian="12pt" style:font-style-asian="normal" style:font-weight-asian="bold" style:font-size-complex="12pt" style:font-style-complex="normal" style:font-weight-complex="bold"/>
    </style:style>
    <style:style style:name="P9" style:family="paragraph" style:parent-style-name="Standard">
      <style:paragraph-properties fo:margin-left="0cm" fo:margin-right="0cm" fo:line-height="150%" fo:text-align="justify" style:justify-single-word="false" fo:text-indent="0cm" style:auto-text-indent="false">
        <style:tab-stops>
          <style:tab-stop style:position="0.953cm"/>
        </style:tab-stops>
      </style:paragraph-properties>
      <style:text-properties fo:font-weight="bold" officeooo:rsid="00c78944" officeooo:paragraph-rsid="00c78944" style:font-weight-asian="bold" style:font-weight-complex="bold"/>
    </style:style>
    <style:style style:name="P10" style:family="paragraph" style:parent-style-name="Standard">
      <style:paragraph-properties fo:margin-left="0cm" fo:margin-right="0cm" fo:line-height="150%" fo:text-align="justify" style:justify-single-word="false" fo:text-indent="0cm" style:auto-text-indent="false">
        <style:tab-stops>
          <style:tab-stop style:position="0.953cm"/>
        </style:tab-stops>
      </style:paragraph-properties>
      <style:text-properties fo:color="#000000" style:font-name="Times New Roman" fo:font-size="12pt" fo:font-style="normal" fo:font-weight="normal" officeooo:rsid="01559b95" officeooo:paragraph-rsid="016069ea"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line-height="150%" fo:text-align="justify" style:justify-single-word="false" fo:text-indent="0cm" style:auto-text-indent="false">
        <style:tab-stops>
          <style:tab-stop style:position="0.953cm"/>
        </style:tab-stops>
      </style:paragraph-properties>
      <style:text-properties fo:color="#000000" style:font-name="Times New Roman" fo:font-size="12pt" fo:font-style="normal" fo:font-weight="normal" officeooo:rsid="01674bcb" officeooo:paragraph-rsid="01674bcb"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line-height="150%" fo:text-align="justify" style:justify-single-word="false" fo:text-indent="0cm" style:auto-text-indent="false" style:writing-mode="page"/>
      <style:text-properties style:font-name="Times New Roman" fo:font-size="12pt" officeooo:rsid="00b7ee8e" officeooo:paragraph-rsid="00b7ee8e" style:font-size-asian="12pt" style:font-size-complex="12pt"/>
    </style:style>
    <style:style style:name="P13" style:family="paragraph" style:parent-style-name="Standard">
      <style:paragraph-properties fo:margin-left="0cm" fo:margin-right="0cm" fo:line-height="150%" fo:text-align="center" style:justify-single-word="false" fo:text-indent="0cm" style:auto-text-indent="false" style:writing-mode="page"/>
      <style:text-properties style:font-name="Times New Roman" fo:font-size="12pt" fo:font-weight="bold" officeooo:rsid="005efe70" officeooo:paragraph-rsid="00ca8dae" style:font-size-asian="12pt" style:font-weight-asian="bold" style:font-size-complex="12pt" style:font-weight-complex="bold"/>
    </style:style>
    <style:style style:name="P14" style:family="paragraph" style:parent-style-name="Standard">
      <style:paragraph-properties fo:margin-left="0cm" fo:margin-right="0cm" fo:line-height="150%" fo:text-align="center" style:justify-single-word="false" fo:text-indent="0cm" style:auto-text-indent="false" style:writing-mode="page"/>
      <style:text-properties style:font-name="Times New Roman" fo:font-size="12pt" fo:font-weight="bold" officeooo:rsid="015db814" officeooo:paragraph-rsid="015db814" style:font-size-asian="12pt" style:font-weight-asian="bold" style:font-size-complex="12pt"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writing-mode="page">
        <style:tab-stops>
          <style:tab-stop style:position="0.217cm"/>
          <style:tab-stop style:position="0.953cm"/>
        </style:tab-stops>
      </style:paragraph-properties>
      <style:text-properties style:font-name="Times New Roman" officeooo:rsid="017661d9" officeooo:paragraph-rsid="017b50cb"/>
    </style:style>
    <style:style style:name="P16" style:family="paragraph" style:parent-style-name="Standard">
      <style:paragraph-properties fo:margin-left="0cm" fo:margin-right="0cm" fo:line-height="150%" fo:text-align="justify" style:justify-single-word="false" fo:text-indent="0cm" style:auto-text-indent="false" style:writing-mode="page">
        <style:tab-stops>
          <style:tab-stop style:position="0.953cm"/>
        </style:tab-stops>
      </style:paragraph-properties>
      <style:text-properties officeooo:paragraph-rsid="015db814"/>
    </style:style>
    <style:style style:name="P17" style:family="paragraph" style:parent-style-name="Standard">
      <style:paragraph-properties fo:margin-left="0cm" fo:margin-right="0cm" fo:line-height="150%" fo:text-align="justify" style:justify-single-word="false" fo:text-indent="0cm" style:auto-text-indent="false" style:writing-mode="page">
        <style:tab-stops>
          <style:tab-stop style:position="0.217cm"/>
          <style:tab-stop style:position="0.953cm"/>
        </style:tab-stops>
      </style:paragraph-properties>
      <style:text-properties officeooo:rsid="0175ce20" officeooo:paragraph-rsid="0175ce20"/>
    </style:style>
    <style:style style:name="P18" style:family="paragraph" style:parent-style-name="Standard">
      <style:paragraph-properties fo:margin-left="0cm" fo:margin-right="0cm" fo:line-height="150%" fo:text-align="justify" style:justify-single-word="false" fo:text-indent="0cm" style:auto-text-indent="false" style:writing-mode="page">
        <style:tab-stops>
          <style:tab-stop style:position="0.217cm"/>
          <style:tab-stop style:position="0.953cm"/>
        </style:tab-stops>
      </style:paragraph-properties>
      <style:text-properties officeooo:rsid="017661d9" officeooo:paragraph-rsid="017661d9"/>
    </style:style>
    <style:style style:name="P19" style:family="paragraph" style:parent-style-name="Standard">
      <style:paragraph-properties fo:margin-left="0cm" fo:margin-right="0cm" fo:line-height="150%" fo:text-align="justify" style:justify-single-word="false" fo:text-indent="0cm" style:auto-text-indent="false" style:writing-mode="page">
        <style:tab-stops>
          <style:tab-stop style:position="0.217cm"/>
          <style:tab-stop style:position="0.953cm"/>
        </style:tab-stops>
      </style:paragraph-properties>
      <style:text-properties officeooo:rsid="0177e82a" officeooo:paragraph-rsid="0177e82a"/>
    </style:style>
    <style:style style:name="P20" style:family="paragraph" style:parent-style-name="Standard">
      <style:paragraph-properties fo:margin-left="0cm" fo:margin-right="0cm" fo:line-height="150%" fo:text-align="justify" style:justify-single-word="false" fo:text-indent="0cm" style:auto-text-indent="false" style:writing-mode="page">
        <style:tab-stops>
          <style:tab-stop style:position="0.217cm"/>
          <style:tab-stop style:position="0.953cm"/>
        </style:tab-stops>
      </style:paragraph-properties>
      <style:text-properties fo:color="#000000" style:font-name="Times New Roman" fo:font-size="12pt" fo:font-style="normal" fo:font-weight="normal" officeooo:rsid="0175ce20" officeooo:paragraph-rsid="0175ce20"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writing-mode="page">
        <style:tab-stops>
          <style:tab-stop style:position="0.217cm"/>
          <style:tab-stop style:position="0.953cm"/>
        </style:tab-stops>
      </style:paragraph-properties>
      <style:text-properties fo:color="#000000" style:font-name="Times New Roman" fo:font-size="12pt" fo:font-style="normal" fo:font-weight="normal" officeooo:rsid="017661d9" officeooo:paragraph-rsid="017661d9" style:font-size-asian="12pt" style:font-style-asian="normal" style:font-weight-asian="normal" style:font-size-complex="12pt" style:font-style-complex="normal" style:font-weight-complex="normal"/>
    </style:style>
    <style:style style:name="P22"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1.094cm"/>
        </style:tab-stops>
      </style:paragraph-properties>
      <style:text-properties fo:font-weight="bold" officeooo:rsid="00d41f2d" officeooo:paragraph-rsid="00d41f2d" style:font-weight-asian="bold" style:font-weight-complex="bold"/>
    </style:style>
    <style:style style:name="P23" style:family="paragraph" style:parent-style-name="Standard" style:master-page-name="">
      <style:paragraph-properties fo:margin-left="0cm" fo:margin-right="0cm" fo:line-height="150%" fo:text-align="center" style:justify-single-word="false" fo:text-indent="0cm" style:auto-text-indent="false" style:page-number="auto">
        <style:tab-stops>
          <style:tab-stop style:position="0.953cm"/>
        </style:tab-stops>
      </style:paragraph-properties>
      <style:text-properties style:font-name="Times New Roman" fo:font-size="12pt" fo:font-weight="bold" officeooo:rsid="00c78944" officeooo:paragraph-rsid="00c78944" style:font-size-asian="12pt" style:font-weight-asian="bold" style:font-size-complex="12pt" style:font-weight-complex="bold"/>
    </style:style>
    <style:style style:name="P24" style:family="paragraph" style:parent-style-name="Standard" style:master-page-name="">
      <style:paragraph-properties fo:margin-left="0cm" fo:margin-right="0cm" fo:line-height="150%" fo:text-align="justify" style:justify-single-word="false" fo:text-indent="0cm" style:auto-text-indent="false" style:page-number="auto" style:writing-mode="page">
        <style:tab-stops>
          <style:tab-stop style:position="0.953cm"/>
        </style:tab-stops>
      </style:paragraph-properties>
      <style:text-properties officeooo:paragraph-rsid="015db814"/>
    </style:style>
    <style:style style:name="P25" style:family="paragraph" style:parent-style-name="Standard" style:master-page-name="">
      <style:paragraph-properties fo:margin-left="1cm" fo:margin-right="0cm" fo:margin-top="0cm" fo:margin-bottom="0.499cm" loext:contextual-spacing="false" fo:line-height="100%" fo:text-align="justify" style:justify-single-word="false" fo:text-indent="-1cm" style:auto-text-indent="false" style:page-number="auto" style:writing-mode="page"/>
      <style:text-properties style:font-name="Times New Roman" fo:font-size="12pt" officeooo:rsid="003aa5a0" officeooo:paragraph-rsid="003aa5a0" style:font-size-asian="12pt" style:font-size-complex="12pt"/>
    </style:style>
    <style:style style:name="P26" style:family="paragraph" style:parent-style-name="Standard">
      <style:paragraph-properties fo:margin-left="1cm" fo:margin-right="0cm" fo:margin-top="0cm" fo:margin-bottom="0.499cm" loext:contextual-spacing="false" fo:line-height="100%" fo:text-align="justify" style:justify-single-word="false" fo:text-indent="-1cm" style:auto-text-indent="false" style:writing-mode="page"/>
      <style:text-properties style:font-name="Times New Roman" fo:font-size="12pt" officeooo:rsid="003aa5a0" officeooo:paragraph-rsid="003aa5a0" style:font-size-asian="12pt" style:font-size-complex="12pt"/>
    </style:style>
    <style:style style:name="P27" style:family="paragraph" style:parent-style-name="Standard">
      <style:paragraph-properties fo:margin-left="1cm" fo:margin-right="0cm" fo:line-height="150%" fo:text-align="justify" style:justify-single-word="false" fo:text-indent="-1cm" style:auto-text-indent="false" style:writing-mode="page"/>
      <style:text-properties style:font-name="Times New Roman" fo:font-size="12pt" fo:font-style="normal" fo:font-weight="bold" officeooo:rsid="00d2476a" officeooo:paragraph-rsid="00d2476a" style:font-size-asian="12pt" style:font-style-asian="normal" style:font-weight-asian="bold" style:font-size-complex="12pt" style:font-style-complex="normal" style:font-weight-complex="bold"/>
    </style:style>
    <style:style style:name="P28" style:family="paragraph" style:parent-style-name="Standard">
      <style:paragraph-properties fo:margin-left="1cm" fo:margin-right="0cm" fo:line-height="150%" fo:text-align="center" style:justify-single-word="false" fo:text-indent="-1cm" style:auto-text-indent="false" style:writing-mode="page"/>
      <style:text-properties style:font-name="Times New Roman" fo:font-size="12pt" fo:font-style="normal" fo:font-weight="bold" officeooo:rsid="00d2476a" officeooo:paragraph-rsid="00d2476a" style:font-size-asian="12pt" style:font-style-asian="normal" style:font-weight-asian="bold" style:font-size-complex="12pt" style:font-style-complex="normal" style:font-weight-complex="bold"/>
    </style:style>
    <style:style style:name="P29" style:family="paragraph" style:parent-style-name="Standard">
      <style:paragraph-properties fo:margin-left="2.54cm" fo:margin-right="0cm" fo:line-height="150%" fo:text-align="justify" style:justify-single-word="false" fo:text-indent="0cm" style:auto-text-indent="false" style:writing-mode="page"/>
      <style:text-properties style:font-name="Times New Roman" fo:font-size="12pt" fo:font-weight="normal" officeooo:rsid="005bb466" officeooo:paragraph-rsid="005bb466" style:font-size-asian="12pt" style:font-weight-asian="normal" style:font-size-complex="12pt" style:font-weight-complex="normal"/>
    </style:style>
    <style:style style:name="P30" style:family="paragraph" style:parent-style-name="Standard">
      <style:paragraph-properties fo:margin-left="1.27cm" fo:margin-right="0cm" fo:line-height="150%" fo:text-align="justify" style:justify-single-word="false" fo:text-indent="0cm" style:auto-text-indent="false" style:writing-mode="page"/>
      <style:text-properties style:font-name="Times New Roman" fo:font-size="12pt" fo:font-style="normal" fo:font-weight="bold" officeooo:rsid="006f532a" officeooo:paragraph-rsid="005efe70" style:font-size-asian="12pt" style:font-style-asian="normal" style:font-weight-asian="bold" style:font-size-complex="12pt" style:font-style-complex="normal" style:font-weight-complex="bold"/>
    </style:style>
    <style:style style:name="P31" style:family="paragraph" style:parent-style-name="Standard">
      <style:paragraph-properties fo:margin-left="1.27cm" fo:margin-right="0cm" fo:line-height="150%" fo:text-align="justify" style:justify-single-word="false" fo:text-indent="0cm" style:auto-text-indent="false" style:writing-mode="page"/>
      <style:text-properties style:font-name="Times New Roman" fo:font-size="12pt" fo:font-weight="bold" officeooo:rsid="005efe70" officeooo:paragraph-rsid="005efe70" style:font-size-asian="12pt" style:font-weight-asian="bold" style:font-size-complex="12pt" style:font-weight-complex="bold"/>
    </style:style>
    <style:style style:name="P32" style:family="paragraph" style:parent-style-name="Table_20_Contents">
      <style:paragraph-properties fo:text-align="justify" style:justify-single-word="false"/>
      <style:text-properties style:font-name="Times New Roman" fo:font-size="12pt" officeooo:rsid="01183fa0" officeooo:paragraph-rsid="01183fa0" style:font-size-asian="12pt" style:font-size-complex="12pt"/>
    </style:style>
    <style:style style:name="P33" style:family="paragraph" style:parent-style-name="Table_20_Contents">
      <style:paragraph-properties fo:text-align="justify" style:justify-single-word="false"/>
      <style:text-properties style:font-name="Times New Roman" fo:font-size="12pt" officeooo:rsid="012340dc" officeooo:paragraph-rsid="012340dc" style:font-size-asian="12pt" style:font-size-complex="12pt"/>
    </style:style>
    <style:style style:name="P34" style:family="paragraph" style:parent-style-name="Table_20_Contents">
      <style:paragraph-properties fo:text-align="justify" style:justify-single-word="false"/>
      <style:text-properties style:font-name="Times New Roman" fo:font-size="12pt" officeooo:rsid="0123fd1f" officeooo:paragraph-rsid="0123fd1f" style:font-size-asian="12pt" style:font-size-complex="12pt"/>
    </style:style>
    <style:style style:name="P35" style:family="paragraph" style:parent-style-name="Table_20_Contents">
      <style:paragraph-properties fo:text-align="justify" style:justify-single-word="false"/>
      <style:text-properties style:font-name="Times New Roman" fo:font-size="12pt" officeooo:rsid="01245cfe" officeooo:paragraph-rsid="01245cfe" style:font-size-asian="12pt" style:font-size-complex="12pt"/>
    </style:style>
    <style:style style:name="P36" style:family="paragraph" style:parent-style-name="Table_20_Contents">
      <style:paragraph-properties fo:text-align="center" style:justify-single-word="false"/>
      <style:text-properties style:font-name="Times New Roman" fo:font-size="12pt" officeooo:rsid="01674bcb" officeooo:paragraph-rsid="01674bcb" style:font-size-asian="12pt" style:font-size-complex="12pt"/>
    </style:style>
    <style:style style:name="P37" style:family="paragraph" style:parent-style-name="Table_20_Contents">
      <style:paragraph-properties fo:text-align="center" style:justify-single-word="false"/>
      <style:text-properties style:font-name="Times New Roman" fo:font-size="12pt" officeooo:rsid="016bca9f" officeooo:paragraph-rsid="016bca9f" style:font-size-asian="12pt" style:font-size-complex="12pt"/>
    </style:style>
    <style:style style:name="P38" style:family="paragraph" style:parent-style-name="Table_20_Contents">
      <style:paragraph-properties fo:text-align="justify" style:justify-single-word="false"/>
      <style:text-properties style:font-name="Times New Roman" fo:font-size="12pt" fo:font-style="italic" officeooo:rsid="012340dc" officeooo:paragraph-rsid="012340dc" style:font-size-asian="12pt" style:font-style-asian="italic" style:font-size-complex="12pt" style:font-style-complex="italic"/>
    </style:style>
    <style:style style:name="P39" style:family="paragraph" style:parent-style-name="Table_20_Contents">
      <style:paragraph-properties fo:text-align="center" style:justify-single-word="false"/>
      <style:text-properties style:font-name="Times New Roman" fo:font-size="10pt" fo:font-style="normal" officeooo:rsid="0164e954" officeooo:paragraph-rsid="0164e954" style:font-size-asian="10pt" style:font-style-asian="normal" style:font-size-complex="10pt" style:font-style-complex="normal"/>
    </style:style>
    <style:style style:name="P40" style:family="paragraph" style:parent-style-name="Table_20_Contents">
      <style:paragraph-properties fo:text-align="center" style:justify-single-word="false"/>
      <style:text-properties style:font-name="Times New Roman" fo:font-size="10pt" fo:font-style="normal" officeooo:rsid="0160cd22" style:font-size-asian="10pt" style:font-style-asian="normal" style:font-size-complex="10pt" style:font-style-complex="normal"/>
    </style:style>
    <style:style style:name="P41" style:family="paragraph" style:parent-style-name="Table_20_Contents">
      <style:paragraph-properties fo:text-align="center" style:justify-single-word="false"/>
      <style:text-properties style:font-name="Times New Roman" fo:font-size="10pt" fo:font-style="normal" officeooo:rsid="0160cd22" officeooo:paragraph-rsid="0160cd22" style:font-size-asian="10pt" style:font-style-asian="normal" style:font-size-complex="10pt" style:font-style-complex="normal"/>
    </style:style>
    <style:style style:name="P42" style:family="paragraph" style:parent-style-name="Table_20_Contents">
      <style:paragraph-properties fo:text-align="center" style:justify-single-word="false"/>
      <style:text-properties style:font-name="Times New Roman" fo:font-size="10pt" fo:font-style="normal" officeooo:rsid="01628766" officeooo:paragraph-rsid="01628766" style:font-size-asian="10pt" style:font-style-asian="normal" style:font-size-complex="10pt" style:font-style-complex="normal"/>
    </style:style>
    <style:style style:name="P43" style:family="paragraph" style:parent-style-name="Table_20_Contents">
      <style:paragraph-properties fo:text-align="center" style:justify-single-word="false"/>
      <style:text-properties style:font-name="Times New Roman" fo:font-size="10pt" fo:font-style="normal" officeooo:rsid="0166534c" officeooo:paragraph-rsid="0166534c" style:font-size-asian="10pt" style:font-style-asian="normal" style:font-size-complex="10pt" style:font-style-complex="normal"/>
    </style:style>
    <style:style style:name="P44" style:family="paragraph" style:parent-style-name="Table_20_Contents">
      <style:paragraph-properties fo:text-align="center" style:justify-single-word="false"/>
      <style:text-properties style:font-name="Times New Roman" fo:font-size="10pt" fo:font-style="normal" officeooo:rsid="01680b0e" officeooo:paragraph-rsid="01680b0e" style:font-size-asian="10pt" style:font-style-asian="normal" style:font-size-complex="10pt" style:font-style-complex="normal"/>
    </style:style>
    <style:style style:name="P45" style:family="paragraph" style:parent-style-name="Table_20_Contents">
      <style:paragraph-properties fo:text-align="center" style:justify-single-word="false"/>
      <style:text-properties style:font-name="Times New Roman" fo:font-size="10pt" fo:font-style="normal" officeooo:rsid="0169210e" officeooo:paragraph-rsid="0169210e" style:font-size-asian="10pt" style:font-style-asian="normal" style:font-size-complex="10pt" style:font-style-complex="normal"/>
    </style:style>
    <style:style style:name="P46" style:family="paragraph" style:parent-style-name="Standard">
      <style:paragraph-properties fo:margin-left="0cm" fo:margin-right="0cm" fo:line-height="150%" fo:text-align="justify" style:justify-single-word="false" fo:text-indent="1cm" style:auto-text-indent="false">
        <style:tab-stops>
          <style:tab-stop style:position="1.094cm"/>
        </style:tab-stops>
      </style:paragraph-properties>
      <style:text-properties style:font-name="Times New Roman" fo:font-weight="normal" officeooo:paragraph-rsid="00f6171a" style:font-weight-asian="normal" style:font-weight-complex="normal"/>
    </style:style>
    <style:style style:name="P47" style:family="paragraph" style:parent-style-name="Standard">
      <style:paragraph-properties fo:margin-left="0cm" fo:margin-right="0cm" fo:line-height="150%" fo:text-align="justify" style:justify-single-word="false" fo:text-indent="1cm" style:auto-text-indent="false">
        <style:tab-stops>
          <style:tab-stop style:position="1.094cm"/>
        </style:tab-stops>
      </style:paragraph-properties>
      <style:text-properties style:font-name="Times New Roman" fo:font-size="12pt" fo:font-weight="normal" officeooo:paragraph-rsid="00f6171a" style:font-size-asian="12pt" style:font-weight-asian="normal" style:font-size-complex="12pt" style:font-weight-complex="normal"/>
    </style:style>
    <style:style style:name="P48" style:family="paragraph" style:parent-style-name="Standard" style:master-page-name="">
      <style:paragraph-properties fo:margin-left="0cm" fo:margin-right="0cm" fo:line-height="150%" fo:text-align="justify" style:justify-single-word="false" fo:text-indent="1.27cm" style:auto-text-indent="false" style:page-number="auto">
        <style:tab-stops>
          <style:tab-stop style:position="1.094cm"/>
        </style:tab-stops>
      </style:paragraph-properties>
      <style:text-properties officeooo:rsid="00d0e391" officeooo:paragraph-rsid="010fe57a"/>
    </style:style>
    <style:style style:name="P49" style:family="paragraph" style:parent-style-name="Standard" style:master-page-name="">
      <style:paragraph-properties fo:margin-left="0cm" fo:margin-right="0cm" fo:line-height="150%" fo:text-align="justify" style:justify-single-word="false" fo:text-indent="1.27cm" style:auto-text-indent="false" style:page-number="auto"/>
      <style:text-properties style:font-name="Times New Roman" fo:font-style="normal" fo:font-weight="normal" officeooo:rsid="001403ed" officeooo:paragraph-rsid="00f6171a" style:font-style-asian="normal" style:font-weight-asian="normal" style:font-style-complex="normal" style:font-weight-complex="normal"/>
    </style:style>
    <style:style style:name="P50" style:family="paragraph" style:parent-style-name="Standard" style:master-page-name="">
      <style:paragraph-properties fo:margin-left="0cm" fo:margin-right="0cm" fo:line-height="150%" fo:text-align="justify" style:justify-single-word="false" fo:text-indent="1.27cm" style:auto-text-indent="false" style:page-number="auto">
        <style:tab-stops>
          <style:tab-stop style:position="2.528cm"/>
        </style:tab-stops>
      </style:paragraph-properties>
      <style:text-properties officeooo:paragraph-rsid="00f6171a"/>
    </style:style>
    <style:style style:name="P51" style:family="paragraph" style:parent-style-name="Standard" style:master-page-name="">
      <style:paragraph-properties fo:margin-left="0cm" fo:margin-right="0cm" fo:line-height="150%" fo:text-align="justify" style:justify-single-word="false" fo:text-indent="1.27cm" style:auto-text-indent="false" style:page-number="auto">
        <style:tab-stops>
          <style:tab-stop style:position="0.953cm"/>
        </style:tab-stops>
      </style:paragraph-properties>
      <style:text-properties officeooo:paragraph-rsid="00f6171a"/>
    </style:style>
    <style:style style:name="P52" style:family="paragraph" style:parent-style-name="Standard" style:master-page-name="">
      <style:paragraph-properties fo:margin-left="0cm" fo:margin-right="0cm" fo:line-height="150%" fo:text-align="justify" style:justify-single-word="false" fo:text-indent="1.27cm" style:auto-text-indent="false" style:page-number="auto">
        <style:tab-stops>
          <style:tab-stop style:position="0.953cm"/>
        </style:tab-stops>
      </style:paragraph-properties>
      <style:text-properties fo:font-weight="bold" officeooo:rsid="00c78944" officeooo:paragraph-rsid="00c78944" style:font-weight-asian="bold" style:font-weight-complex="bold"/>
    </style:style>
    <style:style style:name="P53" style:family="paragraph" style:parent-style-name="Standard" style:master-page-name="">
      <style:paragraph-properties fo:margin-left="0cm" fo:margin-right="0cm" fo:line-height="150%" fo:text-align="justify" style:justify-single-word="false" fo:text-indent="1.27cm" style:auto-text-indent="false" style:page-number="auto">
        <style:tab-stops>
          <style:tab-stop style:position="0.953cm"/>
        </style:tab-stops>
      </style:paragraph-properties>
      <style:text-properties officeooo:rsid="014687d5" officeooo:paragraph-rsid="014687d5"/>
    </style:style>
    <style:style style:name="P54" style:family="paragraph" style:parent-style-name="Standard" style:master-page-name="">
      <style:paragraph-properties fo:margin-left="0cm" fo:margin-right="0cm" fo:line-height="150%" fo:text-align="justify" style:justify-single-word="false" fo:text-indent="1.27cm" style:auto-text-indent="false" style:page-number="auto">
        <style:tab-stops/>
      </style:paragraph-properties>
      <style:text-properties fo:font-weight="normal" officeooo:rsid="01465bc7" officeooo:paragraph-rsid="01465bc7" style:font-weight-asian="normal" style:font-weight-complex="normal"/>
    </style:style>
    <style:style style:name="P55" style:family="paragraph" style:parent-style-name="Standard" style:master-page-name="">
      <style:paragraph-properties fo:margin-left="0cm" fo:margin-right="0cm" fo:line-height="150%" fo:text-align="justify" style:justify-single-word="false" fo:text-indent="1.27cm" style:auto-text-indent="false" style:page-number="auto">
        <style:tab-stops>
          <style:tab-stop style:position="1.094cm"/>
        </style:tab-stops>
      </style:paragraph-properties>
      <style:text-properties fo:color="#000000" style:font-name="Times New Roman" fo:font-size="12pt" officeooo:paragraph-rsid="0127788d" style:font-size-asian="12pt" style:font-size-complex="12pt"/>
    </style:style>
    <style:style style:name="P56" style:family="paragraph" style:parent-style-name="Standard" style:master-page-name="">
      <style:paragraph-properties fo:margin-left="0cm" fo:margin-right="0cm" fo:line-height="150%" fo:text-align="justify" style:justify-single-word="false" fo:text-indent="1.27cm" style:auto-text-indent="false" style:page-number="auto" style:writing-mode="page"/>
      <style:text-properties style:font-name="Times New Roman" fo:font-size="12pt" fo:font-weight="normal" officeooo:rsid="005bb466" officeooo:paragraph-rsid="005bb466" style:font-size-asian="12pt" style:font-weight-asian="normal" style:font-size-complex="12pt" style:font-weight-complex="normal"/>
    </style:style>
    <style:style style:name="P57" style:family="paragraph" style:parent-style-name="Standard" style:master-page-name="">
      <style:paragraph-properties fo:margin-left="0cm" fo:margin-right="0cm" fo:line-height="150%" fo:text-align="justify" style:justify-single-word="false" fo:text-indent="1.27cm" style:auto-text-indent="false" style:page-number="auto" style:writing-mode="page">
        <style:tab-stops/>
      </style:paragraph-properties>
      <style:text-properties style:font-name="Times New Roman" fo:font-size="12pt" officeooo:rsid="013fd2ee" officeooo:paragraph-rsid="013fd2ee" style:font-size-asian="12pt" style:font-size-complex="12pt"/>
    </style:style>
    <style:style style:name="P58" style:family="paragraph" style:parent-style-name="Standard" style:master-page-name="">
      <style:paragraph-properties fo:margin-left="0cm" fo:margin-right="0cm" fo:line-height="150%" fo:text-align="justify" style:justify-single-word="false" fo:text-indent="1.27cm" style:auto-text-indent="false" style:page-number="auto" style:writing-mode="page"/>
      <style:text-properties style:font-name="Times New Roman" fo:font-size="12pt" fo:font-weight="bold" officeooo:rsid="00552bd7" officeooo:paragraph-rsid="00552bd7" style:font-size-asian="12pt" style:font-weight-asian="bold" style:font-size-complex="12pt" style:font-weight-complex="bold"/>
    </style:style>
    <style:style style:name="P59" style:family="paragraph" style:parent-style-name="Standard" style:master-page-name="">
      <style:paragraph-properties fo:margin-left="0cm" fo:margin-right="0cm" fo:line-height="150%" fo:text-align="justify" style:justify-single-word="false" fo:text-indent="1.27cm" style:auto-text-indent="false" style:page-number="auto" style:writing-mode="page">
        <style:tab-stops>
          <style:tab-stop style:position="0.217cm"/>
          <style:tab-stop style:position="0.953cm"/>
        </style:tab-stops>
      </style:paragraph-properties>
      <style:text-properties officeooo:rsid="00552bd7" officeooo:paragraph-rsid="0170dfe9"/>
    </style:style>
    <style:style style:name="P60" style:family="paragraph" style:parent-style-name="Standard" style:master-page-name="">
      <style:paragraph-properties fo:margin-left="0cm" fo:margin-right="0cm" fo:line-height="150%" fo:text-align="justify" style:justify-single-word="false" fo:text-indent="1.27cm" style:auto-text-indent="false" style:page-number="auto" style:writing-mode="page">
        <style:tab-stops>
          <style:tab-stop style:position="0.217cm"/>
          <style:tab-stop style:position="0.953cm"/>
        </style:tab-stops>
      </style:paragraph-properties>
      <style:text-properties officeooo:rsid="00552bd7" officeooo:paragraph-rsid="017dbb83"/>
    </style:style>
    <style:style style:name="P61" style:family="paragraph" style:parent-style-name="Standard" style:master-page-name="">
      <style:paragraph-properties fo:margin-left="0cm" fo:margin-right="0cm" fo:line-height="150%" fo:text-align="justify" style:justify-single-word="false" fo:text-indent="1.27cm" style:auto-text-indent="false" style:page-number="auto" style:writing-mode="page">
        <style:tab-stops>
          <style:tab-stop style:position="0.217cm"/>
          <style:tab-stop style:position="0.953cm"/>
        </style:tab-stops>
      </style:paragraph-properties>
      <style:text-properties officeooo:rsid="00552bd7" officeooo:paragraph-rsid="0181f131"/>
    </style:style>
    <style:style style:name="P62" style:family="paragraph" style:parent-style-name="Standard">
      <style:paragraph-properties fo:margin-left="0cm" fo:margin-right="0cm" fo:line-height="150%" fo:text-align="justify" style:justify-single-word="false" fo:text-indent="1.27cm" style:auto-text-indent="false">
        <style:tab-stops>
          <style:tab-stop style:position="1.094cm"/>
        </style:tab-stops>
      </style:paragraph-properties>
      <style:text-properties officeooo:rsid="00d0e391" officeooo:paragraph-rsid="010fe57a"/>
    </style:style>
    <style:style style:name="P63" style:family="paragraph" style:parent-style-name="Standard">
      <style:paragraph-properties fo:margin-left="0cm" fo:margin-right="0cm" fo:line-height="150%" fo:text-align="justify" style:justify-single-word="false" fo:text-indent="1.27cm" style:auto-text-indent="false">
        <style:tab-stops>
          <style:tab-stop style:position="0.953cm"/>
        </style:tab-stops>
      </style:paragraph-properties>
      <style:text-properties officeooo:paragraph-rsid="00c6fe41"/>
    </style:style>
    <style:style style:name="P64" style:family="paragraph" style:parent-style-name="Standard">
      <style:paragraph-properties fo:margin-left="0cm" fo:margin-right="0cm" fo:line-height="150%" fo:text-align="justify" style:justify-single-word="false" fo:text-indent="1.27cm" style:auto-text-indent="false">
        <style:tab-stops>
          <style:tab-stop style:position="0.953cm"/>
        </style:tab-stops>
      </style:paragraph-properties>
      <style:text-properties style:font-name="Times New Roman" fo:font-style="normal" fo:font-weight="normal" officeooo:rsid="0013cec1" officeooo:paragraph-rsid="00f6171a" style:font-style-asian="normal" style:font-weight-asian="normal" style:font-style-complex="normal" style:font-weight-complex="normal"/>
    </style:style>
    <style:style style:name="P65" style:family="paragraph" style:parent-style-name="Standard">
      <style:paragraph-properties fo:margin-left="0cm" fo:margin-right="0cm" fo:line-height="150%" fo:text-align="justify" style:justify-single-word="false" fo:text-indent="1.27cm" style:auto-text-indent="false">
        <style:tab-stops>
          <style:tab-stop style:position="1.094cm"/>
        </style:tab-stops>
      </style:paragraph-properties>
      <style:text-properties style:font-name="Times New Roman" fo:font-size="12pt" fo:font-weight="normal" officeooo:rsid="00feeb28" officeooo:paragraph-rsid="010fe57a" style:font-size-asian="12pt" style:font-weight-asian="normal" style:font-size-complex="12pt" style:font-weight-complex="normal"/>
    </style:style>
    <style:style style:name="P66" style:family="paragraph" style:parent-style-name="Standard">
      <style:paragraph-properties fo:margin-left="0cm" fo:margin-right="0cm" fo:line-height="150%" fo:text-align="justify" style:justify-single-word="false" fo:text-indent="1.27cm" style:auto-text-indent="false">
        <style:tab-stops>
          <style:tab-stop style:position="1.094cm"/>
        </style:tab-stops>
      </style:paragraph-properties>
      <style:text-properties style:font-name="Times New Roman" fo:font-size="12pt" fo:font-weight="normal" officeooo:rsid="00ad0b7a" officeooo:paragraph-rsid="01195963" style:font-size-asian="12pt" style:font-weight-asian="normal" style:font-size-complex="12pt" style:font-weight-complex="normal"/>
    </style:style>
    <style:style style:name="P67" style:family="paragraph" style:parent-style-name="Standard">
      <style:paragraph-properties fo:margin-left="0cm" fo:margin-right="0cm" fo:line-height="150%" fo:text-align="justify" style:justify-single-word="false" fo:text-indent="1.27cm" style:auto-text-indent="false">
        <style:tab-stops>
          <style:tab-stop style:position="1.094cm"/>
        </style:tab-stops>
      </style:paragraph-properties>
      <style:text-properties fo:color="#000000" style:font-name="Times New Roman" fo:font-size="12pt" officeooo:paragraph-rsid="0127788d" style:font-size-asian="12pt" style:font-size-complex="12pt"/>
    </style:style>
    <style:style style:name="P68" style:family="paragraph" style:parent-style-name="Standard">
      <style:paragraph-properties fo:margin-left="0cm" fo:margin-right="0cm" fo:line-height="150%" fo:text-align="justify" style:justify-single-word="false" fo:text-indent="1.27cm" style:auto-text-indent="false" style:writing-mode="page">
        <style:tab-stops/>
      </style:paragraph-properties>
      <style:text-properties style:font-name="Times New Roman" fo:font-size="12pt" fo:font-style="normal" fo:font-weight="normal" officeooo:rsid="01421fee" officeooo:paragraph-rsid="013fd2ee" style:font-size-asian="12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line-height="150%" fo:text-align="justify" style:justify-single-word="false" fo:text-indent="1.27cm" style:auto-text-indent="false" style:writing-mode="page"/>
      <style:text-properties style:font-name="Times New Roman" fo:font-size="12pt" fo:font-style="normal" fo:font-weight="normal" officeooo:rsid="007abf45" officeooo:paragraph-rsid="00552bd7"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line-height="150%" fo:text-align="justify" style:justify-single-word="false" fo:text-indent="1.27cm" style:auto-text-indent="false" style:writing-mode="page">
        <style:tab-stops>
          <style:tab-stop style:position="0.217cm"/>
          <style:tab-stop style:position="0.953cm"/>
        </style:tab-stops>
      </style:paragraph-properties>
      <style:text-properties officeooo:rsid="0171b3ac" officeooo:paragraph-rsid="0171b3ac"/>
    </style:style>
    <style:style style:name="P71" style:family="paragraph" style:parent-style-name="Standard" style:master-page-name="">
      <style:paragraph-properties fo:margin-left="1.27cm" fo:margin-right="0cm" fo:line-height="150%" fo:text-align="justify" style:justify-single-word="false" fo:text-indent="1.27cm" style:auto-text-indent="false" style:page-number="auto">
        <style:tab-stops>
          <style:tab-stop style:position="1.094cm"/>
        </style:tab-stops>
      </style:paragraph-properties>
      <style:text-properties officeooo:rsid="00ce8b01" officeooo:paragraph-rsid="00ce8b01"/>
    </style:style>
    <style:style style:name="P72" style:family="paragraph" style:parent-style-name="Standard" style:master-page-name="">
      <style:paragraph-properties fo:margin-left="1.27cm" fo:margin-right="0cm" fo:line-height="150%" fo:text-align="justify" style:justify-single-word="false" fo:text-indent="1.27cm" style:auto-text-indent="false" style:page-number="auto" style:writing-mode="page">
        <style:tab-stops>
          <style:tab-stop style:position="0.586cm"/>
        </style:tab-stops>
      </style:paragraph-properties>
      <style:text-properties officeooo:rsid="012ccd11" officeooo:paragraph-rsid="012ccd11"/>
    </style:style>
    <style:style style:name="P73" style:family="paragraph" style:parent-style-name="Standard" style:master-page-name="">
      <style:paragraph-properties fo:margin-left="1.27cm" fo:margin-right="0cm" fo:line-height="150%" fo:text-align="justify" style:justify-single-word="false" fo:text-indent="1.27cm" style:auto-text-indent="false" style:page-number="auto" style:writing-mode="page"/>
      <style:text-properties style:font-name="Times New Roman" fo:font-size="12pt" fo:font-weight="normal" officeooo:rsid="012d9b9b" officeooo:paragraph-rsid="012d9b9b" style:font-size-asian="12pt" style:font-weight-asian="normal" style:font-size-complex="12pt" style:font-weight-complex="normal"/>
    </style:style>
    <style:style style:name="P74" style:family="paragraph" style:parent-style-name="Standard">
      <style:paragraph-properties fo:margin-left="1.27cm" fo:margin-right="0cm" fo:line-height="150%" fo:text-align="justify" style:justify-single-word="false" fo:text-indent="1.27cm" style:auto-text-indent="false" style:writing-mode="page"/>
      <style:text-properties style:font-name="Times New Roman" fo:font-size="12pt" fo:font-weight="normal" officeooo:rsid="012d9b9b" officeooo:paragraph-rsid="012d9b9b" style:font-size-asian="12pt" style:font-weight-asian="normal" style:font-size-complex="12pt" style:font-weight-complex="normal"/>
    </style:style>
    <style:style style:name="P75" style:family="paragraph" style:parent-style-name="Next_20_Style" style:master-page-name="">
      <style:paragraph-properties fo:text-align="center" style:justify-single-word="false" style:page-number="auto"/>
      <style:text-properties fo:font-weight="bold" style:font-weight-asian="bold" style:font-weight-complex="bold"/>
    </style:style>
    <style:style style:name="P76" style:family="paragraph" style:parent-style-name="Standard">
      <style:paragraph-properties fo:line-height="150%" fo:text-align="justify" style:justify-single-word="false">
        <style:tab-stops>
          <style:tab-stop style:position="3.704cm"/>
        </style:tab-stops>
      </style:paragraph-properties>
      <style:text-properties fo:color="#000000" style:font-name="Times New Roman" fo:font-size="12pt" fo:font-weight="normal" officeooo:rsid="014eff43" officeooo:paragraph-rsid="014fe66d"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ab-stops>
          <style:tab-stop style:position="3.704cm"/>
        </style:tab-stops>
      </style:paragraph-properties>
      <style:text-properties fo:color="#000000" style:font-name="Times New Roman" fo:font-size="12pt" fo:font-style="normal" fo:font-weight="normal" officeooo:rsid="002f7513" officeooo:paragraph-rsid="014fe66d"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center" style:justify-single-word="false"/>
      <style:text-properties style:font-name="Times New Roman" fo:font-size="10pt" officeooo:rsid="0164e954" officeooo:paragraph-rsid="0169210e" style:font-size-asian="10pt" style:font-size-complex="10pt"/>
    </style:style>
    <style:style style:name="P79" style:family="paragraph" style:parent-style-name="Standard" style:master-page-name="">
      <style:paragraph-properties fo:margin-left="0cm" fo:margin-right="0cm" fo:line-height="150%" fo:text-align="justify" style:justify-single-word="false" fo:text-indent="1.3cm" style:auto-text-indent="false" style:page-number="auto">
        <style:tab-stops/>
      </style:paragraph-properties>
      <style:text-properties style:font-name="Times New Roman" fo:font-size="12pt" fo:font-weight="normal" officeooo:rsid="01465bc7" officeooo:paragraph-rsid="01465bc7" style:font-size-asian="12pt" style:font-weight-asian="normal" style:font-size-complex="12pt" style:font-weight-complex="normal"/>
    </style:style>
    <style:style style:name="P80" style:family="paragraph" style:parent-style-name="Standard" style:master-page-name="">
      <style:paragraph-properties fo:margin-left="1.3cm" fo:margin-right="0cm" fo:line-height="150%" fo:text-align="justify" style:justify-single-word="false" fo:text-indent="1.499cm" style:auto-text-indent="false" style:page-number="auto">
        <style:tab-stops>
          <style:tab-stop style:position="0.953cm"/>
        </style:tab-stops>
      </style:paragraph-properties>
      <style:text-properties officeooo:paragraph-rsid="014fe66d"/>
    </style:style>
    <style:style style:name="P81" style:family="paragraph" style:parent-style-name="Standard">
      <style:paragraph-properties fo:margin-left="1.3cm" fo:margin-right="0cm" fo:line-height="150%" fo:text-align="justify" style:justify-single-word="false" fo:text-indent="1.6cm" style:auto-text-indent="false">
        <style:tab-stops>
          <style:tab-stop style:position="0.953cm"/>
        </style:tab-stops>
      </style:paragraph-properties>
      <style:text-properties officeooo:paragraph-rsid="014fe66d"/>
    </style:style>
    <style:style style:name="P82" style:family="paragraph" style:parent-style-name="Standard">
      <style:paragraph-properties fo:margin-left="1.3cm" fo:margin-right="0cm" fo:line-height="150%" fo:text-align="justify" style:justify-single-word="false" fo:text-indent="1.6cm" style:auto-text-indent="false">
        <style:tab-stops>
          <style:tab-stop style:position="0.953cm"/>
        </style:tab-stops>
      </style:paragraph-properties>
      <style:text-properties fo:color="#000000" style:font-name="Times New Roman" fo:font-size="12pt" fo:font-style="normal" fo:font-weight="normal" officeooo:rsid="01559b95" officeooo:paragraph-rsid="01559b95"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1.3cm" fo:margin-right="0cm" fo:line-height="150%" fo:text-align="justify" style:justify-single-word="false" fo:text-indent="1.6cm" style:auto-text-indent="false">
        <style:tab-stops>
          <style:tab-stop style:position="0.953cm"/>
        </style:tab-stops>
      </style:paragraph-properties>
      <style:text-properties fo:color="#000000" style:font-name="Times New Roman" fo:font-size="12pt" fo:font-style="normal" fo:font-weight="normal" officeooo:rsid="01592dcd" officeooo:paragraph-rsid="01592dcd" style:font-size-asian="12pt" style:font-style-asian="normal" style:font-weight-asian="normal" style:font-size-complex="12pt" style:font-style-complex="normal" style:font-weight-complex="normal"/>
    </style:style>
    <style:style style:name="P84" style:family="paragraph" style:parent-style-name="Standard">
      <style:paragraph-properties fo:margin-left="1.3cm" fo:margin-right="0cm" fo:line-height="150%" fo:text-align="justify" style:justify-single-word="false" fo:text-indent="1.6cm" style:auto-text-indent="false">
        <style:tab-stops>
          <style:tab-stop style:position="0.953cm"/>
        </style:tab-stops>
      </style:paragraph-properties>
      <style:text-properties fo:color="#000000" style:font-name="Times New Roman" fo:font-size="12pt" fo:font-style="normal" fo:font-weight="normal" officeooo:rsid="0159dde9" officeooo:paragraph-rsid="0159dde9"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1.3cm" fo:margin-right="0cm" fo:line-height="150%" fo:text-align="justify" style:justify-single-word="false" fo:text-indent="1.6cm" style:auto-text-indent="false">
        <style:tab-stops>
          <style:tab-stop style:position="0.953cm"/>
        </style:tab-stops>
      </style:paragraph-properties>
      <style:text-properties fo:color="#000000" style:font-name="Times New Roman" fo:font-size="12pt" fo:font-style="normal" fo:font-weight="normal" officeooo:rsid="016069ea" officeooo:paragraph-rsid="016069ea" style:font-size-asian="12pt" style:font-style-asian="normal" style:font-weight-asian="normal" style:font-size-complex="12pt" style:font-style-complex="normal" style:font-weight-complex="normal"/>
    </style:style>
    <style:style style:name="P86" style:family="paragraph" style:parent-style-name="Standard" style:master-page-name="">
      <style:paragraph-properties fo:margin-left="1.3cm" fo:margin-right="0cm" fo:line-height="150%" fo:text-align="justify" style:justify-single-word="false" fo:text-indent="1.6cm" style:auto-text-indent="false" style:page-number="auto">
        <style:tab-stops>
          <style:tab-stop style:position="0.953cm"/>
        </style:tab-stops>
      </style:paragraph-properties>
      <style:text-properties officeooo:rsid="0023eb34" officeooo:paragraph-rsid="014fe66d"/>
    </style:style>
    <style:style style:name="P87" style:family="paragraph" style:parent-style-name="Standard" style:master-page-name="">
      <style:paragraph-properties fo:margin-left="1.3cm" fo:margin-right="0cm" fo:line-height="150%" fo:text-align="justify" style:justify-single-word="false" fo:text-indent="1.6cm" style:auto-text-indent="false" style:page-number="auto">
        <style:tab-stops>
          <style:tab-stop style:position="0.953cm"/>
        </style:tab-stops>
      </style:paragraph-properties>
      <style:text-properties fo:color="#000000" style:font-name="Times New Roman" fo:font-size="12pt" fo:font-style="normal" fo:font-weight="normal" officeooo:rsid="01559b95" officeooo:paragraph-rsid="01559b95" style:font-size-asian="12pt" style:font-style-asian="normal" style:font-weight-asian="normal" style:font-size-complex="12pt" style:font-style-complex="normal" style:font-weight-complex="normal"/>
    </style:style>
    <style:style style:name="P88" style:family="paragraph" style:parent-style-name="Standard" style:master-page-name="">
      <style:paragraph-properties fo:margin-left="1.3cm" fo:margin-right="0cm" fo:line-height="150%" fo:text-align="justify" style:justify-single-word="false" fo:text-indent="1.6cm" style:auto-text-indent="false" style:page-number="auto">
        <style:tab-stops>
          <style:tab-stop style:position="0.953cm"/>
        </style:tab-stops>
      </style:paragraph-properties>
      <style:text-properties fo:color="#000000" style:font-name="Times New Roman" fo:font-size="12pt" fo:font-style="normal" fo:font-weight="normal" officeooo:rsid="01559b95" officeooo:paragraph-rsid="0156b950" style:font-size-asian="12pt" style:font-style-asian="normal" style:font-weight-asian="normal" style:font-size-complex="12pt" style:font-style-complex="normal" style:font-weight-complex="normal"/>
    </style:style>
    <style:style style:name="P89" style:family="paragraph" style:parent-style-name="Standard" style:master-page-name="">
      <style:paragraph-properties fo:margin-left="1.3cm" fo:margin-right="0cm" fo:line-height="150%" fo:text-align="justify" style:justify-single-word="false" fo:text-indent="1.6cm" style:auto-text-indent="false" style:page-number="auto">
        <style:tab-stops>
          <style:tab-stop style:position="0.953cm"/>
        </style:tab-stops>
      </style:paragraph-properties>
      <style:text-properties fo:color="#000000" style:font-name="Times New Roman" fo:font-size="12pt" fo:font-style="normal" fo:font-weight="normal" officeooo:rsid="0157739c" officeooo:paragraph-rsid="0157739c" style:font-size-asian="12pt" style:font-style-asian="normal" style:font-weight-asian="normal" style:font-size-complex="12pt" style:font-style-complex="normal" style:font-weight-complex="normal"/>
    </style:style>
    <style:style style:name="P90" style:family="paragraph" style:parent-style-name="Standard" style:master-page-name="">
      <style:paragraph-properties fo:margin-left="1.3cm" fo:margin-right="0cm" fo:line-height="150%" fo:text-align="justify" style:justify-single-word="false" fo:text-indent="1.6cm" style:auto-text-indent="false" style:page-number="auto">
        <style:tab-stops>
          <style:tab-stop style:position="0.953cm"/>
        </style:tab-stops>
      </style:paragraph-properties>
      <style:text-properties fo:color="#000000" style:font-name="Times New Roman" fo:font-size="12pt" fo:font-weight="normal" officeooo:rsid="01559b95" officeooo:paragraph-rsid="01559b95" style:font-size-asian="12pt" style:font-weight-asian="normal" style:font-size-complex="12pt" style:font-weight-complex="normal"/>
    </style:style>
    <style:style style:name="P91" style:family="paragraph" style:parent-style-name="Standard" style:list-style-name="L2">
      <style:paragraph-properties fo:line-height="150%" fo:text-align="justify" style:justify-single-word="false">
        <style:tab-stops/>
      </style:paragraph-properties>
      <style:text-properties officeooo:paragraph-rsid="0102048f"/>
    </style:style>
    <style:style style:name="P92" style:family="paragraph" style:parent-style-name="Standard" style:list-style-name="L3">
      <style:paragraph-properties fo:line-height="150%" fo:text-align="justify" style:justify-single-word="false">
        <style:tab-stops>
          <style:tab-stop style:position="0.953cm"/>
        </style:tab-stops>
      </style:paragraph-properties>
      <style:text-properties officeooo:paragraph-rsid="0102048f"/>
    </style:style>
    <style:style style:name="P93" style:family="paragraph" style:parent-style-name="Standard" style:list-style-name="L4">
      <style:paragraph-properties fo:line-height="150%" fo:text-align="justify" style:justify-single-word="false">
        <style:tab-stops>
          <style:tab-stop style:position="0.953cm"/>
        </style:tab-stops>
      </style:paragraph-properties>
      <style:text-properties officeooo:paragraph-rsid="014687d5"/>
    </style:style>
    <style:style style:name="P94" style:family="paragraph" style:parent-style-name="Standard" style:list-style-name="L5">
      <style:paragraph-properties fo:line-height="150%" fo:text-align="justify" style:justify-single-word="false">
        <style:tab-stops>
          <style:tab-stop style:position="0.953cm"/>
        </style:tab-stops>
      </style:paragraph-properties>
      <style:text-properties officeooo:paragraph-rsid="014fe66d"/>
    </style:style>
    <style:style style:name="P95" style:family="paragraph" style:parent-style-name="Standard" style:list-style-name="L2">
      <style:paragraph-properties fo:line-height="150%" fo:text-align="justify" style:justify-single-word="false">
        <style:tab-stops/>
      </style:paragraph-properties>
      <style:text-properties style:font-name="Times New Roman" fo:font-size="12pt" fo:font-style="normal" fo:font-weight="normal" officeooo:rsid="000ea5ca" officeooo:paragraph-rsid="0102048f" style:font-size-asian="12pt" style:font-style-asian="normal" style:font-weight-asian="normal" style:font-size-complex="12pt" style:font-style-complex="normal" style:font-weight-complex="normal"/>
    </style:style>
    <style:style style:name="P96" style:family="paragraph" style:parent-style-name="Standard" style:list-style-name="L3">
      <style:paragraph-properties fo:line-height="150%" fo:text-align="justify" style:justify-single-word="false">
        <style:tab-stops>
          <style:tab-stop style:position="0.953cm"/>
        </style:tab-stops>
      </style:paragraph-properties>
      <style:text-properties style:font-name="Times New Roman" fo:font-size="12pt" fo:font-weight="normal" officeooo:rsid="002a8c92" officeooo:paragraph-rsid="0102048f" style:font-size-asian="12pt" style:font-weight-asian="normal" style:font-size-complex="12pt" style:font-weight-complex="normal"/>
    </style:style>
    <style:style style:name="P97" style:family="paragraph" style:parent-style-name="Standard" style:list-style-name="L4">
      <style:paragraph-properties fo:line-height="150%" fo:text-align="justify" style:justify-single-word="false">
        <style:tab-stops>
          <style:tab-stop style:position="0.953cm"/>
        </style:tab-stops>
      </style:paragraph-properties>
      <style:text-properties style:font-name="Times New Roman" fo:font-size="12pt" officeooo:rsid="002a8c92" officeooo:paragraph-rsid="014687d5" style:font-size-asian="12pt" style:font-size-complex="12pt"/>
    </style:style>
    <style:style style:name="P98" style:family="paragraph" style:parent-style-name="Standard" style:list-style-name="L5">
      <style:paragraph-properties fo:line-height="150%" fo:text-align="justify" style:justify-single-word="false">
        <style:tab-stops>
          <style:tab-stop style:position="0.953cm"/>
        </style:tab-stops>
      </style:paragraph-properties>
      <style:text-properties officeooo:rsid="0023eb34" officeooo:paragraph-rsid="014fe66d"/>
    </style:style>
    <style:style style:name="P99" style:family="paragraph" style:parent-style-name="Standard" style:list-style-name="L5">
      <style:paragraph-properties fo:line-height="150%" fo:text-align="justify" style:justify-single-word="false"/>
      <style:text-properties officeooo:rsid="002b88d3" officeooo:paragraph-rsid="014fe66d"/>
    </style:style>
    <style:style style:name="P100" style:family="paragraph" style:parent-style-name="Standard" style:list-style-name="L5">
      <style:paragraph-properties fo:line-height="150%" fo:text-align="justify" style:justify-single-word="false">
        <style:tab-stops>
          <style:tab-stop style:position="3.704cm"/>
        </style:tab-stops>
      </style:paragraph-properties>
      <style:text-properties officeooo:rsid="002bf6af" officeooo:paragraph-rsid="014fe66d"/>
    </style:style>
    <style:style style:name="P101" style:family="paragraph" style:parent-style-name="Standard" style:list-style-name="L5">
      <style:paragraph-properties fo:line-height="150%" fo:text-align="justify" style:justify-single-word="false">
        <style:tab-stops>
          <style:tab-stop style:position="3.704cm"/>
        </style:tab-stops>
      </style:paragraph-properties>
      <style:text-properties officeooo:rsid="002d8783" officeooo:paragraph-rsid="014fe66d"/>
    </style:style>
    <style:style style:name="P102" style:family="paragraph" style:parent-style-name="Standard" style:list-style-name="L5">
      <style:paragraph-properties fo:line-height="150%" fo:text-align="justify" style:justify-single-word="false">
        <style:tab-stops>
          <style:tab-stop style:position="3.704cm"/>
        </style:tab-stops>
      </style:paragraph-properties>
      <style:text-properties fo:color="#000000" style:font-name="Times New Roman" fo:font-size="12pt" fo:font-weight="normal" officeooo:rsid="014eff43" officeooo:paragraph-rsid="014fe66d" style:font-size-asian="12pt" style:font-weight-asian="normal" style:font-size-complex="12pt" style:font-weight-complex="normal"/>
    </style:style>
    <style:style style:name="P103" style:family="paragraph" style:parent-style-name="Standard" style:list-style-name="L5">
      <style:paragraph-properties fo:line-height="150%" fo:text-align="justify" style:justify-single-word="false">
        <style:tab-stops>
          <style:tab-stop style:position="0.953cm"/>
        </style:tab-stops>
      </style:paragraph-properties>
      <style:text-properties fo:color="#000000" style:font-name="Times New Roman" fo:font-size="12pt" fo:font-weight="normal" officeooo:rsid="015137a5" officeooo:paragraph-rsid="01559b95" style:font-size-asian="12pt" style:font-weight-asian="normal" style:font-size-complex="12pt" style:font-weight-complex="normal"/>
    </style:style>
    <style:style style:name="P104" style:family="paragraph" style:parent-style-name="Standard" style:list-style-name="L5">
      <style:paragraph-properties fo:line-height="150%" fo:text-align="justify" style:justify-single-word="false">
        <style:tab-stops>
          <style:tab-stop style:position="0.953cm"/>
        </style:tab-stops>
      </style:paragraph-properties>
      <style:text-properties fo:color="#000000" style:font-name="Times New Roman" fo:font-size="12pt" fo:font-style="normal" fo:font-weight="normal" officeooo:rsid="015137a5" officeooo:paragraph-rsid="015137a5" style:font-size-asian="12pt" style:font-style-asian="normal" style:font-weight-asian="normal" style:font-size-complex="12pt" style:font-style-complex="normal" style:font-weight-complex="normal"/>
    </style:style>
    <style:style style:name="P105" style:family="paragraph" style:parent-style-name="Standard" style:list-style-name="L5">
      <style:paragraph-properties fo:line-height="150%" fo:text-align="justify" style:justify-single-word="false">
        <style:tab-stops>
          <style:tab-stop style:position="0.953cm"/>
        </style:tab-stops>
      </style:paragraph-properties>
      <style:text-properties fo:color="#000000" style:font-name="Times New Roman" fo:font-size="12pt" fo:font-style="normal" fo:font-weight="normal" officeooo:rsid="0156b950" officeooo:paragraph-rsid="0156b950" style:font-size-asian="12pt" style:font-style-asian="normal" style:font-weight-asian="normal" style:font-size-complex="12pt" style:font-style-complex="normal" style:font-weight-complex="normal"/>
    </style:style>
    <style:style style:name="P106" style:family="paragraph" style:parent-style-name="Standard" style:list-style-name="L5">
      <style:paragraph-properties fo:line-height="150%" fo:text-align="justify" style:justify-single-word="false">
        <style:tab-stops>
          <style:tab-stop style:position="0.953cm"/>
        </style:tab-stops>
      </style:paragraph-properties>
      <style:text-properties fo:color="#000000" style:font-name="Times New Roman" fo:font-size="12pt" fo:font-style="normal" fo:font-weight="normal" officeooo:rsid="015b3aee" officeooo:paragraph-rsid="015b3aee" style:font-size-asian="12pt" style:font-style-asian="normal" style:font-weight-asian="normal" style:font-size-complex="12pt" style:font-style-complex="normal" style:font-weight-complex="normal"/>
    </style:style>
    <style:style style:name="P107" style:family="paragraph" style:parent-style-name="Standard" style:list-style-name="L5">
      <style:paragraph-properties fo:line-height="150%" fo:text-align="justify" style:justify-single-word="false">
        <style:tab-stops>
          <style:tab-stop style:position="0.953cm"/>
        </style:tab-stops>
      </style:paragraph-properties>
      <style:text-properties fo:color="#000000" style:font-name="Times New Roman" fo:font-size="12pt" fo:font-style="normal" fo:font-weight="normal" officeooo:rsid="01520067" officeooo:paragraph-rsid="01520067" style:font-size-asian="12pt" style:font-style-asian="normal" style:font-weight-asian="normal" style:font-size-complex="12pt" style:font-style-complex="normal" style:font-weight-complex="normal"/>
    </style:style>
    <style:style style:name="P108" style:family="paragraph" style:parent-style-name="Standard" style:list-style-name="L5">
      <style:paragraph-properties fo:line-height="150%" fo:text-align="justify" style:justify-single-word="false">
        <style:tab-stops>
          <style:tab-stop style:position="0.953cm"/>
        </style:tab-stops>
      </style:paragraph-properties>
      <style:text-properties fo:color="#000000" style:font-name="Times New Roman" fo:font-size="12pt" fo:font-style="normal" fo:font-weight="normal" officeooo:rsid="01877029" officeooo:paragraph-rsid="01877029" style:font-size-asian="12pt" style:font-style-asian="normal" style:font-weight-asian="normal" style:font-size-complex="12pt" style:font-style-complex="normal" style:font-weight-complex="normal"/>
    </style:style>
    <style:style style:name="P109" style:family="paragraph" style:parent-style-name="Standard" style:list-style-name="L1" style:master-page-name="">
      <style:paragraph-properties fo:margin-left="1.27cm" fo:margin-right="0cm" fo:line-height="150%" fo:text-align="justify" style:justify-single-word="false" fo:text-indent="-1.27cm" style:auto-text-indent="false" style:page-number="auto">
        <style:tab-stops>
          <style:tab-stop style:position="1.323cm"/>
        </style:tab-stops>
      </style:paragraph-properties>
      <style:text-properties style:font-name="Times New Roman" fo:font-size="12pt" fo:font-weight="bold" officeooo:rsid="001e9304" officeooo:paragraph-rsid="001e9304" style:font-size-asian="12pt" style:font-weight-asian="bold" style:font-size-complex="12pt" style:font-weight-complex="bold"/>
    </style:style>
    <style:style style:name="P110" style:family="paragraph" style:parent-style-name="Standard" style:list-style-name="L1" style:master-page-name="">
      <style:paragraph-properties fo:margin-left="1.27cm" fo:margin-right="0cm" fo:line-height="150%" fo:text-align="justify" style:justify-single-word="false" fo:text-indent="-1.27cm" style:auto-text-indent="false" style:page-number="auto">
        <style:tab-stops/>
      </style:paragraph-properties>
      <style:text-properties style:font-name="Times New Roman" fo:font-size="12pt" fo:font-weight="bold" officeooo:rsid="00274a07" officeooo:paragraph-rsid="01465bc7" style:font-size-asian="12pt" style:font-weight-asian="bold" style:font-size-complex="12pt" style:font-weight-complex="bold"/>
    </style:style>
    <style:style style:name="P111" style:family="paragraph" style:parent-style-name="Standard" style:list-style-name="L7" style:master-page-name="">
      <style:paragraph-properties fo:margin-left="1.27cm" fo:margin-right="0cm" fo:line-height="150%" fo:text-align="justify" style:justify-single-word="false" fo:text-indent="-1.27cm" style:auto-text-indent="false" style:page-number="auto">
        <style:tab-stops>
          <style:tab-stop style:position="1.094cm"/>
        </style:tab-stops>
      </style:paragraph-properties>
      <style:text-properties style:font-name="Times New Roman" fo:font-size="12pt" fo:font-weight="bold" officeooo:rsid="00ce8b01" officeooo:paragraph-rsid="00ce8b01" style:font-size-asian="12pt" style:font-weight-asian="bold" style:font-size-complex="12pt" style:font-weight-complex="bold"/>
    </style:style>
    <style:style style:name="P112" style:family="paragraph" style:parent-style-name="Standard" style:list-style-name="L1" style:master-page-name="">
      <style:paragraph-properties fo:margin-left="1.27cm" fo:margin-right="0cm" fo:line-height="150%" fo:text-align="justify" style:justify-single-word="false" fo:text-indent="-1.27cm" style:auto-text-indent="false" style:page-number="auto">
        <style:tab-stops/>
      </style:paragraph-properties>
      <style:text-properties fo:font-weight="bold" officeooo:rsid="0108d309" officeooo:paragraph-rsid="01465bc7" style:font-weight-asian="bold" style:font-weight-complex="bold"/>
    </style:style>
    <style:style style:name="P113" style:family="paragraph" style:parent-style-name="Standard" style:list-style-name="L1" style:master-page-name="">
      <style:paragraph-properties fo:margin-left="1.27cm" fo:margin-right="0cm" fo:line-height="150%" fo:text-align="justify" style:justify-single-word="false" fo:text-indent="-1.27cm" style:auto-text-indent="false" style:page-number="auto">
        <style:tab-stops/>
      </style:paragraph-properties>
      <style:text-properties fo:font-weight="bold" officeooo:rsid="0108d309" officeooo:paragraph-rsid="0108d309" style:font-weight-asian="bold" style:font-weight-complex="bold"/>
    </style:style>
    <style:style style:name="P114" style:family="paragraph" style:parent-style-name="Standard" style:list-style-name="L1" style:master-page-name="">
      <style:paragraph-properties fo:margin-left="1.27cm" fo:margin-right="0cm" fo:line-height="150%" fo:text-align="justify" style:justify-single-word="false" fo:text-indent="-1.27cm" style:auto-text-indent="false" style:page-number="auto">
        <style:tab-stops/>
      </style:paragraph-properties>
      <style:text-properties officeooo:paragraph-rsid="01097e46"/>
    </style:style>
    <style:style style:name="P115" style:family="paragraph" style:parent-style-name="Standard" style:list-style-name="L7" style:master-page-name="">
      <style:paragraph-properties fo:margin-left="1.27cm" fo:margin-right="0cm" fo:line-height="150%" fo:text-align="justify" style:justify-single-word="false" fo:text-indent="-1.27cm" style:auto-text-indent="false" style:page-number="auto" style:writing-mode="page">
        <style:tab-stops>
          <style:tab-stop style:position="1.094cm"/>
        </style:tab-stops>
      </style:paragraph-properties>
      <style:text-properties style:font-name="Times New Roman" fo:font-size="12pt" fo:font-weight="bold" officeooo:rsid="01049c0a" officeooo:paragraph-rsid="01049c0a" style:font-size-asian="12pt" style:font-weight-asian="bold" style:font-size-complex="12pt" style:font-weight-complex="bold"/>
    </style:style>
    <style:style style:name="P116" style:family="paragraph" style:parent-style-name="Standard" style:list-style-name="L7" style:master-page-name="">
      <style:paragraph-properties fo:margin-left="1.27cm" fo:margin-right="0cm" fo:line-height="150%" fo:text-align="justify" style:justify-single-word="false" fo:text-indent="-1.27cm" style:auto-text-indent="false" style:page-number="auto" style:writing-mode="page">
        <style:tab-stops>
          <style:tab-stop style:position="1.094cm"/>
        </style:tab-stops>
      </style:paragraph-properties>
      <style:text-properties style:font-name="Times New Roman" fo:font-size="12pt" fo:font-weight="bold" officeooo:rsid="0114a301" officeooo:paragraph-rsid="0114a301" style:font-size-asian="12pt" style:font-weight-asian="bold" style:font-size-complex="12pt" style:font-weight-complex="bold"/>
    </style:style>
    <style:style style:name="P117" style:family="paragraph" style:parent-style-name="Standard" style:list-style-name="L7" style:master-page-name="">
      <style:paragraph-properties fo:margin-left="1.27cm" fo:margin-right="0cm" fo:line-height="150%" fo:text-align="justify" style:justify-single-word="false" fo:text-indent="-1.27cm" style:auto-text-indent="false" style:page-number="auto" style:writing-mode="page">
        <style:tab-stops>
          <style:tab-stop style:position="1.094cm"/>
        </style:tab-stops>
      </style:paragraph-properties>
      <style:text-properties fo:font-weight="bold" officeooo:rsid="011684b7" officeooo:paragraph-rsid="011684b7" style:font-weight-asian="bold" style:font-weight-complex="bold"/>
    </style:style>
    <style:style style:name="P118" style:family="paragraph" style:parent-style-name="Standard" style:list-style-name="L9" style:master-page-name="">
      <style:paragraph-properties fo:margin-left="1.27cm" fo:margin-right="0cm" fo:line-height="150%" fo:text-align="justify" style:justify-single-word="false" fo:text-indent="-1.27cm" style:auto-text-indent="false" style:page-number="auto" style:writing-mode="page">
        <style:tab-stops>
          <style:tab-stop style:position="0.217cm"/>
          <style:tab-stop style:position="0.953cm"/>
        </style:tab-stops>
      </style:paragraph-properties>
      <style:text-properties officeooo:paragraph-rsid="0170dfe9"/>
    </style:style>
    <style:style style:name="P119" style:family="paragraph" style:parent-style-name="Standard" style:list-style-name="L9" style:master-page-name="">
      <style:paragraph-properties fo:margin-left="1.27cm" fo:margin-right="0cm" fo:line-height="150%" fo:text-align="justify" style:justify-single-word="false" fo:text-indent="-1.27cm" style:auto-text-indent="false" style:page-number="auto" style:writing-mode="page">
        <style:tab-stops>
          <style:tab-stop style:position="0.217cm"/>
          <style:tab-stop style:position="0.953cm"/>
        </style:tab-stops>
      </style:paragraph-properties>
      <style:text-properties officeooo:rsid="017c2fac" officeooo:paragraph-rsid="017c2fac"/>
    </style:style>
    <style:style style:name="P120" style:family="paragraph" style:parent-style-name="Standard" style:list-style-name="L9">
      <style:paragraph-properties fo:margin-left="1.27cm" fo:margin-right="0cm" fo:line-height="150%" fo:text-align="justify" style:justify-single-word="false" fo:text-indent="-1.27cm" style:auto-text-indent="false" style:writing-mode="page">
        <style:tab-stops>
          <style:tab-stop style:position="0.217cm"/>
          <style:tab-stop style:position="0.953cm"/>
        </style:tab-stops>
      </style:paragraph-properties>
      <style:text-properties style:font-name="Times New Roman" fo:font-size="12pt" fo:font-weight="bold" officeooo:rsid="017b61f4" officeooo:paragraph-rsid="017c2fac" style:font-size-asian="12pt" style:font-weight-asian="bold" style:font-size-complex="12pt" style:font-weight-complex="bold"/>
    </style:style>
    <style:style style:name="P121" style:family="paragraph" style:parent-style-name="Standard" style:list-style-name="L9">
      <style:paragraph-properties fo:margin-left="1.27cm" fo:margin-right="0cm" fo:line-height="150%" fo:text-align="justify" style:justify-single-word="false" fo:text-indent="-1.27cm" style:auto-text-indent="false" style:writing-mode="page">
        <style:tab-stops>
          <style:tab-stop style:position="0.217cm"/>
          <style:tab-stop style:position="0.953cm"/>
        </style:tab-stops>
      </style:paragraph-properties>
      <style:text-properties style:font-name="Times New Roman" fo:font-size="12pt" fo:font-weight="bold" officeooo:rsid="017c2fac" officeooo:paragraph-rsid="017c2fac" style:font-size-asian="12pt" style:font-weight-asian="bold" style:font-size-complex="12pt" style:font-weight-complex="bold"/>
    </style:style>
    <style:style style:name="P122" style:family="paragraph" style:parent-style-name="Standard" style:list-style-name="L9">
      <style:paragraph-properties fo:margin-left="1.27cm" fo:margin-right="0cm" fo:line-height="150%" fo:text-align="justify" style:justify-single-word="false" fo:text-indent="-1.27cm" style:auto-text-indent="false" style:writing-mode="page">
        <style:tab-stops>
          <style:tab-stop style:position="0.217cm"/>
          <style:tab-stop style:position="0.953cm"/>
        </style:tab-stops>
      </style:paragraph-properties>
      <style:text-properties style:font-name="Times New Roman" fo:font-size="12pt" fo:font-weight="bold" officeooo:rsid="01868fd7" officeooo:paragraph-rsid="01868fd7" style:font-size-asian="12pt" style:font-weight-asian="bold" style:font-size-complex="12pt" style:font-weight-complex="bold"/>
    </style:style>
    <style:style style:name="P123" style:family="paragraph" style:parent-style-name="Standard" style:list-style-name="L9">
      <style:paragraph-properties fo:margin-left="1.27cm" fo:margin-right="0cm" fo:line-height="150%" fo:text-align="justify" style:justify-single-word="false" fo:text-indent="-1.27cm" style:auto-text-indent="false" style:writing-mode="page">
        <style:tab-stops>
          <style:tab-stop style:position="0.217cm"/>
          <style:tab-stop style:position="0.953cm"/>
        </style:tab-stops>
      </style:paragraph-properties>
      <style:text-properties style:font-name="Times New Roman" fo:font-size="12pt" fo:font-weight="bold" officeooo:rsid="01854654" officeooo:paragraph-rsid="01854654" style:font-size-asian="12pt" style:font-weight-asian="bold" style:font-size-complex="12pt" style:font-weight-complex="bold"/>
    </style:style>
    <style:style style:name="P124" style:family="paragraph" style:parent-style-name="Standard" style:list-style-name="L2" style:master-page-name="">
      <style:paragraph-properties fo:line-height="150%" fo:text-align="justify" style:justify-single-word="false" style:page-number="auto">
        <style:tab-stops/>
      </style:paragraph-properties>
      <style:text-properties officeooo:paragraph-rsid="0102048f"/>
    </style:style>
    <style:style style:name="P125" style:family="paragraph" style:parent-style-name="Standard" style:list-style-name="L5" style:master-page-name="">
      <style:paragraph-properties fo:margin-left="1.3cm" fo:margin-right="0cm" fo:line-height="150%" fo:text-align="justify" style:justify-single-word="false" fo:text-indent="-1.3cm" style:auto-text-indent="false" style:page-number="auto">
        <style:tab-stops>
          <style:tab-stop style:position="0.953cm"/>
        </style:tab-stops>
      </style:paragraph-properties>
      <style:text-properties style:font-name="Times New Roman" fo:font-size="12pt" fo:font-weight="bold" officeooo:rsid="014e263c" officeooo:paragraph-rsid="014e263c" style:font-size-asian="12pt" style:font-weight-asian="bold" style:font-size-complex="12pt" style:font-weight-complex="bold"/>
    </style:style>
    <style:style style:name="P126" style:family="paragraph" style:parent-style-name="Standard" style:list-style-name="L5" style:master-page-name="">
      <style:paragraph-properties fo:margin-left="1.3cm" fo:margin-right="0cm" fo:line-height="150%" fo:text-align="justify" style:justify-single-word="false" fo:text-indent="-1.3cm" style:auto-text-indent="false" style:page-number="auto">
        <style:tab-stops>
          <style:tab-stop style:position="0.953cm"/>
        </style:tab-stops>
      </style:paragraph-properties>
      <style:text-properties fo:color="#000000" style:font-name="Times New Roman" fo:font-size="12pt" fo:font-weight="bold" officeooo:rsid="014eff43" officeooo:paragraph-rsid="014fe66d" style:font-size-asian="12pt" style:font-weight-asian="bold" style:font-size-complex="12pt" style:font-weight-complex="bold"/>
    </style:style>
    <style:style style:name="P127" style:family="paragraph" style:parent-style-name="Standard" style:list-style-name="L6" style:master-page-name="">
      <style:paragraph-properties fo:margin-left="0cm" fo:margin-right="0cm" fo:line-height="150%" fo:text-align="justify" style:justify-single-word="false" fo:text-indent="0cm" style:auto-text-indent="false" style:page-number="auto">
        <style:tab-stops/>
      </style:paragraph-properties>
      <style:text-properties officeooo:paragraph-rsid="010d0050"/>
    </style:style>
    <style:style style:name="P128" style:family="paragraph" style:parent-style-name="Standard" style:list-style-name="L6" style:master-page-name="">
      <style:paragraph-properties fo:margin-left="0cm" fo:margin-right="0cm" fo:line-height="150%" fo:text-align="justify" style:justify-single-word="false" fo:text-indent="0cm" style:auto-text-indent="false" style:page-number="auto">
        <style:tab-stops/>
      </style:paragraph-properties>
      <style:text-properties fo:font-weight="bold" officeooo:rsid="010d0050" officeooo:paragraph-rsid="010e65e7" style:font-weight-asian="bold" style:font-weight-complex="bold"/>
    </style:style>
    <style:style style:name="P129" style:family="paragraph" style:parent-style-name="Standard" style:list-style-name="L9">
      <style:paragraph-properties fo:margin-left="0cm" fo:margin-right="0cm" fo:line-height="150%" fo:text-align="justify" style:justify-single-word="false" fo:text-indent="0cm" style:auto-text-indent="false" style:writing-mode="page">
        <style:tab-stops>
          <style:tab-stop style:position="0.217cm"/>
          <style:tab-stop style:position="0.953cm"/>
        </style:tab-stops>
      </style:paragraph-properties>
      <style:text-properties style:font-name="Times New Roman" fo:font-size="12pt" fo:font-style="normal" fo:font-weight="bold" officeooo:rsid="014e263c" officeooo:paragraph-rsid="015ef8de" style:font-size-asian="12pt" style:font-style-asian="normal" style:font-weight-asian="bold" style:font-size-complex="12pt" style:font-style-complex="normal" style:font-weight-complex="bold"/>
    </style:style>
    <style:style style:name="P130" style:family="paragraph" style:parent-style-name="Standard" style:list-style-name="L8" style:master-page-name="">
      <style:paragraph-properties fo:margin-left="2.499cm" fo:margin-right="0cm" fo:line-height="150%" fo:text-align="justify" style:justify-single-word="false" fo:text-indent="-1.199cm" style:auto-text-indent="false" style:page-number="auto" style:writing-mode="page">
        <style:tab-stops/>
      </style:paragraph-properties>
      <style:text-properties fo:font-weight="bold" officeooo:paragraph-rsid="00a264bd" style:font-weight-asian="bold" style:font-weight-complex="bold"/>
    </style:style>
    <style:style style:name="P131" style:family="paragraph" style:parent-style-name="Standard" style:list-style-name="L8" style:master-page-name="">
      <style:paragraph-properties fo:margin-left="2.499cm" fo:margin-right="0cm" fo:line-height="150%" fo:text-align="justify" style:justify-single-word="false" fo:text-indent="-1.199cm" style:auto-text-indent="false" style:page-number="auto" style:writing-mode="page">
        <style:tab-stops/>
      </style:paragraph-properties>
      <style:text-properties fo:font-weight="bold" officeooo:rsid="01118296" officeooo:paragraph-rsid="01118296" style:font-weight-asian="bold" style:font-weight-complex="bold"/>
    </style:style>
    <style:style style:name="P132" style:family="paragraph" style:parent-style-name="Standard" style:list-style-name="L10">
      <style:paragraph-properties fo:line-height="150%" fo:text-align="justify" style:justify-single-word="false" style:writing-mode="page">
        <style:tab-stops>
          <style:tab-stop style:position="0.217cm"/>
          <style:tab-stop style:position="0.953cm"/>
        </style:tab-stops>
      </style:paragraph-properties>
      <style:text-properties officeooo:rsid="017fa639" officeooo:paragraph-rsid="017fa639"/>
    </style:style>
    <style:style style:name="P133" style:family="paragraph" style:parent-style-name="Standard" style:list-style-name="L10">
      <style:paragraph-properties fo:line-height="150%" fo:text-align="justify" style:justify-single-word="false" style:writing-mode="page">
        <style:tab-stops>
          <style:tab-stop style:position="0.217cm"/>
          <style:tab-stop style:position="0.953cm"/>
        </style:tab-stops>
      </style:paragraph-properties>
      <style:text-properties fo:font-style="normal" officeooo:rsid="0180184d" officeooo:paragraph-rsid="0180184d" style:font-style-asian="normal" style:font-style-complex="normal"/>
    </style:style>
    <style:style style:name="P134" style:family="paragraph" style:parent-style-name="Standard" style:list-style-name="L11">
      <style:paragraph-properties fo:line-height="150%" fo:text-align="justify" style:justify-single-word="false" style:writing-mode="page">
        <style:tab-stops>
          <style:tab-stop style:position="0.217cm"/>
          <style:tab-stop style:position="0.953cm"/>
        </style:tab-stops>
      </style:paragraph-properties>
      <style:text-properties style:font-name="Times New Roman" fo:font-size="12pt" fo:font-style="normal" fo:font-weight="normal" officeooo:rsid="0181f131" officeooo:paragraph-rsid="0181f131" style:font-size-asian="12pt" style:font-style-asian="normal" style:font-weight-asian="normal" style:font-size-complex="12pt" style:font-style-complex="normal" style:font-weight-complex="normal"/>
    </style:style>
    <style:style style:name="P135" style:family="paragraph" style:parent-style-name="Standard" style:list-style-name="L11">
      <style:paragraph-properties fo:line-height="150%" fo:text-align="justify" style:justify-single-word="false" style:writing-mode="page">
        <style:tab-stops>
          <style:tab-stop style:position="0.217cm"/>
          <style:tab-stop style:position="0.953cm"/>
        </style:tab-stops>
      </style:paragraph-properties>
      <style:text-properties style:font-name="Times New Roman" fo:font-size="12pt" fo:font-style="normal" fo:font-weight="normal" officeooo:rsid="01827113" officeooo:paragraph-rsid="01827113" style:font-size-asian="12pt" style:font-style-asian="normal" style:font-weight-asian="normal" style:font-size-complex="12pt" style:font-style-complex="normal" style:font-weight-complex="normal"/>
    </style:style>
    <style:style style:name="P136" style:family="paragraph" style:parent-style-name="Standard" style:list-style-name="L12" style:master-page-name="">
      <style:paragraph-properties fo:margin-left="1cm" fo:margin-right="0cm" fo:line-height="150%" fo:text-align="justify" style:justify-single-word="false" fo:text-indent="-1cm" style:auto-text-indent="false" style:page-number="auto" style:writing-mode="page"/>
      <style:text-properties style:font-name="Times New Roman" fo:font-size="12pt" officeooo:rsid="00b7ee8e" officeooo:paragraph-rsid="00b7ee8e" style:font-size-asian="12pt" style:font-size-complex="12pt"/>
    </style:style>
    <style:style style:name="P137" style:family="paragraph" style:parent-style-name="Standard">
      <style:paragraph-properties fo:margin-left="1.3cm" fo:margin-right="0cm" fo:line-height="150%" fo:text-align="justify" style:justify-single-word="false" fo:text-indent="1.6cm" style:auto-text-indent="false">
        <style:tab-stops>
          <style:tab-stop style:position="0.953cm"/>
        </style:tab-stops>
      </style:paragraph-properties>
      <style:text-properties fo:color="#000000" style:font-name="Times New Roman" fo:font-size="12pt" fo:font-style="normal" fo:font-weight="normal" officeooo:rsid="01877029" officeooo:paragraph-rsid="018946f8"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1.3cm" fo:margin-right="0cm" fo:line-height="150%" fo:text-align="justify" style:justify-single-word="false" fo:text-indent="1.6cm" style:auto-text-indent="false">
        <style:tab-stops>
          <style:tab-stop style:position="0.953cm"/>
        </style:tab-stops>
      </style:paragraph-properties>
      <style:text-properties fo:color="#000000" style:font-name="Times New Roman" fo:font-size="12pt" fo:font-style="normal" fo:font-weight="normal" officeooo:rsid="01893a04" officeooo:paragraph-rsid="01893a04" style:font-size-asian="12pt" style:font-style-asian="normal" style:font-weight-asian="normal" style:font-size-complex="12pt" style:font-style-complex="normal" style:font-weight-complex="normal"/>
    </style:style>
    <style:style style:name="P139" style:family="paragraph" style:parent-style-name="Standard">
      <style:paragraph-properties fo:margin-left="1.3cm" fo:margin-right="0cm" fo:line-height="150%" fo:text-align="justify" style:justify-single-word="false" fo:text-indent="1.6cm" style:auto-text-indent="false">
        <style:tab-stops>
          <style:tab-stop style:position="0.953cm"/>
        </style:tab-stops>
      </style:paragraph-properties>
      <style:text-properties officeooo:paragraph-rsid="01877029"/>
    </style:style>
    <style:style style:name="T1" style:family="text">
      <style:text-properties fo:font-style="normal" style:font-style-asian="normal" style:font-style-complex="normal"/>
    </style:style>
    <style:style style:name="T2" style:family="text">
      <style:text-properties fo:font-style="normal" officeooo:rsid="0025044d" style:font-style-asian="normal" style:font-style-complex="normal"/>
    </style:style>
    <style:style style:name="T3" style:family="text">
      <style:text-properties fo:font-style="normal" officeooo:rsid="0021dfae" style:font-style-asian="normal" style:font-style-complex="normal"/>
    </style:style>
    <style:style style:name="T4" style:family="text">
      <style:text-properties fo:font-style="normal" officeooo:rsid="00021569" style:font-style-asian="normal" style:font-style-complex="normal"/>
    </style:style>
    <style:style style:name="T5" style:family="text">
      <style:text-properties fo:font-style="normal" officeooo:rsid="0023d52f" style:font-style-asian="normal" style:font-style-complex="normal"/>
    </style:style>
    <style:style style:name="T6" style:family="text">
      <style:text-properties fo:font-style="normal" officeooo:rsid="0024b2b3" style:font-style-asian="normal" style:font-style-complex="normal"/>
    </style:style>
    <style:style style:name="T7" style:family="text">
      <style:text-properties fo:font-style="normal" officeooo:rsid="0032a8e8" style:font-style-asian="normal" style:font-style-complex="normal"/>
    </style:style>
    <style:style style:name="T8" style:family="text">
      <style:text-properties fo:font-style="normal" officeooo:rsid="0031d3d5" style:font-style-asian="normal" style:font-style-complex="normal"/>
    </style:style>
    <style:style style:name="T9" style:family="text">
      <style:text-properties fo:font-style="normal" officeooo:rsid="002856b2" style:font-style-asian="normal" style:font-style-complex="normal"/>
    </style:style>
    <style:style style:name="T10" style:family="text">
      <style:text-properties fo:font-style="normal" officeooo:rsid="005d74d3" style:font-style-asian="normal" style:font-style-complex="normal"/>
    </style:style>
    <style:style style:name="T11" style:family="text">
      <style:text-properties fo:font-style="normal" officeooo:rsid="00063426" style:font-style-asian="normal" style:font-style-complex="normal"/>
    </style:style>
    <style:style style:name="T12" style:family="text">
      <style:text-properties fo:font-style="normal" officeooo:rsid="007abf45" style:font-style-asian="normal" style:font-style-complex="normal"/>
    </style:style>
    <style:style style:name="T13" style:family="text">
      <style:text-properties fo:font-style="normal" officeooo:rsid="0084cff4" style:font-style-asian="normal" style:font-style-complex="normal"/>
    </style:style>
    <style:style style:name="T14" style:family="text">
      <style:text-properties fo:font-style="normal" officeooo:rsid="00aec683" style:font-style-asian="normal" style:font-style-complex="normal"/>
    </style:style>
    <style:style style:name="T15" style:family="text">
      <style:text-properties fo:font-style="normal" officeooo:rsid="00b06dbf" style:font-style-asian="normal" style:font-style-complex="normal"/>
    </style:style>
    <style:style style:name="T16" style:family="text">
      <style:text-properties fo:font-style="normal" officeooo:rsid="00b14e07" style:font-style-asian="normal" style:font-style-complex="normal"/>
    </style:style>
    <style:style style:name="T17" style:family="text">
      <style:text-properties fo:font-style="normal" officeooo:rsid="001c15d8" style:font-style-asian="normal" style:font-style-complex="normal"/>
    </style:style>
    <style:style style:name="T18" style:family="text">
      <style:text-properties fo:font-style="normal" officeooo:rsid="00fa8217" style:font-style-asian="normal" style:font-style-complex="normal"/>
    </style:style>
    <style:style style:name="T19" style:family="text">
      <style:text-properties fo:font-style="normal" officeooo:rsid="0121e154" style:font-style-asian="normal" style:font-style-complex="normal"/>
    </style:style>
    <style:style style:name="T20" style:family="text">
      <style:text-properties fo:font-style="normal" officeooo:rsid="013ca810" style:font-style-asian="normal" style:font-style-complex="normal"/>
    </style:style>
    <style:style style:name="T21" style:family="text">
      <style:text-properties fo:font-style="normal" officeooo:rsid="0149b441" style:font-style-asian="normal" style:font-style-complex="normal"/>
    </style:style>
    <style:style style:name="T22" style:family="text">
      <style:text-properties fo:font-style="normal" officeooo:rsid="002eedb4" style:font-style-asian="normal" style:font-style-complex="normal"/>
    </style:style>
    <style:style style:name="T23" style:family="text">
      <style:text-properties fo:font-style="normal" officeooo:rsid="002f6171" style:font-style-asian="normal" style:font-style-complex="normal"/>
    </style:style>
    <style:style style:name="T24" style:family="text">
      <style:text-properties fo:font-style="normal" officeooo:rsid="002f7513" style:font-style-asian="normal" style:font-style-complex="normal"/>
    </style:style>
    <style:style style:name="T25" style:family="text">
      <style:text-properties fo:font-style="normal" officeooo:rsid="0023eb34" style:font-style-asian="normal" style:font-style-complex="normal"/>
    </style:style>
    <style:style style:name="T26" style:family="text">
      <style:text-properties fo:font-style="normal" officeooo:rsid="0025e7b5" style:font-style-asian="normal" style:font-style-complex="normal"/>
    </style:style>
    <style:style style:name="T27" style:family="text">
      <style:text-properties fo:font-style="normal" officeooo:rsid="0028be93" style:font-style-asian="normal" style:font-style-complex="normal"/>
    </style:style>
    <style:style style:name="T28" style:family="text">
      <style:text-properties fo:font-style="normal" officeooo:rsid="002bcd4b" style:font-style-asian="normal" style:font-style-complex="normal"/>
    </style:style>
    <style:style style:name="T29" style:family="text">
      <style:text-properties fo:font-style="normal" officeooo:rsid="016efafa" style:font-style-asian="normal" style:font-style-complex="normal"/>
    </style:style>
    <style:style style:name="T30" style:family="text">
      <style:text-properties fo:font-style="normal" officeooo:rsid="017905fa" style:font-style-asian="normal" style:font-style-complex="normal"/>
    </style:style>
    <style:style style:name="T31" style:family="text">
      <style:text-properties fo:font-style="normal" officeooo:rsid="017a93a1" style:font-style-asian="normal" style:font-style-complex="normal"/>
    </style:style>
    <style:style style:name="T32" style:family="text">
      <style:text-properties fo:font-style="normal" officeooo:rsid="017b50cb"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580c21" style:font-style-asian="normal" style:font-weight-asian="normal" style:font-style-complex="normal" style:font-weight-complex="normal"/>
    </style:style>
    <style:style style:name="T35" style:family="text">
      <style:text-properties fo:font-style="normal" fo:font-weight="normal" officeooo:rsid="0059219a" style:font-style-asian="normal" style:font-weight-asian="normal" style:font-style-complex="normal" style:font-weight-complex="normal"/>
    </style:style>
    <style:style style:name="T36" style:family="text">
      <style:text-properties fo:font-style="normal" fo:font-weight="normal" officeooo:rsid="007abf45" style:font-style-asian="normal" style:font-weight-asian="normal" style:font-style-complex="normal" style:font-weight-complex="normal"/>
    </style:style>
    <style:style style:name="T37" style:family="text">
      <style:text-properties fo:font-style="normal" fo:font-weight="normal" officeooo:rsid="0140f91d" style:font-style-asian="normal" style:font-weight-asian="normal" style:font-style-complex="normal" style:font-weight-complex="normal"/>
    </style:style>
    <style:style style:name="T38" style:family="text">
      <style:text-properties fo:font-style="normal" fo:font-weight="normal" officeooo:rsid="01421fee" style:font-style-asian="normal" style:font-weight-asian="normal" style:font-style-complex="normal" style:font-weight-complex="normal"/>
    </style:style>
    <style:style style:name="T39" style:family="text">
      <style:text-properties fo:font-style="italic" style:font-style-asian="italic" style:font-style-complex="italic"/>
    </style:style>
    <style:style style:name="T40" style:family="text">
      <style:text-properties fo:font-style="italic" officeooo:rsid="0031d3d5" style:font-style-asian="italic" style:font-style-complex="italic"/>
    </style:style>
    <style:style style:name="T41" style:family="text">
      <style:text-properties fo:font-style="italic" officeooo:rsid="0025044d" style:font-style-asian="italic" style:font-style-complex="italic"/>
    </style:style>
    <style:style style:name="T42" style:family="text">
      <style:text-properties fo:font-style="italic" officeooo:rsid="0023d52f" style:font-style-asian="italic" style:font-style-complex="italic"/>
    </style:style>
    <style:style style:name="T43" style:family="text">
      <style:text-properties fo:font-style="italic" officeooo:rsid="0024b2b3" style:font-style-asian="italic" style:font-style-complex="italic"/>
    </style:style>
    <style:style style:name="T44" style:family="text">
      <style:text-properties fo:font-style="italic" officeooo:rsid="00aec683" style:font-style-asian="italic" style:font-style-complex="italic"/>
    </style:style>
    <style:style style:name="T45" style:family="text">
      <style:text-properties fo:font-style="italic" officeooo:rsid="00b06dbf" style:font-style-asian="italic" style:font-style-complex="italic"/>
    </style:style>
    <style:style style:name="T46" style:family="text">
      <style:text-properties fo:font-style="italic" officeooo:rsid="0010999c" style:font-style-asian="italic" style:font-style-complex="italic"/>
    </style:style>
    <style:style style:name="T47" style:family="text">
      <style:text-properties fo:font-style="italic" officeooo:rsid="00151409" style:font-style-asian="italic" style:font-style-complex="italic"/>
    </style:style>
    <style:style style:name="T48" style:family="text">
      <style:text-properties fo:font-style="italic" officeooo:rsid="00089e5c" style:font-style-asian="italic" style:font-style-complex="italic"/>
    </style:style>
    <style:style style:name="T49" style:family="text">
      <style:text-properties fo:font-style="italic" officeooo:rsid="00168009" style:font-style-asian="italic" style:font-style-complex="italic"/>
    </style:style>
    <style:style style:name="T50" style:family="text">
      <style:text-properties fo:font-style="italic" officeooo:rsid="00323aba" style:font-style-asian="italic" style:font-style-complex="italic"/>
    </style:style>
    <style:style style:name="T51" style:family="text">
      <style:text-properties fo:font-style="italic" officeooo:rsid="001cf2d7" style:font-style-asian="italic" style:font-style-complex="italic"/>
    </style:style>
    <style:style style:name="T52" style:family="text">
      <style:text-properties fo:font-style="italic" officeooo:rsid="0133c57e" style:font-style-asian="italic" style:font-style-complex="italic"/>
    </style:style>
    <style:style style:name="T53" style:family="text">
      <style:text-properties fo:font-style="italic" officeooo:rsid="0121e154" style:font-style-asian="italic" style:font-style-complex="italic"/>
    </style:style>
    <style:style style:name="T54" style:family="text">
      <style:text-properties fo:font-style="italic" officeooo:rsid="002f6171" style:font-style-asian="italic" style:font-style-complex="italic"/>
    </style:style>
    <style:style style:name="T55" style:family="text">
      <style:text-properties fo:font-style="italic" officeooo:rsid="002f7513" style:font-style-asian="italic" style:font-style-complex="italic"/>
    </style:style>
    <style:style style:name="T56" style:family="text">
      <style:text-properties fo:font-style="italic" officeooo:rsid="0023eb34" style:font-style-asian="italic" style:font-style-complex="italic"/>
    </style:style>
    <style:style style:name="T57" style:family="text">
      <style:text-properties fo:font-style="italic" officeooo:rsid="0028be93" style:font-style-asian="italic" style:font-style-complex="italic"/>
    </style:style>
    <style:style style:name="T58" style:family="text">
      <style:text-properties fo:font-style="italic" officeooo:rsid="002bcd4b" style:font-style-asian="italic" style:font-style-complex="italic"/>
    </style:style>
    <style:style style:name="T59" style:family="text">
      <style:text-properties fo:font-style="italic" officeooo:rsid="002eedb4" style:font-style-asian="italic" style:font-style-complex="italic"/>
    </style:style>
    <style:style style:name="T60" style:family="text">
      <style:text-properties fo:font-style="italic" officeooo:rsid="0156b950" style:font-style-asian="italic" style:font-style-complex="italic"/>
    </style:style>
    <style:style style:name="T61" style:family="text">
      <style:text-properties fo:font-style="italic" officeooo:rsid="017905fa" style:font-style-asian="italic" style:font-style-complex="italic"/>
    </style:style>
    <style:style style:name="T62" style:family="text">
      <style:text-properties fo:font-style="italic" officeooo:rsid="017a93a1" style:font-style-asian="italic" style:font-style-complex="italic"/>
    </style:style>
    <style:style style:name="T63" style:family="text">
      <style:text-properties fo:font-style="italic" officeooo:rsid="017b50cb" style:font-style-asian="italic" style:font-style-complex="italic"/>
    </style:style>
    <style:style style:name="T64" style:family="text">
      <style:text-properties fo:font-style="italic" officeooo:rsid="01893a04" style:font-style-asian="italic" style:font-style-complex="italic"/>
    </style:style>
    <style:style style:name="T65" style:family="text">
      <style:text-properties fo:font-style="italic" fo:font-weight="normal" officeooo:rsid="007abf45" style:font-style-asian="italic" style:font-weight-asian="normal" style:font-style-complex="italic" style:font-weight-complex="normal"/>
    </style:style>
    <style:style style:name="T66" style:family="text">
      <style:text-properties fo:font-style="italic" fo:font-weight="normal" officeooo:rsid="00580c21" style:font-style-asian="italic" style:font-weight-asian="normal" style:font-style-complex="italic" style:font-weight-complex="normal"/>
    </style:style>
    <style:style style:name="T67" style:family="text">
      <style:text-properties fo:font-style="italic" fo:font-weight="normal" officeooo:rsid="0045f9bf" style:font-style-asian="italic" style:font-weight-asian="normal" style:font-style-complex="italic" style:font-weight-complex="normal"/>
    </style:style>
    <style:style style:name="T68" style:family="text">
      <style:text-properties fo:font-style="italic" fo:font-weight="normal" officeooo:rsid="0140f91d" style:font-style-asian="italic" style:font-weight-asian="normal" style:font-style-complex="italic" style:font-weight-complex="normal"/>
    </style:style>
    <style:style style:name="T69" style:family="text">
      <style:text-properties fo:font-style="italic" fo:font-weight="normal" style:font-weight-asian="normal" style:font-weight-complex="normal"/>
    </style:style>
    <style:style style:name="T70" style:family="text">
      <style:text-properties fo:font-weight="normal" officeooo:rsid="0045f9bf" style:font-weight-asian="normal" style:font-weight-complex="normal"/>
    </style:style>
    <style:style style:name="T71" style:family="text">
      <style:text-properties fo:font-weight="normal" officeooo:rsid="0140f91d" style:font-weight-asian="normal" style:font-weight-complex="normal"/>
    </style:style>
    <style:style style:name="T72" style:family="text">
      <style:text-properties fo:font-weight="normal" officeooo:rsid="0023eb34" style:font-weight-asian="normal" style:font-weight-complex="normal"/>
    </style:style>
    <style:style style:name="T73" style:family="text">
      <style:text-properties fo:font-weight="normal" officeooo:rsid="00277e81" style:font-weight-asian="normal" style:font-weight-complex="normal"/>
    </style:style>
    <style:style style:name="T74" style:family="text">
      <style:text-properties style:font-name="Times New Roman" fo:font-size="12pt" fo:font-style="normal" style:font-size-asian="12pt" style:font-style-asian="normal" style:font-size-complex="12pt" style:font-style-complex="normal"/>
    </style:style>
    <style:style style:name="T75" style:family="text">
      <style:text-properties style:font-name="Times New Roman" fo:font-size="12pt" fo:font-style="normal" officeooo:rsid="002a8c92" style:font-size-asian="12pt" style:font-style-asian="normal" style:font-size-complex="12pt" style:font-style-complex="normal"/>
    </style:style>
    <style:style style:name="T76" style:family="text">
      <style:text-properties style:font-name="Times New Roman" fo:font-size="12pt" fo:font-style="normal" officeooo:rsid="007abf45" style:font-size-asian="12pt" style:font-style-asian="normal" style:font-size-complex="12pt" style:font-style-complex="normal"/>
    </style:style>
    <style:style style:name="T7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fo:font-weight="normal" officeooo:rsid="00837372"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fo:font-weight="normal" officeooo:rsid="002ff8cc"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fo:font-weight="normal" officeooo:rsid="007a76d2"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fo:font-weight="normal" officeooo:rsid="008c6599"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fo:font-weight="normal" officeooo:rsid="00094be4"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fo:font-weight="normal" officeooo:rsid="000b44d3" style:font-size-asian="12pt" style:font-style-asian="normal" style:font-weight-asian="normal" style:font-size-complex="12pt" style:font-style-complex="normal" style:font-weight-complex="normal"/>
    </style:style>
    <style:style style:name="T84" style:family="text">
      <style:text-properties style:font-name="Times New Roman" fo:font-size="12pt" fo:font-style="normal" fo:font-weight="normal" officeooo:rsid="000bf2d9"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fo:font-weight="normal" officeooo:rsid="000ea5ca" style:font-size-asian="12pt" style:font-style-asian="normal" style:font-weight-asian="normal" style:font-size-complex="12pt" style:font-style-complex="normal" style:font-weight-complex="normal"/>
    </style:style>
    <style:style style:name="T86" style:family="text">
      <style:text-properties style:font-name="Times New Roman" fo:font-size="12pt" fo:font-style="normal" fo:font-weight="normal" officeooo:rsid="01459270" style:font-size-asian="12pt" style:font-style-asian="normal" style:font-weight-asian="normal" style:font-size-complex="12pt" style:font-style-complex="normal" style:font-weight-complex="normal"/>
    </style:style>
    <style:style style:name="T87" style:family="text">
      <style:text-properties style:font-name="Times New Roman" fo:font-size="12pt" fo:font-style="normal" fo:font-weight="normal" officeooo:rsid="0170dfe9" style:font-size-asian="12pt" style:font-style-asian="normal" style:font-weight-asian="normal" style:font-size-complex="12pt" style:font-style-complex="normal" style:font-weight-complex="normal"/>
    </style:style>
    <style:style style:name="T88" style:family="text">
      <style:text-properties style:font-name="Times New Roman" fo:font-size="12pt" fo:font-style="normal" fo:font-weight="normal" officeooo:rsid="005d74d3" style:font-size-asian="12pt" style:font-style-asian="normal" style:font-weight-asian="normal" style:font-size-complex="12pt" style:font-style-complex="normal" style:font-weight-complex="normal"/>
    </style:style>
    <style:style style:name="T89" style:family="text">
      <style:text-properties style:font-name="Times New Roman" fo:font-size="12pt" fo:font-style="normal" fo:font-weight="normal" officeooo:rsid="0181f131" style:font-size-asian="12pt" style:font-style-asian="normal" style:font-weight-asian="normal" style:font-size-complex="12pt" style:font-style-complex="normal" style:font-weight-complex="normal"/>
    </style:style>
    <style:style style:name="T90" style:family="text">
      <style:text-properties style:font-name="Times New Roman" fo:font-size="12pt" style:font-size-asian="12pt" style:font-size-complex="12pt"/>
    </style:style>
    <style:style style:name="T91" style:family="text">
      <style:text-properties style:font-name="Times New Roman" fo:font-size="12pt" officeooo:rsid="002a8c92" style:font-size-asian="12pt" style:font-size-complex="12pt"/>
    </style:style>
    <style:style style:name="T92" style:family="text">
      <style:text-properties style:font-name="Times New Roman" fo:font-size="12pt" officeooo:rsid="0030047b" style:font-size-asian="12pt" style:font-size-complex="12pt"/>
    </style:style>
    <style:style style:name="T93" style:family="text">
      <style:text-properties style:font-name="Times New Roman" fo:font-size="12pt" officeooo:rsid="00274a07" style:font-size-asian="12pt" style:font-size-complex="12pt"/>
    </style:style>
    <style:style style:name="T94" style:family="text">
      <style:text-properties style:font-name="Times New Roman" fo:font-size="12pt" officeooo:rsid="010e65e7" style:font-size-asian="12pt" style:font-size-complex="12pt"/>
    </style:style>
    <style:style style:name="T95" style:family="text">
      <style:text-properties style:font-name="Times New Roman" fo:font-size="12pt" officeooo:rsid="00400d20" style:font-size-asian="12pt" style:font-size-complex="12pt"/>
    </style:style>
    <style:style style:name="T96" style:family="text">
      <style:text-properties style:font-name="Times New Roman" fo:font-size="12pt" officeooo:rsid="0096e9f2" style:font-size-asian="12pt" style:font-size-complex="12pt"/>
    </style:style>
    <style:style style:name="T97" style:family="text">
      <style:text-properties style:font-name="Times New Roman" fo:font-size="12pt" officeooo:rsid="014687d5" style:font-size-asian="12pt" style:font-size-complex="12pt"/>
    </style:style>
    <style:style style:name="T98" style:family="text">
      <style:text-properties style:font-name="Times New Roman" fo:font-size="12pt" fo:font-style="italic" officeooo:rsid="002a8c92" style:font-size-asian="12pt" style:font-style-asian="italic" style:font-size-complex="12pt" style:font-style-complex="italic"/>
    </style:style>
    <style:style style:name="T9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00" style:family="text">
      <style:text-properties style:font-name="Times New Roman" fo:font-size="12pt" fo:font-style="italic" fo:font-weight="normal" officeooo:rsid="002ff8cc" style:font-size-asian="12pt" style:font-style-asian="italic" style:font-weight-asian="normal" style:font-size-complex="12pt" style:font-style-complex="italic" style:font-weight-complex="normal"/>
    </style:style>
    <style:style style:name="T101" style:family="text">
      <style:text-properties style:font-name="Times New Roman" fo:font-size="12pt" fo:font-style="italic" fo:font-weight="normal" officeooo:rsid="00094be4" style:font-size-asian="12pt" style:font-style-asian="italic" style:font-weight-asian="normal" style:font-size-complex="12pt" style:font-style-complex="italic" style:font-weight-complex="normal"/>
    </style:style>
    <style:style style:name="T102" style:family="text">
      <style:text-properties style:font-name="Times New Roman" fo:font-size="12pt" fo:font-style="italic" fo:font-weight="normal" officeooo:rsid="000aa7b0" style:font-size-asian="12pt" style:font-style-asian="italic" style:font-weight-asian="normal" style:font-size-complex="12pt" style:font-style-complex="italic" style:font-weight-complex="normal"/>
    </style:style>
    <style:style style:name="T103" style:family="text">
      <style:text-properties style:font-name="Times New Roman" fo:font-size="12pt" fo:font-style="italic" fo:font-weight="normal" officeooo:rsid="000b44d3" style:font-size-asian="12pt" style:font-style-asian="italic" style:font-weight-asian="normal" style:font-size-complex="12pt" style:font-style-complex="italic" style:font-weight-complex="normal"/>
    </style:style>
    <style:style style:name="T104" style:family="text">
      <style:text-properties style:font-name="Times New Roman" fo:font-size="12pt" fo:font-style="italic" fo:font-weight="normal" officeooo:rsid="00fcff74" style:font-size-asian="12pt" style:font-style-asian="italic" style:font-weight-asian="normal" style:font-size-complex="12pt" style:font-style-complex="italic" style:font-weight-complex="normal"/>
    </style:style>
    <style:style style:name="T105" style:family="text">
      <style:text-properties style:font-name="Times New Roman" fo:font-size="12pt" fo:font-style="italic" fo:font-weight="normal" officeooo:rsid="00feeb28" style:font-size-asian="12pt" style:font-style-asian="italic" style:font-weight-asian="normal" style:font-size-complex="12pt" style:font-style-complex="italic" style:font-weight-complex="normal"/>
    </style:style>
    <style:style style:name="T106" style:family="text">
      <style:text-properties style:font-name="Times New Roman" fo:font-size="12pt" fo:font-style="italic" fo:font-weight="normal" officeooo:rsid="00400d20" style:font-size-asian="12pt" style:font-style-asian="italic" style:font-weight-asian="normal" style:font-size-complex="12pt" style:font-style-complex="italic" style:font-weight-complex="normal"/>
    </style:style>
    <style:style style:name="T107" style:family="text">
      <style:text-properties style:font-name="Times New Roman" fo:font-size="12pt" fo:font-style="italic" fo:font-weight="normal" officeooo:rsid="0170dfe9" style:font-size-asian="12pt" style:font-style-asian="italic" style:font-weight-asian="normal" style:font-size-complex="12pt" style:font-style-complex="italic" style:font-weight-complex="normal"/>
    </style:style>
    <style:style style:name="T108" style:family="text">
      <style:text-properties style:font-name="Times New Roman" fo:font-size="12pt" fo:font-style="italic" fo:font-weight="normal" officeooo:rsid="017fa639" style:font-size-asian="12pt" style:font-style-asian="italic" style:font-weight-asian="normal" style:font-size-complex="12pt" style:font-style-complex="italic" style:font-weight-complex="normal"/>
    </style:style>
    <style:style style:name="T109" style:family="text">
      <style:text-properties style:font-name="Times New Roman" fo:font-size="12pt" fo:font-style="italic" fo:font-weight="normal" officeooo:rsid="0181f131" style:font-size-asian="12pt" style:font-style-asian="italic" style:font-weight-asian="normal" style:font-size-complex="12pt" style:font-style-complex="italic" style:font-weight-complex="normal"/>
    </style:style>
    <style:style style:name="T110" style:family="text">
      <style:text-properties style:font-name="Times New Roman" fo:font-size="12pt" fo:font-weight="normal" style:font-size-asian="12pt" style:font-weight-asian="normal" style:font-size-complex="12pt" style:font-weight-complex="normal"/>
    </style:style>
    <style:style style:name="T111" style:family="text">
      <style:text-properties style:font-name="Times New Roman" fo:font-size="12pt" fo:font-weight="normal" officeooo:rsid="002a8c92" style:font-size-asian="12pt" style:font-weight-asian="normal" style:font-size-complex="12pt" style:font-weight-complex="normal"/>
    </style:style>
    <style:style style:name="T112" style:family="text">
      <style:text-properties style:font-name="Times New Roman" fo:font-size="12pt" fo:font-weight="normal" officeooo:rsid="00400d20" style:font-size-asian="12pt" style:font-weight-asian="normal" style:font-size-complex="12pt" style:font-weight-complex="normal"/>
    </style:style>
    <style:style style:name="T113" style:family="text">
      <style:text-properties style:font-name="Times New Roman" fo:font-size="12pt" fo:font-weight="normal" officeooo:rsid="003e2e94" style:font-size-asian="12pt" style:font-weight-asian="normal" style:font-size-complex="12pt" style:font-weight-complex="normal"/>
    </style:style>
    <style:style style:name="T114" style:family="text">
      <style:text-properties style:font-name="Times New Roman" fo:font-size="12pt" fo:font-weight="normal" officeooo:rsid="009e7b84" style:font-size-asian="12pt" style:font-weight-asian="normal" style:font-size-complex="12pt" style:font-weight-complex="normal"/>
    </style:style>
    <style:style style:name="T115" style:family="text">
      <style:text-properties style:font-name="Times New Roman" fo:font-size="12pt" fo:font-weight="normal" officeooo:rsid="00089e5c" style:font-size-asian="12pt" style:font-weight-asian="normal" style:font-size-complex="12pt" style:font-weight-complex="normal"/>
    </style:style>
    <style:style style:name="T116" style:family="text">
      <style:text-properties style:font-name="Times New Roman" fo:font-size="12pt" fo:font-weight="normal" officeooo:rsid="00094be4" style:font-size-asian="12pt" style:font-weight-asian="normal" style:font-size-complex="12pt" style:font-weight-complex="normal"/>
    </style:style>
    <style:style style:name="T117" style:family="text">
      <style:text-properties style:font-name="Times New Roman" fo:font-size="12pt" fo:font-weight="normal" officeooo:rsid="00feeb28" style:font-size-asian="12pt" style:font-weight-asian="normal" style:font-size-complex="12pt" style:font-weight-complex="normal"/>
    </style:style>
    <style:style style:name="T118" style:family="text">
      <style:text-properties style:font-name="Times New Roman" fo:font-size="12pt" fo:font-weight="normal" officeooo:rsid="00fcff74" style:font-size-asian="12pt" style:font-weight-asian="normal" style:font-size-complex="12pt" style:font-weight-complex="normal"/>
    </style:style>
    <style:style style:name="T119" style:family="text">
      <style:text-properties style:font-name="Times New Roman" fo:font-size="12pt" fo:font-weight="normal" officeooo:rsid="013d6e6b" style:font-size-asian="12pt" style:font-weight-asian="normal" style:font-size-complex="12pt" style:font-weight-complex="normal"/>
    </style:style>
    <style:style style:name="T120" style:family="text">
      <style:text-properties style:font-name="Times New Roman" fo:font-size="12pt" fo:font-weight="normal" officeooo:rsid="017da51c" style:font-size-asian="12pt" style:font-weight-asian="normal" style:font-size-complex="12pt" style:font-weight-complex="normal"/>
    </style:style>
    <style:style style:name="T121" style:family="text">
      <style:text-properties style:font-name="Times New Roman" fo:font-size="12pt" fo:font-weight="normal" officeooo:rsid="017fa639" style:font-size-asian="12pt" style:font-weight-asian="normal" style:font-size-complex="12pt" style:font-weight-complex="normal"/>
    </style:style>
    <style:style style:name="T122" style:family="text">
      <style:text-properties style:font-name="Times New Roman" fo:font-size="12pt" fo:font-weight="bold" style:font-size-asian="12pt" style:font-weight-asian="bold" style:font-size-complex="12pt" style:font-weight-complex="bold"/>
    </style:style>
    <style:style style:name="T123" style:family="text">
      <style:text-properties style:font-name="Times New Roman" fo:font-size="12pt" fo:font-weight="bold" officeooo:rsid="0043ba46" style:font-size-asian="12pt" style:font-weight-asian="bold" style:font-size-complex="12pt" style:font-weight-complex="bold"/>
    </style:style>
    <style:style style:name="T124" style:family="text">
      <style:text-properties style:font-name="Times New Roman" fo:font-size="12pt" fo:font-weight="bold" officeooo:rsid="010d0050" style:font-size-asian="12pt" style:font-weight-asian="bold" style:font-size-complex="12pt" style:font-weight-complex="bold"/>
    </style:style>
    <style:style style:name="T125" style:family="text">
      <style:text-properties style:font-name="Times New Roman" fo:font-size="12pt" fo:font-weight="bold" officeooo:rsid="013f4253" style:font-size-asian="12pt" style:font-weight-asian="bold" style:font-size-complex="12pt" style:font-weight-complex="bold"/>
    </style:style>
    <style:style style:name="T126" style:family="text">
      <style:text-properties style:font-name="Times New Roman" fo:font-size="12pt" fo:font-weight="bold" officeooo:rsid="00274a07" style:font-size-asian="12pt" style:font-weight-asian="bold" style:font-size-complex="12pt" style:font-weight-complex="bold"/>
    </style:style>
    <style:style style:name="T127" style:family="text">
      <style:text-properties style:font-name="Times New Roman" fo:font-size="12pt" fo:font-weight="bold" officeooo:rsid="01097e46" style:font-size-asian="12pt" style:font-weight-asian="bold" style:font-size-complex="12pt" style:font-weight-complex="bold"/>
    </style:style>
    <style:style style:name="T128" style:family="text">
      <style:text-properties style:font-name="Times New Roman" fo:font-size="12pt" fo:font-weight="bold" officeooo:rsid="014e263c" style:font-size-asian="12pt" style:font-weight-asian="bold" style:font-size-complex="12pt" style:font-weight-complex="bold"/>
    </style:style>
    <style:style style:name="T129" style:family="text">
      <style:text-properties style:font-name="Times New Roman" fo:font-size="12pt" fo:font-weight="bold" officeooo:rsid="01601b22" style:font-size-asian="12pt" style:font-weight-asian="bold" style:font-size-complex="12pt" style:font-weight-complex="bold"/>
    </style:style>
    <style:style style:name="T130" style:family="text">
      <style:text-properties style:font-name="Times New Roman" fo:font-size="12pt" fo:font-weight="bold" officeooo:rsid="00ce8b01" style:font-size-asian="12pt" style:font-weight-asian="bold" style:font-size-complex="12pt" style:font-weight-complex="bold"/>
    </style:style>
    <style:style style:name="T131" style:family="text">
      <style:text-properties style:font-name="Times New Roman" fo:font-style="italic" fo:font-weight="normal" officeooo:rsid="00065fd5" style:font-style-asian="italic" style:font-weight-asian="normal" style:font-style-complex="italic" style:font-weight-complex="normal"/>
    </style:style>
    <style:style style:name="T132" style:family="text">
      <style:text-properties style:font-name="Times New Roman" fo:font-style="italic" fo:font-weight="normal" officeooo:rsid="000c6ed7" style:font-style-asian="italic" style:font-weight-asian="normal" style:font-style-complex="italic" style:font-weight-complex="normal"/>
    </style:style>
    <style:style style:name="T133" style:family="text">
      <style:text-properties style:font-name="Times New Roman" fo:font-style="italic" fo:font-weight="normal" officeooo:rsid="000e67f7" style:font-style-asian="italic" style:font-weight-asian="normal" style:font-style-complex="italic" style:font-weight-complex="normal"/>
    </style:style>
    <style:style style:name="T134" style:family="text">
      <style:text-properties style:font-name="Times New Roman" fo:font-style="italic" fo:font-weight="normal" officeooo:rsid="000face6" style:font-style-asian="italic" style:font-weight-asian="normal" style:font-style-complex="italic" style:font-weight-complex="normal"/>
    </style:style>
    <style:style style:name="T135" style:family="text">
      <style:text-properties style:font-name="Times New Roman" fo:font-style="italic" fo:font-weight="normal" officeooo:rsid="0010999c" style:font-style-asian="italic" style:font-weight-asian="normal" style:font-style-complex="italic" style:font-weight-complex="normal"/>
    </style:style>
    <style:style style:name="T136" style:family="text">
      <style:text-properties style:font-name="Times New Roman" fo:font-style="italic" fo:font-weight="normal" officeooo:rsid="001e3d9c" style:font-style-asian="italic" style:font-weight-asian="normal" style:font-style-complex="italic" style:font-weight-complex="normal"/>
    </style:style>
    <style:style style:name="T137" style:family="text">
      <style:text-properties style:font-name="Times New Roman" fo:font-style="italic" fo:font-weight="normal" officeooo:rsid="000387a6" style:font-style-asian="italic" style:font-weight-asian="normal" style:font-style-complex="italic" style:font-weight-complex="normal"/>
    </style:style>
    <style:style style:name="T138" style:family="text">
      <style:text-properties style:font-name="Times New Roman" fo:font-style="italic" fo:font-weight="normal" officeooo:rsid="0013cec1" style:font-style-asian="italic" style:font-weight-asian="normal" style:font-style-complex="italic" style:font-weight-complex="normal"/>
    </style:style>
    <style:style style:name="T139" style:family="text">
      <style:text-properties style:font-name="Times New Roman" fo:font-style="normal" fo:font-weight="normal" officeooo:rsid="00065fd5" style:font-style-asian="normal" style:font-weight-asian="normal" style:font-style-complex="normal" style:font-weight-complex="normal"/>
    </style:style>
    <style:style style:name="T140" style:family="text">
      <style:text-properties style:font-name="Times New Roman" fo:font-style="normal" fo:font-weight="normal" officeooo:rsid="00305d12" style:font-style-asian="normal" style:font-weight-asian="normal" style:font-style-complex="normal" style:font-weight-complex="normal"/>
    </style:style>
    <style:style style:name="T141" style:family="text">
      <style:text-properties style:font-name="Times New Roman" fo:font-style="normal" fo:font-weight="normal" officeooo:rsid="000d3cc6" style:font-style-asian="normal" style:font-weight-asian="normal" style:font-style-complex="normal" style:font-weight-complex="normal"/>
    </style:style>
    <style:style style:name="T142" style:family="text">
      <style:text-properties style:font-name="Times New Roman" fo:font-style="normal" fo:font-weight="normal" officeooo:rsid="000face6" style:font-style-asian="normal" style:font-weight-asian="normal" style:font-style-complex="normal" style:font-weight-complex="normal"/>
    </style:style>
    <style:style style:name="T143" style:family="text">
      <style:text-properties style:font-name="Times New Roman" fo:font-style="normal" fo:font-weight="normal" officeooo:rsid="0010999c" style:font-style-asian="normal" style:font-weight-asian="normal" style:font-style-complex="normal" style:font-weight-complex="normal"/>
    </style:style>
    <style:style style:name="T144" style:family="text">
      <style:text-properties style:font-name="Times New Roman" fo:font-style="normal" fo:font-weight="normal" officeooo:rsid="001e3d9c" style:font-style-asian="normal" style:font-weight-asian="normal" style:font-style-complex="normal" style:font-weight-complex="normal"/>
    </style:style>
    <style:style style:name="T145" style:family="text">
      <style:text-properties style:font-name="Times New Roman" fo:font-style="normal" fo:font-weight="normal" officeooo:rsid="001ffd98" style:font-style-asian="normal" style:font-weight-asian="normal" style:font-style-complex="normal" style:font-weight-complex="normal"/>
    </style:style>
    <style:style style:name="T146" style:family="text">
      <style:text-properties style:font-name="Times New Roman" fo:font-style="normal" fo:font-weight="normal" officeooo:rsid="000387a6" style:font-style-asian="normal" style:font-weight-asian="normal" style:font-style-complex="normal" style:font-weight-complex="normal"/>
    </style:style>
    <style:style style:name="T147" style:family="text">
      <style:text-properties style:font-name="Times New Roman" fo:font-style="normal" fo:font-weight="normal" officeooo:rsid="00f6171a" style:font-style-asian="normal" style:font-weight-asian="normal" style:font-style-complex="normal" style:font-weight-complex="normal"/>
    </style:style>
    <style:style style:name="T148" style:family="text">
      <style:text-properties style:font-name="Times New Roman" fo:font-style="normal" fo:font-weight="normal" officeooo:rsid="0013cec1" style:font-style-asian="normal" style:font-weight-asian="normal" style:font-style-complex="normal" style:font-weight-complex="normal"/>
    </style:style>
    <style:style style:name="T149" style:family="text">
      <style:text-properties style:font-name="Times New Roman" fo:font-style="normal" fo:font-weight="normal" officeooo:rsid="0138b4fa" style:font-style-asian="normal" style:font-weight-asian="normal" style:font-style-complex="normal" style:font-weight-complex="normal"/>
    </style:style>
    <style:style style:name="T150" style:family="text">
      <style:text-properties style:font-name="Times New Roman" fo:font-style="normal" fo:font-weight="normal" officeooo:rsid="013994ac" style:font-style-asian="normal" style:font-weight-asian="normal" style:font-style-complex="normal" style:font-weight-complex="normal"/>
    </style:style>
    <style:style style:name="T151" style:family="text">
      <style:text-properties style:font-name="Times New Roman" fo:font-style="normal" fo:font-weight="normal" officeooo:rsid="013ca810" style:font-style-asian="normal" style:font-weight-asian="normal" style:font-style-complex="normal" style:font-weight-complex="normal"/>
    </style:style>
    <style:style style:name="T152" style:family="text">
      <style:text-properties officeooo:rsid="0010999c"/>
    </style:style>
    <style:style style:name="T153" style:family="text">
      <style:text-properties officeooo:rsid="00151409"/>
    </style:style>
    <style:style style:name="T154" style:family="text">
      <style:text-properties officeooo:rsid="00168009"/>
    </style:style>
    <style:style style:name="T155" style:family="text">
      <style:text-properties officeooo:rsid="001cf2d7"/>
    </style:style>
    <style:style style:name="T156" style:family="text">
      <style:text-properties fo:font-size="12pt" fo:font-style="italic" officeooo:rsid="00226fd0" style:font-size-asian="12pt" style:font-style-asian="italic" style:font-size-complex="12pt" style:font-style-complex="italic"/>
    </style:style>
    <style:style style:name="T157" style:family="text">
      <style:text-properties fo:font-size="12pt" fo:font-style="italic" officeooo:rsid="0037a1b8" style:font-size-asian="12pt" style:font-style-asian="italic" style:font-size-complex="12pt" style:font-style-complex="italic"/>
    </style:style>
    <style:style style:name="T158" style:family="text">
      <style:text-properties fo:font-size="12pt" fo:font-style="italic" officeooo:rsid="00adefeb" style:font-size-asian="12pt" style:font-style-asian="italic" style:font-size-complex="12pt" style:font-style-complex="italic"/>
    </style:style>
    <style:style style:name="T159" style:family="text">
      <style:text-properties fo:font-size="12pt" fo:font-style="italic" officeooo:rsid="011ab4b6" style:font-size-asian="12pt" style:font-style-asian="italic" style:font-size-complex="12pt" style:font-style-complex="italic"/>
    </style:style>
    <style:style style:name="T160" style:family="text">
      <style:text-properties fo:font-size="12pt" fo:font-style="italic" officeooo:rsid="0133c57e" style:font-size-asian="12pt" style:font-style-asian="italic" style:font-size-complex="12pt" style:font-style-complex="italic"/>
    </style:style>
    <style:style style:name="T161" style:family="text">
      <style:text-properties fo:font-size="12pt" fo:font-style="italic" officeooo:rsid="016c0a90" style:font-size-asian="12pt" style:font-style-asian="italic" style:font-size-complex="12pt" style:font-style-complex="italic"/>
    </style:style>
    <style:style style:name="T162" style:family="text">
      <style:text-properties fo:font-size="12pt" fo:font-style="normal" officeooo:rsid="00021569" style:font-size-asian="12pt" style:font-style-asian="normal" style:font-size-complex="12pt" style:font-style-complex="normal"/>
    </style:style>
    <style:style style:name="T163" style:family="text">
      <style:text-properties fo:font-size="12pt" fo:font-style="normal" officeooo:rsid="0021dfae" style:font-size-asian="12pt" style:font-style-asian="normal" style:font-size-complex="12pt" style:font-style-complex="normal"/>
    </style:style>
    <style:style style:name="T164" style:family="text">
      <style:text-properties fo:font-size="12pt" fo:font-style="normal" officeooo:rsid="00226fd0" style:font-size-asian="12pt" style:font-style-asian="normal" style:font-size-complex="12pt" style:font-style-complex="normal"/>
    </style:style>
    <style:style style:name="T165" style:family="text">
      <style:text-properties fo:font-size="12pt" fo:font-style="normal" officeooo:rsid="00232d65" style:font-size-asian="12pt" style:font-style-asian="normal" style:font-size-complex="12pt" style:font-style-complex="normal"/>
    </style:style>
    <style:style style:name="T166" style:family="text">
      <style:text-properties fo:font-size="12pt" fo:font-style="normal" officeooo:rsid="0037a1b8" style:font-size-asian="12pt" style:font-style-asian="normal" style:font-size-complex="12pt" style:font-style-complex="normal"/>
    </style:style>
    <style:style style:name="T167" style:family="text">
      <style:text-properties fo:font-size="12pt" fo:font-style="normal" officeooo:rsid="00f202ed" style:font-size-asian="12pt" style:font-style-asian="normal" style:font-size-complex="12pt" style:font-style-complex="normal"/>
    </style:style>
    <style:style style:name="T168" style:family="text">
      <style:text-properties fo:font-size="12pt" fo:font-style="normal" officeooo:rsid="00adefeb" style:font-size-asian="12pt" style:font-style-asian="normal" style:font-size-complex="12pt" style:font-style-complex="normal"/>
    </style:style>
    <style:style style:name="T169" style:family="text">
      <style:text-properties fo:font-size="12pt" fo:font-style="normal" officeooo:rsid="00bb1430" style:font-size-asian="12pt" style:font-style-asian="normal" style:font-size-complex="12pt" style:font-style-complex="normal"/>
    </style:style>
    <style:style style:name="T170" style:family="text">
      <style:text-properties fo:font-size="12pt" fo:font-style="normal" officeooo:rsid="011ab4b6" style:font-size-asian="12pt" style:font-style-asian="normal" style:font-size-complex="12pt" style:font-style-complex="normal"/>
    </style:style>
    <style:style style:name="T171" style:family="text">
      <style:text-properties fo:font-size="12pt" fo:font-style="normal" officeooo:rsid="011c70d0" style:font-size-asian="12pt" style:font-style-asian="normal" style:font-size-complex="12pt" style:font-style-complex="normal"/>
    </style:style>
    <style:style style:name="T172" style:family="text">
      <style:text-properties fo:font-size="12pt" fo:font-style="normal" officeooo:rsid="013ca810" style:font-size-asian="12pt" style:font-style-asian="normal" style:font-size-complex="12pt" style:font-style-complex="normal"/>
    </style:style>
    <style:style style:name="T173" style:family="text">
      <style:text-properties officeooo:rsid="0051b9db"/>
    </style:style>
    <style:style style:name="T174" style:family="text">
      <style:text-properties officeooo:rsid="0123fd1f"/>
    </style:style>
    <style:style style:name="T175" style:family="text">
      <style:text-properties officeooo:rsid="0127788d"/>
    </style:style>
    <style:style style:name="T176" style:family="text">
      <style:text-properties officeooo:rsid="014e263c"/>
    </style:style>
    <style:style style:name="T177" style:family="text">
      <style:text-properties officeooo:rsid="0023eb34"/>
    </style:style>
    <style:style style:name="T178" style:family="text">
      <style:text-properties officeooo:rsid="00277e81"/>
    </style:style>
    <style:style style:name="T179" style:family="text">
      <style:text-properties officeooo:rsid="0028be93"/>
    </style:style>
    <style:style style:name="T180" style:family="text">
      <style:text-properties officeooo:rsid="0156b950"/>
    </style:style>
    <style:style style:name="T181" style:family="text">
      <style:text-properties officeooo:rsid="01592dcd"/>
    </style:style>
    <style:style style:name="T182"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font-name="Times New Roman" fo:font-size="12pt" fo:font-style="normal" fo:font-weight="normal" officeooo:rsid="0170dfe9" style:font-size-asian="12pt" style:font-style-asian="normal" style:font-weight-asian="normal" style:font-size-complex="12pt" style:font-style-complex="normal" style:font-weight-complex="normal"/>
    </style:style>
    <style:style style:name="T184" style:family="text">
      <style:text-properties fo:color="#000000" style:font-name="Times New Roman" fo:font-size="12pt" fo:font-style="normal" fo:font-weight="normal" officeooo:rsid="0172fd4a" style:font-size-asian="12pt" style:font-style-asian="normal" style:font-weight-asian="normal" style:font-size-complex="12pt" style:font-style-complex="normal" style:font-weight-complex="normal"/>
    </style:style>
    <style:style style:name="T185" style:family="text">
      <style:text-properties fo:color="#000000" style:font-name="Times New Roman" fo:font-size="12pt" fo:font-style="normal" fo:font-weight="normal" officeooo:rsid="015b3aee" style:font-size-asian="12pt" style:font-style-asian="normal" style:font-weight-asian="normal" style:font-size-complex="12pt" style:font-style-complex="normal" style:font-weight-complex="normal"/>
    </style:style>
    <style:style style:name="T186" style:family="text">
      <style:text-properties fo:color="#000000" style:font-name="Times New Roman" fo:font-size="12pt" fo:font-style="italic" fo:font-weight="normal" officeooo:rsid="0159dde9" style:font-size-asian="12pt" style:font-style-asian="italic" style:font-weight-asian="normal" style:font-size-complex="12pt" style:font-style-complex="italic" style:font-weight-complex="normal"/>
    </style:style>
    <style:style style:name="T187" style:family="text">
      <style:text-properties fo:color="#000000" style:font-name="Times New Roman" fo:font-size="12pt" fo:font-style="italic" fo:font-weight="normal" officeooo:rsid="0170dfe9" style:font-size-asian="12pt" style:font-style-asian="italic" style:font-weight-asian="normal" style:font-size-complex="12pt" style:font-style-complex="italic" style:font-weight-complex="normal"/>
    </style:style>
    <style:style style:name="T188" style:family="text">
      <style:text-properties fo:color="#000000" style:font-name="Times New Roman" fo:font-size="12pt" fo:font-style="italic" fo:font-weight="normal" officeooo:rsid="015b3aee" style:font-size-asian="12pt" style:font-style-asian="italic" style:font-weight-asian="normal" style:font-size-complex="12pt" style:font-style-complex="italic" style:font-weight-complex="normal"/>
    </style:style>
    <style:style style:name="T189" style:family="text">
      <style:text-properties officeooo:rsid="017905fa"/>
    </style:style>
    <style:style style:name="T190" style:family="text">
      <style:text-properties officeooo:rsid="01893a04"/>
    </style:style>
    <style:style style:name="T191" style:family="text">
      <style:text-properties officeooo:rsid="018a3f9e"/>
    </style:style>
    <text:list-style style:name="L1">
      <text:list-level-style-number text:level="1" text:style-name="Numbering_20_Symbols" style:num-prefix="I."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prefix="I.5."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III."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II.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III."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3."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prefix="III.2."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IV."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IV.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8">
        <style:list-level-properties text:list-level-position-and-space-mode="label-alignment">
          <style:list-level-label-alignment text:label-followed-by="listtab"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BAB I</text:p>
      <text:p text:style-name="P8">PENDAHULUAN</text:p>
      <text:p text:style-name="P4"/>
      <text:list xml:id="list5325376487335361947" text:style-name="L1">
        <text:list-item>
          <text:p text:style-name="P109">Latar Belakang</text:p>
        </text:list-item>
      </text:list>
      <text:p text:style-name="P50"><text:span text:style-name="T131">Address Resolution Protocol (ARP) </text:span><text:span text:style-name="T149">memiliki </text:span><text:span text:style-name="T139">tanggung jawab untuk mencari </text:span><text:span text:style-name="T131">Media Access Control (MAC) Address </text:span><text:span text:style-name="T139">dari setiap komputer </text:span><text:span text:style-name="T132">(host)</text:span><text:span text:style-name="T139"> yang akan </text:span><text:span text:style-name="T140">berkomunikasi (pertukaran data)</text:span><text:span text:style-name="T139"> melalui jaringan </text:span><text:span text:style-name="T131">Local Area Network (LAN) </text:span><text:span text:style-name="T139">dengan memanfaatkan </text:span><text:span text:style-name="T131">Internet Protocol (IP) Address</text:span><text:span text:style-name="T139">, khususnya </text:span><text:span text:style-name="T131">IP Address Version 4 </text:span><text:span text:style-name="T139">yang telah didapat saat </text:span><text:span text:style-name="T141">sebuah </text:span><text:span text:style-name="T133">host</text:span><text:span text:style-name="T139"> berhasil melakukan koneksi <text:s/>ke jaringan. </text:span><text:span text:style-name="T131">MAC Address </text:span><text:span text:style-name="T139">yang telah didapatkan dari </text:span><text:span text:style-name="T131">ARP </text:span><text:span text:style-name="T139">akan disimpan di dalam </text:span><text:span text:style-name="T131">ARP Cache/ARP Table </text:span><text:span text:style-name="T139">dengan tujuan agar jaringan tidak menjadi sibuk karena penggunaan </text:span><text:span text:style-name="T131">ARP </text:span><text:span text:style-name="T139">secara terus-menerus ketika setiap <text:s/></text:span><text:span text:style-name="T142"><text:s/></text:span><text:span text:style-name="T134">host</text:span><text:span text:style-name="T139"> ingin berkomunikasi dengan </text:span><text:span text:style-name="T134">host</text:span><text:span text:style-name="T139"> lainnya. </text:span><text:span text:style-name="T143">Dalam </text:span><text:span text:style-name="T135">Open System Interconnection (OSI) </text:span><text:span text:style-name="T143">protokol ini sering digambarkan sebagai yang berada antara lapisan </text:span><text:span text:style-name="T135">(</text:span><text:span text:style-name="T143">l</text:span><text:span text:style-name="T135">ayer) </text:span><text:span text:style-name="T143">ke 2 dan 3 dimana juga dienkaptulasi oleh protokol </text:span><text:span text:style-name="T135">layer </text:span><text:span text:style-name="T143">2.</text:span></text:p>
      <text:p text:style-name="P49"><text:span text:style-name="T152">Protokol ini sangat sering dimanfaatkan oleh penyerang </text:span><text:span text:style-name="T46">(hacker/attacker) </text:span><text:span text:style-name="T152">untuk melakukan serangan </text:span><text:span text:style-name="T46">Man In The Middle (MITM) </text:span><text:span text:style-name="T152">dengan berbagai tujuan. Ketika </text:span><text:span text:style-name="T46">attacker </text:span><text:span text:style-name="T152">mengirimkan paket </text:span><text:span text:style-name="T46">ARP Reply </text:span><text:span text:style-name="T152">yang telah dimodifikasi sedemikian rupa dengan tujuan </text:span><text:span text:style-name="T46">host </text:span><text:span text:style-name="T152">target</text:span><text:span text:style-name="T46"> </text:span><text:span text:style-name="T152">maka </text:span><text:span text:style-name="T46">ARP Cache </text:span><text:span text:style-name="T152">dari target</text:span><text:span text:style-name="T46"> </text:span><text:span text:style-name="T152">akan ter-</text:span><text:span text:style-name="T46">update </text:span><text:span text:style-name="T152">sesuai dengan apa yang diinginkan oleh </text:span><text:span text:style-name="T46">attacker</text:span><text:span text:style-name="T152">. Setiap </text:span><text:span text:style-name="T47">host </text:span><text:span text:style-name="T153">yang ingin berkomunikasi dengan </text:span><text:span text:style-name="T47">host </text:span><text:span text:style-name="T153">lainnya menggunakan </text:span><text:span text:style-name="T47"><text:s/>MAC Addres </text:span><text:span text:style-name="T153">agar setiap </text:span><text:span text:style-name="T47">frame </text:span><text:span text:style-name="T153">data</text:span><text:span text:style-name="T47"> </text:span><text:span text:style-name="T153">dapat diteruskan ke tujuan dan diletakan di atas media transmisi (kabel atau radio) dan diproses oleh </text:span><text:span text:style-name="T48">Network Interface Card (NIC) </text:span><text:span text:style-name="T153">dimana </text:span><text:span text:style-name="T47">MAC Address </text:span><text:span text:style-name="T153">tersebut tersimpan di dalam </text:span><text:span text:style-name="T47">ARP Cache </text:span><text:span text:style-name="T153">yang telah ter-</text:span><text:span text:style-name="T47">update. </text:span><text:span text:style-name="T154">Hal ini dapat menyebabkan paket yang dikirimkan tidak sampai pada </text:span><text:span text:style-name="T49">host </text:span><text:span text:style-name="T154">tujuan atau justru dapat diterima oleh </text:span><text:span text:style-name="T49">attacker</text:span><text:span text:style-name="T154">. Akibat dari serangan ini salah satunya adalah hilangnya kerahasiaan dari data yang dikirimkan melalui jaringan ini seperti </text:span><text:span text:style-name="T49">password,</text:span><text:span text:style-name="T50"> email</text:span><text:span text:style-name="T49">, </text:span><text:span text:style-name="T51"><text:s/></text:span><text:span text:style-name="T155">dan lain sebagainya.</text:span></text:p>
      <text:p text:style-name="P51"><text:span text:style-name="T144">Serangan menggunakan </text:span><text:span text:style-name="T136">ARP </text:span><text:span text:style-name="T144">ini dapat dideteksi dengan menggunakan Jaringan </text:span><text:span text:style-name="T145">Saraf</text:span><text:span text:style-name="T144"> Tiruan </text:span><text:span text:style-name="T146">(JST) </text:span><text:span text:style-name="T144">dengan melakukan normalisasi terhadap paket-packet </text:span><text:span text:style-name="T136">APR </text:span><text:span text:style-name="T144">yang berhasil di-</text:span><text:span text:style-name="T136">capture </text:span><text:span text:style-name="T144">agar dapat menjadi </text:span><text:span text:style-name="T136">input</text:span><text:span text:style-name="T144">-an bagi </text:span><text:span text:style-name="T147">arsitektur </text:span><text:span text:style-name="T144">Jaringan </text:span><text:soft-page-break/><text:span text:style-name="T145">Saraf</text:span><text:span text:style-name="T144"> Tiruan yang telah dibuat. </text:span><text:span text:style-name="T146">Jaringan ini <text:s/>dapat digunakan untuk memodelkan hubungan yang kompleks antara </text:span><text:span text:style-name="T137">input</text:span><text:span text:style-name="T146"> dan </text:span><text:span text:style-name="T137">output</text:span><text:span text:style-name="T146"> untuk menemukan pola-pola data. Salah satu algoritma/metode untuk melakukan pembelajaran terarah </text:span><text:span text:style-name="T137">(</text:span><text:span text:style-name="T138">supervised learing</text:span><text:span text:style-name="T137">)</text:span><text:span text:style-name="T146"> pada Jaringan Saraf Tiruan dalam mencari beban (</text:span><text:span text:style-name="T138">weight</text:span><text:span text:style-name="T146">) pada setiap </text:span><text:span text:style-name="T137">neuron </text:span><text:span text:style-name="T148">yang menghasilkan nilai kesalahan seminimal mungkin adalah Perambatan Mundur </text:span><text:span text:style-name="T138">(Backpropagation)</text:span><text:span text:style-name="T148">. </text:span><text:span text:style-name="T150">Oleh karena itu </text:span><text:span text:style-name="T151">peneliti</text:span><text:span text:style-name="T150"> menggunakan m</text:span><text:span text:style-name="T148">etode untuk meningkatkan </text:span><text:span text:style-name="T150">keakuratan</text:span><text:span text:style-name="T148"> dari hasil deteksi yang dilakukan oleh Jaringan Saraf Tiruan.</text:span></text:p>
      <text:p text:style-name="P64"/>
      <text:list xml:id="list142950547015305" text:continue-numbering="true" text:style-name="L1">
        <text:list-item>
          <text:p text:style-name="P110">Rumusan Masalah</text:p>
        </text:list-item>
      </text:list>
      <text:p text:style-name="P79">Berdasarkan latar belakang diatas dapat dirumuskan beberapa masalah dalam peneliatan “Deteksi Serangan Pada ARP (Address Resolution Protocol) <text:s/>Dengan Menggunakan Jaringan Saraf Tiruan”, yaitu:</text:p>
      <text:list xml:id="list2483475255711307697" text:style-name="L2">
        <text:list-item>
          <text:p text:style-name="P124"><text:span text:style-name="T115">Bagaimana setiap paket yang </text:span><text:span text:style-name="T116">melewati </text:span><text:span text:style-name="T101">Network Interface Card (NIC) </text:span><text:span text:style-name="T82">dapat di-</text:span><text:span text:style-name="T102">capture</text:span><text:span text:style-name="T82">?</text:span></text:p>
        </text:list-item>
        <text:list-item>
          <text:p text:style-name="P91"><text:span text:style-name="T82">B</text:span><text:span text:style-name="T83">agaimana mengolah paket-paket yang berhasil di-</text:span><text:span text:style-name="T103">capture </text:span><text:span text:style-name="T83">agar dapat dilakukan normalisasi data yang akan digunakan sebagain </text:span><text:span text:style-name="T103">input </text:span><text:span text:style-name="T84">untuk Jaringan Saraf Tiruan?</text:span></text:p>
        </text:list-item>
        <text:list-item>
          <text:p text:style-name="P91"><text:span text:style-name="T84">B</text:span><text:span text:style-name="T85">agaimana meningkatkan presentasi pengenalan paket-paket yang dapat membayakan?</text:span></text:p>
          <text:p text:style-name="P95"/>
        </text:list-item>
      </text:list>
      <text:list xml:id="list142951159075093" text:continue-list="list142950547015305" text:style-name="L1">
        <text:list-item>
          <text:p text:style-name="P112"><text:span text:style-name="T93">B</text:span><text:span text:style-name="T90">atasan Masalah</text:span></text:p>
        </text:list-item>
      </text:list>
      <text:p text:style-name="P54">Mengingat dengan banyaknya perkembangan masalah yang bisa ditemukan pada penelitian ini, maka perlu adanya batasan-batasan masalah yang jelas mengenai apa yang dibuat dan diselesaikan. Adapun batasan-batasan masalah pada penelitian ini, sebagai beribut:</text:p>
      <text:list xml:id="list3670618872480192652" text:style-name="L3">
        <text:list-item>
          <text:p text:style-name="P92"><text:span text:style-name="T91">Mencari data paket hasil </text:span><text:span text:style-name="T98">capture</text:span><text:span text:style-name="T91"> yang akan menjadi </text:span><text:span text:style-name="T98">input-</text:span><text:span text:style-name="T75">an</text:span><text:span text:style-name="T91">.</text:span></text:p>
        </text:list-item>
        <text:list-item>
          <text:p text:style-name="P92"><text:span text:style-name="T91">Menganalisa </text:span><text:span text:style-name="T98">input-</text:span><text:span text:style-name="T75">an</text:span><text:span text:style-name="T91"> berupa paket data.</text:span></text:p>
        </text:list-item>
        <text:list-item>
          <text:p text:style-name="P92"><text:span text:style-name="T111">Memastikan </text:span><text:span text:style-name="T78">komputer</text:span><text:span text:style-name="T111"> yang digunakan sedang mendapatkan serangan atau tidak.</text:span></text:p>
          <text:p text:style-name="P96"/>
        </text:list-item>
      </text:list>
      <text:list xml:id="list142950888223174" text:continue-list="list142951159075093" text:style-name="L1">
        <text:list-item>
          <text:p text:style-name="P113"><text:soft-page-break/><text:span text:style-name="T93">T</text:span><text:span text:style-name="T90">ujuan Penelitian</text:span></text:p>
        </text:list-item>
      </text:list>
      <text:p text:style-name="P52"><text:span text:style-name="T79">Adapun tujuan dari penelitian ini adalah untuk </text:span><text:span text:style-name="T86">membuat sistem yang dapat </text:span><text:span text:style-name="T79">melakukan pengecekan paket-paket </text:span><text:span text:style-name="T100">ARP</text:span><text:span text:style-name="T79"> sehingga dapat menciptakan </text:span><text:span text:style-name="T80">sebuah</text:span><text:span text:style-name="T79"> sistem yang dapat </text:span><text:span text:style-name="T81">mendeteksi</text:span><text:span text:style-name="T79"> serangan </text:span><text:span text:style-name="T100">ARP Spoofing</text:span><text:span text:style-name="T79">.</text:span></text:p>
      <text:p text:style-name="P9"/>
      <text:list xml:id="list142951174476809" text:continue-numbering="true" text:style-name="L1">
        <text:list-item>
          <text:p text:style-name="P114"><text:span text:style-name="T126">M</text:span><text:span text:style-name="T127">anfaat Penelitian</text:span></text:p>
        </text:list-item>
      </text:list>
      <text:p text:style-name="P53"><text:span text:style-name="T92">D</text:span><text:span text:style-name="T90">iharapkan penelitian ini dapat memberikan manfaat, diantaranya:</text:span></text:p>
      <text:list xml:id="list4491750125396884493" text:style-name="L4">
        <text:list-item>
          <text:p text:style-name="P97">Penelitian ini diharapkan dapat memberikan manfaat secara teoritis, sekurang-kurangnya dapat berguna sebagai sumbangan pemikiran bagi dunia pendidikan.</text:p>
        </text:list-item>
        <text:list-item>
          <text:p text:style-name="P97">Menambah wawasan penulis khususnya mengenai keamanan jaringan komputer.</text:p>
        </text:list-item>
        <text:list-item>
          <text:p text:style-name="P97">Sebagai referensi dalam ilmu pendidikan sehingga dapat memeperkaya dan menambah wawasan khususnya menyenai keamanan jaringan komputer.</text:p>
        </text:list-item>
        <text:list-item>
          <text:p text:style-name="P93"><text:span text:style-name="T97">Sistem dapat</text:span><text:span text:style-name="T91"> mengurangi tingkat penyalahgunaan jaringan </text:span><text:span text:style-name="T98">LAN</text:span><text:span text:style-name="T91"> baik untuk pencurian </text:span><text:span text:style-name="T98">password</text:span><text:span text:style-name="T91">, <text:s/></text:span><text:span text:style-name="T98">email</text:span><text:span text:style-name="T91">, manipulasi paket data dan sebagainya.</text:span></text:p>
        </text:list-item>
        <text:list-item>
          <text:p text:style-name="P93"><text:span text:style-name="T97">P</text:span><text:span text:style-name="T91">enelitian ini juga diharapkan dapat bermanfaat bagi penelitian berikutnya.</text:span></text:p>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3"><text:soft-page-break/>BAB II</text:p>
      <text:p text:style-name="P7">KAJIAN <text:span text:style-name="T176">PUSTAKA DAN TEORI</text:span></text:p>
      <text:p text:style-name="P7"/>
      <text:list xml:id="list953227537157579574" text:style-name="L5">
        <text:list-item>
          <text:p text:style-name="P125">Kajian Hasil Penelitian</text:p>
        </text:list-item>
      </text:list>
      <text:p text:style-name="P66"><text:span text:style-name="T1">Penelitian oleh Vinay dan Rahman (2015), dengan judul </text:span><text:span text:style-name="T39">“ARP Spoof Detection System using ICMP Protocol: An Active Approach”</text:span><text:span text:style-name="T1"> menggunakan teknik deteksi aktif dengan cara meng-capture paket </text:span><text:span text:style-name="T39">ARP</text:span><text:span text:style-name="T1"> dan menyimpannya paket pertama ke dalam </text:span><text:span text:style-name="T39">database</text:span><text:span text:style-name="T1"> </text:span><text:span text:style-name="T39">(IP</text:span><text:span text:style-name="T1"> dan </text:span><text:span text:style-name="T39">MAC Address)</text:span><text:span text:style-name="T1">. Ketika hasil capture paket </text:span><text:span text:style-name="T39">ARP</text:span><text:span text:style-name="T1"> berikutnya telah ada (telah disimpan ke </text:span><text:span text:style-name="T39">database</text:span><text:span text:style-name="T1"> sebelumnya) maka paket tersebut dinyatakan aman (</text:span><text:span text:style-name="T39">IP</text:span><text:span text:style-name="T1"> dan </text:span><text:span text:style-name="T39">MAC Address</text:span><text:span text:style-name="T1"> sama), namun jika yang sama hanya </text:span><text:span text:style-name="T39">IP Address</text:span><text:span text:style-name="T1"> yang sama maka </text:span><text:span text:style-name="T39">IP</text:span><text:span text:style-name="T1"> tersebut akan digunakan untuk melakukan pengiriman paket </text:span><text:span text:style-name="T39">ICMP </text:span><text:span text:style-name="T52">(Internet Control Messaege Protocol)</text:span><text:span text:style-name="T1">. Jika </text:span><text:span text:style-name="T39">IP pa</text:span><text:span text:style-name="T52">ck</text:span><text:span text:style-name="T39">et routing (IP forwarding)</text:span><text:span text:style-name="T1"> pada penyerang diaktifkan maka paket yang tadi dikirimkan ke penyerang akan diteruskan kembali oleh penyerang sesuai dengan </text:span><text:span text:style-name="T39">IP Address</text:span><text:span text:style-name="T1"> tujuan. Dari paket tersebut dapat dilakukan pencocokan paket pada </text:span><text:span text:style-name="T39">layer</text:span><text:span text:style-name="T1"> 2 dengan paket </text:span><text:span text:style-name="T39">ARP</text:span><text:span text:style-name="T1"> hasil </text:span><text:span text:style-name="T39">capture</text:span><text:span text:style-name="T1"> yang sebelumnya untuk memastikan apakah paket </text:span><text:span text:style-name="T39">ARP</text:span><text:span text:style-name="T1"> tersebut aman atau tidak. Namun hal ini dapat diatasi oleh penyerang dengan membuat </text:span><text:span text:style-name="T39">firewall</text:span><text:span text:style-name="T1"> untuk meblokir setiap paket </text:span><text:span text:style-name="T39">ICMP</text:span><text:span text:style-name="T1"> yang masuk. Oleh karena itu </text:span><text:span text:style-name="T20">peneliti</text:span><text:span text:style-name="T1"> tidak hanya menggunakan paket </text:span><text:span text:style-name="T39">ICMP</text:span><text:span text:style-name="T1"> sebuagai parameter untuk deteksi namun juga berbagai macam parameter lainnya yang masih mungkin dapat digunakan.</text:span></text:p>
      <text:p text:style-name="P46"><text:span text:style-name="T163">Kaur (2013) penah melakukan penelitian </text:span><text:span text:style-name="T170">dengan judul </text:span><text:span text:style-name="T159">“Detection and Prevention of ARP Cach</text:span><text:span text:style-name="T160">e</text:span><text:span text:style-name="T159"> Poisoning”</text:span><text:span text:style-name="T170"> </text:span><text:span text:style-name="T162">untuk </text:span><text:span text:style-name="T164">mendeteksi </text:span><text:span text:style-name="T170">dan mengatasi </text:span><text:span text:style-name="T164">serangan </text:span><text:span text:style-name="T156">ARP Spoofing </text:span><text:span text:style-name="T159">(ARP Cache Poisoning)</text:span><text:span text:style-name="T164"> dengan mendeteksi paket-paket yang mencurigakan dan ketika telah dipastikan ada yang melakukan serangan </text:span><text:span text:style-name="T165">segera</text:span><text:span text:style-name="T164"> diambil tindakan dengan mengirimkan paket </text:span><text:span text:style-name="T156">ARP Request</text:span><text:span text:style-name="T164"> ke </text:span><text:span text:style-name="T156">gateway</text:span><text:span text:style-name="T164"> dengan tujuan untuk memperbaharui </text:span><text:span text:style-name="T156">ARP Cache</text:span><text:span text:style-name="T164">. </text:span><text:span text:style-name="T166">Selain itu digunakan juga </text:span><text:span text:style-name="T157">ICMP</text:span><text:span text:style-name="T166"> (</text:span><text:span text:style-name="T157">Internet Control Message Protocol</text:span><text:span text:style-name="T166">) untuk melakukan pengecekan apakah penyerang meng-aktifkan fungsi </text:span><text:span text:style-name="T157">IP Forwarding </text:span><text:span text:style-name="T161">(IP Routing)</text:span><text:span text:style-name="T166"> untuk meneruskan paket </text:span><text:span text:style-name="T157">IP</text:span><text:span text:style-name="T166"> pada tujuan. </text:span><text:span text:style-name="T167">Berdasarkan</text:span><text:span text:style-name="T168"> penelitian tersebut </text:span><text:span text:style-name="T172">peneliti</text:span><text:span text:style-name="T168"> akan </text:span><text:span text:style-name="T171">menambakan fitur untuk</text:span><text:span text:style-name="T168"> melakukan penyimpanan hasil </text:span><text:span text:style-name="T158">capture </text:span><text:span text:style-name="T168">paket pada format yang umum </text:span><text:soft-page-break/><text:span text:style-name="T168">digunakan seperti pcap dan pcapng </text:span><text:span text:style-name="T169">agar lebih mudah untuk dianalisis oleh peneliti lain</text:span><text:span text:style-name="T168">.</text:span></text:p>
      <text:p text:style-name="P47"><text:span text:style-name="T5">Srinath dkk (2015) telah melakukan peneliti</text:span><text:span text:style-name="T4">an</text:span><text:span text:style-name="T5"> dengan </text:span><text:span text:style-name="T19">judul </text:span><text:span text:style-name="T53">“Detection and Prevention of ARP Spoofing using Centralized Server”</text:span><text:span text:style-name="T19"> dengan </text:span><text:span text:style-name="T5">menggunakan tiga model untuk mengatasi serangan </text:span><text:span text:style-name="T42">ARP Spoofing</text:span><text:span text:style-name="T5"> yaitu model perspektif </text:span><text:span text:style-name="T13">komputer </text:span><text:span text:style-name="T14">(</text:span><text:span text:style-name="T44">host</text:span><text:span text:style-name="T14">)</text:span><text:span text:style-name="T5">, perspektif </text:span><text:span text:style-name="T42">server</text:span><text:span text:style-name="T5">, dan otentikasi. </text:span><text:span text:style-name="T6">Dimodel pertama setiap </text:span><text:span text:style-name="T13">komputer</text:span><text:span text:style-name="T6"> mengirimkan informasi yang didapat setelah terhubung ke jaringan melalui </text:span><text:span text:style-name="T43">DHCP</text:span><text:span text:style-name="T6"> ke </text:span><text:span text:style-name="T43">server</text:span><text:span text:style-name="T6"> dan tugas </text:span><text:span text:style-name="T43">server</text:span><text:span text:style-name="T6"> adalah men</text:span><text:span text:style-name="T18">y</text:span><text:span text:style-name="T6">impan informasi tersebut ke </text:span><text:span text:style-name="T43">database</text:span><text:span text:style-name="T6"> sekaligus melakukan pengecekan informasi. </text:span><text:span text:style-name="T2">Informasi yang disimpan di </text:span><text:span text:style-name="T41">database</text:span><text:span text:style-name="T2"> dapat ditampilkan dengan menggunakan diagram agar mempermudah pembacaan. </text:span><text:span text:style-name="T15">Sistem yang </text:span><text:span text:style-name="T20">peneliti</text:span><text:span text:style-name="T15"> buat hanya digunakan di sisi </text:span><text:span text:style-name="T45">client </text:span><text:span text:style-name="T15">dengan alasan </text:span><text:span text:style-name="T16">kebiasaan</text:span><text:span text:style-name="T15"> pengguna jaringan seperti </text:span><text:span text:style-name="T45">wifi </text:span><text:span text:style-name="T15">yang </text:span><text:span text:style-name="T16">selalu berpindah-pindah (tidak hanya menggunakan satu jaringan).</text:span></text:p>
      <text:p text:style-name="P6"><text:span text:style-name="T17">T</text:span><text:span text:style-name="T1">able 2.1 </text:span><text:span text:style-name="T33">Perbandingan Tinjauan Pustaka</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2">No</text:p>
          </table:table-cell>
          <table:table-cell table:style-name="Table2.A1" office:value-type="string">
            <text:p text:style-name="P32">Judul</text:p>
          </table:table-cell>
          <table:table-cell table:style-name="Table2.A1" office:value-type="string">
            <text:p text:style-name="P32">Penulis</text:p>
          </table:table-cell>
          <table:table-cell table:style-name="Table2.A1" office:value-type="string">
            <text:p text:style-name="P32">Motode</text:p>
          </table:table-cell>
          <table:table-cell table:style-name="Table2.E1" office:value-type="string">
            <text:p text:style-name="P32">Kesimpulan</text:p>
          </table:table-cell>
        </table:table-row>
        <table:table-row>
          <table:table-cell table:style-name="Table2.A2" office:value-type="string">
            <text:p text:style-name="P33">1</text:p>
          </table:table-cell>
          <table:table-cell table:style-name="Table2.A2" office:value-type="string">
            <text:p text:style-name="P38">ARP Spoof Detection System using ICMP Protocol: An Active Approach</text:p>
          </table:table-cell>
          <table:table-cell table:style-name="Table2.A2" office:value-type="string">
            <text:p text:style-name="P33">Vinay K. R. dan T. R. Mahibur Rahman</text:p>
          </table:table-cell>
          <table:table-cell table:style-name="Table2.A2" office:value-type="string">
            <text:p text:style-name="P38">ICMP Modul</text:p>
          </table:table-cell>
          <table:table-cell table:style-name="Table2.E2" office:value-type="string">
            <text:p text:style-name="P33">Tiknik ini juga dapat mendeteksi IP dan MAC Address yang asli (Correct Address) selain itu teknik ini cuku<text:span text:style-name="T174">p</text:span> simple dan effisien.</text:p>
          </table:table-cell>
        </table:table-row>
        <table:table-row>
          <table:table-cell table:style-name="Table2.A2" office:value-type="string">
            <text:p text:style-name="P33">2</text:p>
          </table:table-cell>
          <table:table-cell table:style-name="Table2.A2" office:value-type="string">
            <text:p text:style-name="P38">Detection and Prevention of ARP Cache Poisoning</text:p>
          </table:table-cell>
          <table:table-cell table:style-name="Table2.A2" office:value-type="string">
            <text:p text:style-name="P33">Inderjeet Kaur</text:p>
          </table:table-cell>
          <table:table-cell table:style-name="Table2.A2" office:value-type="string">
            <text:p text:style-name="P38">ARP dan ICMP</text:p>
          </table:table-cell>
          <table:table-cell table:style-name="Table2.E2" office:value-type="string">
            <text:p text:style-name="P34">Metode ini cukup efisian untuk mendeteksi dan mengatasi ARP Cache Poisoning.</text:p>
          </table:table-cell>
        </table:table-row>
        <table:table-row>
          <table:table-cell table:style-name="Table2.A2" office:value-type="string">
            <text:p text:style-name="P33">3</text:p>
          </table:table-cell>
          <table:table-cell table:style-name="Table2.A2" office:value-type="string">
            <text:p text:style-name="P38">Detection and Prevention of ARP Spoofing using Centralized Server</text:p>
          </table:table-cell>
          <table:table-cell table:style-name="Table2.A2" office:value-type="string">
            <text:p text:style-name="P33">D. Srinath, S. Panimalar, A. Jerrin Simla dan J. Deepa</text:p>
          </table:table-cell>
          <table:table-cell table:style-name="Table2.A2" office:value-type="string">
            <text:p text:style-name="P38">Centralized Server</text:p>
          </table:table-cell>
          <table:table-cell table:style-name="Table2.E2" office:value-type="string">
            <text:p text:style-name="P35">Metode ini cukup baik digunakan untuk mengatasi ARP Spoofing selain itu dapat pula digunakan untuk mengatasi IP Spoofing.</text:p>
          </table:table-cell>
        </table:table-row>
      </table:table>
      <text:p text:style-name="P3"/>
      <text:p text:style-name="P55">Seperti terlihat pada table 2.1. perbedaan dari ketiga referensi dengan judul yang diangkat oleh penulis terletak pada metode yang digunakan, <text:s/><text:span text:style-name="T175">masing-masing metode memiliki keunggulannya masing-masing. Peneliti akan menggunakan beberapa keunggulan dari masing-masing referensi dan menambahkan beberapa </text:span><text:soft-page-break/><text:span text:style-name="T175">metode untuk meingkatkan kemampuan dari sistem pendeteksi serangan pada penelitian ini.</text:span></text:p>
      <text:p text:style-name="P67"/>
      <text:list xml:id="list142949797417520" text:continue-numbering="true" text:style-name="L5">
        <text:list-item>
          <text:p text:style-name="P126">Dasar Teori</text:p>
          <text:list>
            <text:list-item>
              <text:p text:style-name="P94"><text:span text:style-name="T56">Intrusion Detection System </text:span><text:span text:style-name="T25">(IDS)</text:span></text:p>
            </text:list-item>
          </text:list>
        </text:list-item>
      </text:list>
      <text:p text:style-name="P80"><text:span text:style-name="T25">Intrusion Detection System merupakan sebuah sistem yang dapat digunakan untuk mel</text:span><text:span text:style-name="T26">a</text:span><text:span text:style-name="T25">kukan deteksi terhadap aktivitas yang mencurigakan dalam sebuah sistem atau jaringan </text:span><text:span text:style-name="T26">yang dapat menggangu konfidensialitas, integritas dan ketersediaan data</text:span><text:span text:style-name="T25">. IDS dapat melakukan inspeksi terhadap lalu lintas </text:span><text:span text:style-name="T56">inbound</text:span><text:span text:style-name="T25"> dan </text:span><text:span text:style-name="T56">outbound</text:span><text:span text:style-name="T25"> dalam sebuah sistem atau jaringan, melakukan analisis dan mencari bukti dari percobaan intrusi.</text:span></text:p>
      <text:list xml:id="list142951591556617" text:continue-numbering="true" text:style-name="L5">
        <text:list-item>
          <text:list>
            <text:list-item>
              <text:p text:style-name="P98">Protokol</text:p>
            </text:list-item>
          </text:list>
        </text:list-item>
      </text:list>
      <text:p text:style-name="P86">Protokol pada jaringan komputer merupakan sebuah prosedur atau aturan yang harus disetujui secara bersama oleh perangkat yang akan berkomunikasi. Banyaknya protokol yang berbeda pada jaringan mengakibatkan sulitnya komunikasi antar perangkat yang terkoneksi melalui jaringan.</text:p>
      <text:p text:style-name="P81"><text:span text:style-name="T177">Salah satu model arsitektur yang banyak digunakan adalah OSI </text:span><text:span text:style-name="T72">(</text:span><text:span text:style-name="T69">Open System Interconnection</text:span><text:span text:style-name="T73">) </text:span><text:span text:style-name="T178">yang </text:span>berupaya membentuk standar umum jaringan komputer untuk menunjang interoperatibilitas antar pemasok <text:span text:style-name="T179">(</text:span><text:span text:style-name="T57">vendor</text:span><text:span text:style-name="T179">) dari </text:span>yang berbeda. <text:span text:style-name="T179">OSI memiliki 7 lapisan/</text:span><text:span text:style-name="T57">layer </text:span><text:span text:style-name="T27">yang setiap lapisan memiliki fungsinya masing-masing. </text:span><text:span text:style-name="T179">Menurut Sugeng dan Putri fungsi dari masing-masing lapisan/</text:span><text:span text:style-name="T57">layer</text:span><text:span text:style-name="T179"> yang terdapat pada OSI sebagai berikut:</text:span></text:p>
      <text:list xml:id="list142950339616348" text:continue-numbering="true" text:style-name="L5">
        <text:list-header>
          <text:p text:style-name="P99">1. Lapisan Fisik (<text:span text:style-name="T39">Physical Layer</text:span>), berfungsi dalam mengiriman <text:span text:style-name="T39">raw </text:span><text:span text:style-name="T1">bit ke kanal komunikasi. Masalah-masalah yang harus diperhatikan adalah masalah desain (Jika dikirim bit 1 harus diartikan bit 1 disisi penerima), masalah debain ini ditemukan ada hubungannya dengan mekanika, kelistrikan, prosedur </text:span><text:span text:style-name="T39">interface</text:span><text:span text:style-name="T1">, dan medium transmisi fisik yang berada di lapisan fisik.</text:span></text:p>
          <text:p text:style-name="P99"><text:soft-page-break/><text:span text:style-name="T1">2. Lapisan Jalur Data (</text:span><text:span text:style-name="T39">Data Link Layer</text:span><text:span text:style-name="T1">), tugas utamanya sebagai fasilitas transmisi </text:span><text:span text:style-name="T39">raw </text:span><text:span text:style-name="T1">data dan mentransfirmasikan data tersebut ke saluran yang bebas dari kesalahan transmisi. Dimungkinnya melalukan pemecahan data input menjadi sejumlah data </text:span><text:span text:style-name="T39">frame </text:span><text:span text:style-name="T1">(biasanya jumlahnya ratusan atau ribuan byte). Selanjutnya </text:span><text:span text:style-name="T39">frame </text:span><text:span text:style-name="T1">tersebut dikirim secara perurutan, dan memproses </text:span><text:span text:style-name="T39">acknowledgment frame </text:span><text:span text:style-name="T1">yang dikirim kembali oleh penerima. Penambahan bit-bit khusus diawal dan diakhir data guna pengenalan </text:span><text:span text:style-name="T39">frame </text:span><text:span text:style-name="T1">merupakan bagian pekerjaannya. Jika terjadi </text:span><text:span text:style-name="T39">noise </text:span><text:span text:style-name="T1">dan </text:span><text:span text:style-name="T39">frame </text:span><text:span text:style-name="T1">rusak </text:span><text:span text:style-name="T39">frame </text:span><text:span text:style-name="T1">dikirim ulang, tapi akibatnya akan terjadi duplikasi </text:span><text:span text:style-name="T39">frame </text:span><text:span text:style-name="T1">jika </text:span><text:span text:style-name="T39"><text:s/>acknowledgment frame </text:span><text:span text:style-name="T1">hilang.</text:span></text:p>
          <text:p text:style-name="P99"><text:span text:style-name="T1">3. Lapisan Jaringan (</text:span><text:span text:style-name="T39">Network Layer</text:span><text:span text:style-name="T1">)</text:span><text:span text:style-name="T39">, </text:span><text:span text:style-name="T1">berfungsi sebagai pengendalian operasi </text:span><text:span text:style-name="T39">subnet</text:span><text:span text:style-name="T1">. Masalah desain yang penting adalah menentukan </text:span><text:span text:style-name="T39">route </text:span><text:span text:style-name="T1">pengiriman </text:span><text:span text:style-name="T39">packet </text:span><text:span text:style-name="T1">dari sumber ke tujuannya. Desain </text:span><text:span text:style-name="T39">route </text:span><text:span text:style-name="T1">dapat berupa statik atau dinamik. Masalah pengendalian kemacetan (</text:span><text:span text:style-name="T39">bottlenect</text:span><text:span text:style-name="T1">) merupakan tugasnya. Pada jaringan </text:span><text:span text:style-name="T39">broadcast, </text:span><text:span text:style-name="T1">masalah penentuan </text:span><text:span text:style-name="T39">route </text:span><text:span text:style-name="T1">hal yang sederhana, lapisan jaringan bisa tidak ada atau tidak diperlukan.</text:span></text:p>
          <text:p text:style-name="P99"><text:span text:style-name="T1">4. Lapisan Transport (</text:span><text:span text:style-name="T39">Transport Layer</text:span><text:span text:style-name="T1">), fungsi dasarnya adalah menerima data dari Lapisan Sesi, bila perlu memecah data menjadi bagian-bagian yang lebih kecil, meneruskan potongan ke lapisan jaringan dan menjamin seluruh potongan data sampai dengan benar disisi lainnya. Harus dilaksanakan secara efisien. Tujuan lainnya adalah melindungi seluruh lapisan diatasnya dari perubahan teknologi perangkat keras yang mungkin timbul. Bila diperlukan </text:span><text:span text:style-name="T39">throughput </text:span><text:span text:style-name="T1">yang tinggi, maka lapisa </text:span><text:span text:style-name="T39">transport </text:span><text:span text:style-name="T1">hubungan jaringan yang banyak, tetapi dapat pula menggabungkan beberapa hubungan </text:span><text:span text:style-name="T39">transport</text:span><text:span text:style-name="T1"> ke hubungan jaringan yang sama. Penentuan jenis layanan (yang populer adalah saluran </text:span><text:span text:style-name="T39">error-free point tot point</text:span><text:span text:style-name="T1">) merupakan tugasnya pula. Merupakan </text:span><text:span text:style-name="T39">layer end-to-end </text:span><text:span text:style-name="T1">sejati dari sumber ke tujuan. Banyak </text:span><text:span text:style-name="T39">host </text:span><text:span text:style-name="T1">diprogram dengan </text:span><text:span text:style-name="T39">multiprogrammed </text:span><text:span text:style-name="T1">(banyak hubungan yang masuk dan meninggalkan </text:span><text:span text:style-name="T39">host </text:span><text:span text:style-name="T1">untuk menyatakan pesan mana). </text:span><text:span text:style-name="T28">TH adalah tempat informasi tersebut ditempatkan. Pengendalian aliran (</text:span><text:span text:style-name="T58">Flow Control</text:span><text:span text:style-name="T28">) adalah merupakan tugasnya agar tidak membanjiri </text:span><text:soft-page-break/><text:span text:style-name="T58">host </text:span><text:span text:style-name="T28">yang lamba</text:span><text:span text:style-name="T29">t</text:span><text:span text:style-name="T28">.</text:span></text:p>
          <text:p text:style-name="P100"><text:span text:style-name="T28">5. </text:span><text:span text:style-name="T1">Lapisan Sesi (</text:span><text:span text:style-name="T39">Session Layer</text:span><text:span text:style-name="T1">), mengizinkan para pengguna untuk menetapkan </text:span><text:span text:style-name="T39">session </text:span><text:span text:style-name="T1">di antara mereka. Sebuah </text:span><text:span text:style-name="T39">session </text:span><text:span text:style-name="T1">digunakan untuk memungkinkan seseorang pengguna lelakukan </text:span><text:span text:style-name="T39">log</text:span><text:span text:style-name="T1"> ke dalam suatu </text:span><text:span text:style-name="T39">remote time sharing system </text:span><text:span text:style-name="T1">atau memindahkan suatu </text:span><text:span text:style-name="T39">file </text:span><text:span text:style-name="T1">dari satu mesin ke mesin yang lain. Jadi tugasnya adalah pengendalian dialog. Funsi lainnya dalah manajemen </text:span><text:span text:style-name="T39">token (token management)</text:span><text:span text:style-name="T1">, sinkronisasi (</text:span><text:span text:style-name="T39">synchronization</text:span><text:span text:style-name="T1">), penyisipan </text:span><text:span text:style-name="T39">checkpoint </text:span><text:span text:style-name="T1">diperlukan jika akan mengulangi pengiriman akibat terjadinya </text:span><text:span text:style-name="T39">crash </text:span><text:span text:style-name="T1">sehingga tidak perlu seluruh data diulang pengirimannya.</text:span></text:p>
          <text:p text:style-name="P101"><text:span text:style-name="T1">6. </text:span><text:span text:style-name="T22">Lapisan Presentasi (</text:span><text:span text:style-name="T59">Presentation Layer</text:span><text:span text:style-name="T22">),</text:span><text:span text:style-name="T59"> </text:span><text:span text:style-name="T22">melakukan fungsi tertentu yang sering diminta untuk menjamin penemuan sebuah penyelesaian umum bagi masalah tertentu. Lapisan Presentasi tidak mengizinkan pengguna untuk menyelesaikan sendiri suatu masalah. Lapisan Presentasi memperhatikan </text:span><text:span text:style-name="T59">sytax </text:span><text:span text:style-name="T22">dan semantik informasi yang dikirimkan. Contoh layanannya adalah pengodean data (</text:span><text:span text:style-name="T59">data encoding</text:span><text:span text:style-name="T22">).</text:span></text:p>
          <text:p text:style-name="P102"><text:span text:style-name="T22">7. Lapisan Aplikasi </text:span><text:span text:style-name="T23">(</text:span><text:span text:style-name="T54">Appilcation Layer</text:span><text:span text:style-name="T23">), tugasnya melayani </text:span><text:span text:style-name="T54">remote </text:span><text:span text:style-name="T23">terminal. Lapisan aplikasi terdiri dari bermacam-macam protocol yang bisa digunakan. Diperlukan adanya terminal virtual jaringan (</text:span><text:span text:style-name="T54">network virtual terminal</text:span><text:span text:style-name="T23">) </text:span><text:span text:style-name="T24">sebelum suatu editor </text:span><text:span text:style-name="T55">remote </text:span><text:span text:style-name="T24">digunakan. Fungsi lainnya adalah pemindahan … (biasanya satu sistem ke sistem lain mempunyai konvensi yang berbeda). Tugasnya seperti: <text:s/>E-mail, Telnet, FTP, WWW dan lain sebagainya.</text:span></text:p>
          <text:list text:continue-numbering="true">
            <text:list-item>
              <text:p text:style-name="P103"><text:span text:style-name="T25">A</text:span><text:span text:style-name="T1">RP</text:span></text:p>
            </text:list-item>
          </text:list>
        </text:list-header>
      </text:list>
      <text:p text:style-name="P90"><text:span text:style-name="T1">Menurut X, ARP (Address Resolution Protocol) adalah protokol yang bertugas untuk menemukan </text:span><text:span text:style-name="T39">hardware address </text:span><text:span text:style-name="T1">suatu host dengan alamat IP tertentu. </text:span></text:p>
      <table:table table:name="ARP_Packet_Format" table:style-name="ARP_5f_Packet_5f_Format">
        <table:table-column table:style-name="ARP_5f_Packet_5f_Format.A"/>
        <table:table-column table:style-name="ARP_5f_Packet_5f_Format.B" table:number-columns-repeated="2"/>
        <table:table-row>
          <table:table-cell table:style-name="ARP_5f_Packet_5f_Format.A1" office:value-type="string">
            <text:p text:style-name="P36">Octet Offset</text:p>
          </table:table-cell>
          <table:table-cell table:style-name="ARP_5f_Packet_5f_Format.A1" office:value-type="string">
            <text:p text:style-name="P36">0</text:p>
          </table:table-cell>
          <table:table-cell table:style-name="ARP_5f_Packet_5f_Format.C1" office:value-type="string">
            <text:p text:style-name="P36">1</text:p>
          </table:table-cell>
        </table:table-row>
        <table:table-row>
          <table:table-cell table:style-name="ARP_5f_Packet_5f_Format.A2" office:value-type="string">
            <text:p text:style-name="P36">0</text:p>
          </table:table-cell>
          <table:table-cell table:style-name="ARP_5f_Packet_5f_Format.B2" table:number-columns-spanned="2" office:value-type="string">
            <text:p text:style-name="P36">Hardware type</text:p>
          </table:table-cell>
          <table:covered-table-cell/>
        </table:table-row>
        <table:table-row>
          <table:table-cell table:style-name="ARP_5f_Packet_5f_Format.A2" office:value-type="string">
            <text:p text:style-name="P36">2</text:p>
          </table:table-cell>
          <table:table-cell table:style-name="ARP_5f_Packet_5f_Format.B2" table:number-columns-spanned="2" office:value-type="string">
            <text:p text:style-name="P36">Protocol type</text:p>
          </table:table-cell>
          <table:covered-table-cell/>
        </table:table-row>
        <table:table-row>
          <table:table-cell table:style-name="ARP_5f_Packet_5f_Format.A2" office:value-type="string">
            <text:p text:style-name="P36">4</text:p>
          </table:table-cell>
          <table:table-cell table:style-name="ARP_5f_Packet_5f_Format.A2" office:value-type="string">
            <text:p text:style-name="P36">Hardware Address Length</text:p>
          </table:table-cell>
          <table:table-cell table:style-name="ARP_5f_Packet_5f_Format.B2" office:value-type="string">
            <text:p text:style-name="P36">Protocol Address Length</text:p>
          </table:table-cell>
        </table:table-row>
        <table:table-row>
          <table:table-cell table:style-name="ARP_5f_Packet_5f_Format.A2" office:value-type="string">
            <text:p text:style-name="P36">6</text:p>
          </table:table-cell>
          <table:table-cell table:style-name="ARP_5f_Packet_5f_Format.B2" table:number-columns-spanned="2" office:value-type="string">
            <text:p text:style-name="P36">Operation</text:p>
          </table:table-cell>
          <table:covered-table-cell/>
        </table:table-row>
        <text:soft-page-break/>
        <table:table-row>
          <table:table-cell table:style-name="ARP_5f_Packet_5f_Format.A2" office:value-type="string">
            <text:p text:style-name="P36">8</text:p>
          </table:table-cell>
          <table:table-cell table:style-name="ARP_5f_Packet_5f_Format.B2" table:number-rows-spanned="3" table:number-columns-spanned="2" office:value-type="string">
            <text:p text:style-name="P36">Sender Hardware Address</text:p>
          </table:table-cell>
          <table:covered-table-cell/>
        </table:table-row>
        <table:table-row>
          <table:table-cell table:style-name="ARP_5f_Packet_5f_Format.A2" office:value-type="string">
            <text:p text:style-name="P36">10</text:p>
          </table:table-cell>
          <table:covered-table-cell/>
          <table:covered-table-cell/>
        </table:table-row>
        <table:table-row>
          <table:table-cell table:style-name="ARP_5f_Packet_5f_Format.A2" office:value-type="string">
            <text:p text:style-name="P36">12</text:p>
          </table:table-cell>
          <table:covered-table-cell/>
          <table:covered-table-cell/>
        </table:table-row>
        <table:table-row>
          <table:table-cell table:style-name="ARP_5f_Packet_5f_Format.A2" office:value-type="string">
            <text:p text:style-name="P36">14</text:p>
          </table:table-cell>
          <table:table-cell table:style-name="ARP_5f_Packet_5f_Format.B2" table:number-rows-spanned="2" table:number-columns-spanned="2" office:value-type="string">
            <text:p text:style-name="P36">Sender Protocol Address</text:p>
          </table:table-cell>
          <table:covered-table-cell/>
        </table:table-row>
        <table:table-row>
          <table:table-cell table:style-name="ARP_5f_Packet_5f_Format.A2" office:value-type="string">
            <text:p text:style-name="P36">16</text:p>
          </table:table-cell>
          <table:covered-table-cell/>
          <table:covered-table-cell/>
        </table:table-row>
        <table:table-row>
          <table:table-cell table:style-name="ARP_5f_Packet_5f_Format.A2" office:value-type="string">
            <text:p text:style-name="P36">18</text:p>
          </table:table-cell>
          <table:table-cell table:style-name="ARP_5f_Packet_5f_Format.B2" table:number-rows-spanned="3" table:number-columns-spanned="2" office:value-type="string">
            <text:p text:style-name="P36">Target Hardware Address</text:p>
          </table:table-cell>
          <table:covered-table-cell/>
        </table:table-row>
        <table:table-row>
          <table:table-cell table:style-name="ARP_5f_Packet_5f_Format.A2" office:value-type="string">
            <text:p text:style-name="P36">20</text:p>
          </table:table-cell>
          <table:covered-table-cell/>
          <table:covered-table-cell/>
        </table:table-row>
        <table:table-row>
          <table:table-cell table:style-name="ARP_5f_Packet_5f_Format.A2" office:value-type="string">
            <text:p text:style-name="P36">22</text:p>
          </table:table-cell>
          <table:covered-table-cell/>
          <table:covered-table-cell/>
        </table:table-row>
        <table:table-row>
          <table:table-cell table:style-name="ARP_5f_Packet_5f_Format.A2" office:value-type="string">
            <text:p text:style-name="P36">24</text:p>
          </table:table-cell>
          <table:table-cell table:style-name="ARP_5f_Packet_5f_Format.B2" table:number-rows-spanned="2" table:number-columns-spanned="2" office:value-type="string">
            <text:p text:style-name="P36">Target Protocol Address</text:p>
          </table:table-cell>
          <table:covered-table-cell/>
        </table:table-row>
        <table:table-row>
          <table:table-cell table:style-name="ARP_5f_Packet_5f_Format.A2" office:value-type="string">
            <text:p text:style-name="P36">26</text:p>
          </table:table-cell>
          <table:covered-table-cell/>
          <table:covered-table-cell/>
        </table:table-row>
      </table:table>
      <text:p text:style-name="P11"/>
      <text:list xml:id="list142951032125976" text:continue-numbering="true" text:style-name="L5">
        <text:list-item>
          <text:list>
            <text:list-item>
              <text:p text:style-name="P104">Ethernet</text:p>
            </text:list-item>
          </text:list>
        </text:list-item>
      </text:list>
      <text:p text:style-name="P87">Menurut X, Pada awalnya Ethernet didesain untuk dijalankan di atas kabel koaksial pada kecepatan maksumum 10 Mbps. Sekarang Ethernet berjalan pada kabel koaksial <text:span text:style-name="T39">thin-wide </text:span>(10base2) dan <text:span text:style-name="T39">unshielded twisted-pair (UTP) telephone wiring </text:span>(10base3).<text:span text:style-name="T39"> <text:s/>Device </text:span>pada <text:span text:style-name="T39">network-PC, workstation, printer, server, </text:span>dll secara fisik terhubung ke kabel tunggal yang dikenal sebagai <text:span text:style-name="T39">bus.</text:span></text:p>
      <text:p text:style-name="P82">Pada perkembangan berikutnya, muncul teknologi <text:span text:style-name="T39">Switch Ethernet, </text:span>untuk menghindari <text:span text:style-name="T39">problem </text:span>tabrakan paket. Sebuah <text:span text:style-name="T39">Switch Ethernet </text:span>menggantikan pengabelan <text:span text:style-name="T39">hub. </text:span>Berikutnya ada <text:span text:style-name="T39">Fast Ethernet, </text:span>yang membesarkan <text:span text:style-name="T39">bandwith </text:span>LAN dari 10 Mbps menjadi 100 Mbps. Ia menggunakan 2 standar: Gigabit 100base-I (IEEE 802.3u) dan Gigabit 100VG-AnyLAN (IEEE 803.12). </text:p>
      <text:list xml:id="list142950195922038" text:continue-numbering="true" text:style-name="L5">
        <text:list-item>
          <text:list>
            <text:list-item>
              <text:p text:style-name="P104">ICMP</text:p>
            </text:list-item>
          </text:list>
        </text:list-item>
      </text:list>
      <table:table table:name="ICMP_Packet_Format" table:style-name="ICMP_5f_Packet_5f_Format">
        <table:table-column table:style-name="ICMP_5f_Packet_5f_Format.A" table:number-columns-repeated="10"/>
        <table:table-row>
          <table:table-cell table:style-name="ICMP_5f_Packet_5f_Format.A1" office:value-type="string">
            <text:p text:style-name="P37">Offset</text:p>
          </table:table-cell>
          <table:table-cell table:style-name="ICMP_5f_Packet_5f_Format.A1" office:value-type="string">
            <text:p text:style-name="P37">Octet</text:p>
          </table:table-cell>
          <table:table-cell table:style-name="ICMP_5f_Packet_5f_Format.A1" table:number-columns-spanned="2" office:value-type="string">
            <text:p text:style-name="P37">0</text:p>
          </table:table-cell>
          <table:covered-table-cell/>
          <table:table-cell table:style-name="ICMP_5f_Packet_5f_Format.A1" table:number-columns-spanned="2" office:value-type="string">
            <text:p text:style-name="P37">1</text:p>
          </table:table-cell>
          <table:covered-table-cell/>
          <table:table-cell table:style-name="ICMP_5f_Packet_5f_Format.A1" table:number-columns-spanned="2" office:value-type="string">
            <text:p text:style-name="P37">2</text:p>
          </table:table-cell>
          <table:covered-table-cell/>
          <table:table-cell table:style-name="ICMP_5f_Packet_5f_Format.I1" table:number-columns-spanned="2" office:value-type="string">
            <text:p text:style-name="P37">3</text:p>
          </table:table-cell>
          <table:covered-table-cell/>
        </table:table-row>
        <table:table-row>
          <table:table-cell table:style-name="ICMP_5f_Packet_5f_Format.A2" office:value-type="string">
            <text:p text:style-name="P37">Octet</text:p>
          </table:table-cell>
          <table:table-cell table:style-name="ICMP_5f_Packet_5f_Format.A2" office:value-type="string">
            <text:p text:style-name="P37">Bit</text:p>
          </table:table-cell>
          <table:table-cell table:style-name="ICMP_5f_Packet_5f_Format.A2" office:value-type="string">
            <text:p text:style-name="P37">0</text:p>
          </table:table-cell>
          <table:table-cell table:style-name="ICMP_5f_Packet_5f_Format.A2" office:value-type="string">
            <text:p text:style-name="P37">4</text:p>
          </table:table-cell>
          <table:table-cell table:style-name="ICMP_5f_Packet_5f_Format.A2" office:value-type="string">
            <text:p text:style-name="P37">8</text:p>
          </table:table-cell>
          <table:table-cell table:style-name="ICMP_5f_Packet_5f_Format.A2" office:value-type="string">
            <text:p text:style-name="P37">12</text:p>
          </table:table-cell>
          <table:table-cell table:style-name="ICMP_5f_Packet_5f_Format.A2" office:value-type="string">
            <text:p text:style-name="P37">16</text:p>
          </table:table-cell>
          <table:table-cell table:style-name="ICMP_5f_Packet_5f_Format.A2" office:value-type="string">
            <text:p text:style-name="P37">20</text:p>
          </table:table-cell>
          <table:table-cell table:style-name="ICMP_5f_Packet_5f_Format.A2" office:value-type="string">
            <text:p text:style-name="P37">24</text:p>
          </table:table-cell>
          <table:table-cell table:style-name="ICMP_5f_Packet_5f_Format.J2" office:value-type="string">
            <text:p text:style-name="P37">28</text:p>
          </table:table-cell>
        </table:table-row>
        <table:table-row>
          <table:table-cell table:style-name="ICMP_5f_Packet_5f_Format.A2" office:value-type="string">
            <text:p text:style-name="P37">0</text:p>
          </table:table-cell>
          <table:table-cell table:style-name="ICMP_5f_Packet_5f_Format.A2" office:value-type="string">
            <text:p text:style-name="P37">0</text:p>
          </table:table-cell>
          <table:table-cell table:style-name="ICMP_5f_Packet_5f_Format.A2" table:number-columns-spanned="2" office:value-type="string">
            <text:p text:style-name="P37">Type</text:p>
          </table:table-cell>
          <table:covered-table-cell/>
          <table:table-cell table:style-name="ICMP_5f_Packet_5f_Format.A2" table:number-columns-spanned="2" office:value-type="string">
            <text:p text:style-name="P37">Code</text:p>
          </table:table-cell>
          <table:covered-table-cell/>
          <table:table-cell table:style-name="ICMP_5f_Packet_5f_Format.J2" table:number-columns-spanned="4" office:value-type="string">
            <text:p text:style-name="P37">Checksum</text:p>
          </table:table-cell>
          <table:covered-table-cell/>
          <table:covered-table-cell/>
          <table:covered-table-cell/>
        </table:table-row>
        <table:table-row>
          <table:table-cell table:style-name="ICMP_5f_Packet_5f_Format.A2" office:value-type="string">
            <text:p text:style-name="P37">4</text:p>
          </table:table-cell>
          <table:table-cell table:style-name="ICMP_5f_Packet_5f_Format.A2" office:value-type="string">
            <text:p text:style-name="P37">32</text:p>
          </table:table-cell>
          <table:table-cell table:style-name="ICMP_5f_Packet_5f_Format.J2" table:number-columns-spanned="8" office:value-type="string">
            <text:p text:style-name="P37">Rest of Header</text:p>
          </table:table-cell>
          <table:covered-table-cell/>
          <table:covered-table-cell/>
          <table:covered-table-cell/>
          <table:covered-table-cell/>
          <table:covered-table-cell/>
          <table:covered-table-cell/>
          <table:covered-table-cell/>
        </table:table-row>
      </table:table>
      <text:list xml:id="list142950915208879" text:continue-numbering="true" text:style-name="L5">
        <text:list-item>
          <text:list>
            <text:list-header>
              <text:p text:style-name="P104"/>
            </text:list-header>
            <text:list-item>
              <text:p text:style-name="P105">IP Address</text:p>
            </text:list-item>
          </text:list>
        </text:list-item>
      </text:list>
      <text:p text:style-name="P88">Menurut X, <text:span text:style-name="T180">IP (Internet Protocol) </text:span><text:span text:style-name="T60">address</text:span><text:span text:style-name="T180"> atau alamat IP yang </text:span><text:soft-page-break/><text:span text:style-name="T180">bahasa awamnya bisa disebut dengan kode pengenal komputer pada jaringan merupaan komponen vital pada internet, karena tanpa alamat IP sesorang tidak akan dapat terhubung ke </text:span><text:span text:style-name="T60">internet. </text:span><text:span text:style-name="T180">Setiap komputer yang terhubung ke </text:span><text:span text:style-name="T60">internet </text:span><text:span text:style-name="T180">setidaknya harus memiliki satu buah alamat IP pada setiap perangkat yang terhubung ke </text:span><text:span text:style-name="T60">internet </text:span><text:span text:style-name="T180">dan alamat IP itu sendiri harus unik karena tidak boleh ada komputer/</text:span><text:span text:style-name="T60">server/</text:span><text:span text:style-name="T180">perangkat jaringan lainnya yang menggunakan alamat IP yang sama di </text:span><text:span text:style-name="T60">Internet.</text:span></text:p>
      <text:list xml:id="list142949741826288" text:continue-numbering="true" text:style-name="L5">
        <text:list-item>
          <text:list>
            <text:list-item>
              <text:p text:style-name="P105">IPv4</text:p>
            </text:list-item>
          </text:list>
        </text:list-item>
      </text:list>
      <text:p text:style-name="P88">Menurut X, <text:span text:style-name="T180">alamat IP (Ipv4) pada awalnya adalah sederetan bilangan biner sepanjang 32 bit yang dipakai untuk mengidentifikasikan </text:span><text:span text:style-name="T60">host </text:span><text:span text:style-name="T180">pada jaringan. Alamat IP ini diberikan secara unik pada masing-masing komputer/</text:span><text:span text:style-name="T60">host </text:span><text:span text:style-name="T180">yang terhubung ke </text:span><text:span text:style-name="T60">internet. </text:span><text:span text:style-name="T180">Prinsip kerjanya adalah paket yang membawa data dimuati alamat IP dari komputer pengirim data kepada alamat IP pada komputer yang akan dituju, kemudian data tersebut dikirim ke jaringan. Paket ini kemudian dikirim dari </text:span><text:span text:style-name="T60">router </text:span><text:span text:style-name="T180">ke </text:span><text:span text:style-name="T60">router </text:span><text:span text:style-name="T180">dengan berpedoman pada alamat IP tersebut menuju ke komputer yang dituju. Seluruh komputer/</text:span><text:span text:style-name="T60">host </text:span><text:span text:style-name="T180">yang tersambung ke iinternet, dibedakan hanya berdasarkan alamat IP untuk setiap komputer yang terhubung ke jaringan </text:span><text:span text:style-name="T60">internet.</text:span></text:p>
      <text:p text:style-name="P85">IPv4 terdiri dari 14 <text:span text:style-name="T39">field</text:span>, namun satu <text:span text:style-name="T39">field </text:span>terakhir hanya bersifat <text:span text:style-name="T39"><text:s/>optional</text:span>. Berikut format dari paket Ipv4.</text:p>
      <table:table table:name="IPv4_Packet_Format" table:style-name="IPv4_5f_Packet_5f_Format">
        <table:table-column table:style-name="IPv4_5f_Packet_5f_Format.A"/>
        <table:table-column table:style-name="IPv4_5f_Packet_5f_Format.B"/>
        <table:table-column table:style-name="IPv4_5f_Packet_5f_Format.C"/>
        <table:table-column table:style-name="IPv4_5f_Packet_5f_Format.D"/>
        <table:table-column table:style-name="IPv4_5f_Packet_5f_Format.E"/>
        <table:table-column table:style-name="IPv4_5f_Packet_5f_Format.F"/>
        <table:table-column table:style-name="IPv4_5f_Packet_5f_Format.G"/>
        <table:table-column table:style-name="IPv4_5f_Packet_5f_Format.F"/>
        <table:table-column table:style-name="IPv4_5f_Packet_5f_Format.G"/>
        <table:table-column table:style-name="IPv4_5f_Packet_5f_Format.F"/>
        <table:table-column table:style-name="IPv4_5f_Packet_5f_Format.G"/>
        <table:table-column table:style-name="IPv4_5f_Packet_5f_Format.L"/>
        <table:table-column table:style-name="IPv4_5f_Packet_5f_Format.M"/>
        <table:table-column table:style-name="IPv4_5f_Packet_5f_Format.C" table:number-columns-repeated="6"/>
        <table:table-row table:style-name="IPv4_5f_Packet_5f_Format.1">
          <table:table-cell table:style-name="IPv4_5f_Packet_5f_Format.A1" office:value-type="string">
            <text:p text:style-name="P41">Offsets</text:p>
          </table:table-cell>
          <table:table-cell table:style-name="IPv4_5f_Packet_5f_Format.A1" office:value-type="string">
            <text:p text:style-name="P41">Octet</text:p>
          </table:table-cell>
          <table:table-cell table:style-name="IPv4_5f_Packet_5f_Format.A1" table:number-columns-spanned="4" office:value-type="string">
            <text:p text:style-name="P42">0</text:p>
          </table:table-cell>
          <table:covered-table-cell/>
          <table:covered-table-cell/>
          <table:covered-table-cell/>
          <table:table-cell table:style-name="IPv4_5f_Packet_5f_Format.A1" table:number-columns-spanned="4" office:value-type="string">
            <text:p text:style-name="P42">1</text:p>
          </table:table-cell>
          <table:covered-table-cell/>
          <table:covered-table-cell/>
          <table:covered-table-cell/>
          <table:table-cell table:style-name="IPv4_5f_Packet_5f_Format.A1" table:number-columns-spanned="5" office:value-type="string">
            <text:p text:style-name="P42">2</text:p>
          </table:table-cell>
          <table:covered-table-cell/>
          <table:covered-table-cell/>
          <table:covered-table-cell/>
          <table:covered-table-cell/>
          <table:table-cell table:style-name="IPv4_5f_Packet_5f_Format.P1" table:number-columns-spanned="4" office:value-type="string">
            <text:p text:style-name="P42">3</text:p>
          </table:table-cell>
          <table:covered-table-cell/>
          <table:covered-table-cell/>
          <table:covered-table-cell/>
        </table:table-row>
        <table:table-row table:style-name="IPv4_5f_Packet_5f_Format.1">
          <table:table-cell table:style-name="IPv4_5f_Packet_5f_Format.A2" office:value-type="string">
            <text:p text:style-name="P41">Octet</text:p>
          </table:table-cell>
          <table:table-cell table:style-name="IPv4_5f_Packet_5f_Format.A2" office:value-type="string">
            <text:p text:style-name="P41">Bit</text:p>
          </table:table-cell>
          <table:table-cell table:style-name="IPv4_5f_Packet_5f_Format.A2" office:value-type="string">
            <text:p text:style-name="P41">0</text:p>
          </table:table-cell>
          <table:table-cell table:style-name="IPv4_5f_Packet_5f_Format.A2" office:value-type="string">
            <text:p text:style-name="P41">2</text:p>
          </table:table-cell>
          <table:table-cell table:style-name="IPv4_5f_Packet_5f_Format.A2" office:value-type="string">
            <text:p text:style-name="P41">4</text:p>
          </table:table-cell>
          <table:table-cell table:style-name="IPv4_5f_Packet_5f_Format.A2" office:value-type="string">
            <text:p text:style-name="P41">6</text:p>
          </table:table-cell>
          <table:table-cell table:style-name="IPv4_5f_Packet_5f_Format.A2" office:value-type="string">
            <text:p text:style-name="P41">8</text:p>
          </table:table-cell>
          <table:table-cell table:style-name="IPv4_5f_Packet_5f_Format.A2" office:value-type="string">
            <text:p text:style-name="P41">10</text:p>
          </table:table-cell>
          <table:table-cell table:style-name="IPv4_5f_Packet_5f_Format.A2" office:value-type="string">
            <text:p text:style-name="P40">12</text:p>
          </table:table-cell>
          <table:table-cell table:style-name="IPv4_5f_Packet_5f_Format.A2" office:value-type="string">
            <text:p text:style-name="P41">14</text:p>
          </table:table-cell>
          <table:table-cell table:style-name="IPv4_5f_Packet_5f_Format.A2" office:value-type="string">
            <text:p text:style-name="P45">16</text:p>
          </table:table-cell>
          <table:table-cell table:style-name="IPv4_5f_Packet_5f_Format.A2" table:number-columns-spanned="2" office:value-type="string">
            <text:p text:style-name="P41">18</text:p>
          </table:table-cell>
          <table:covered-table-cell/>
          <table:table-cell table:style-name="IPv4_5f_Packet_5f_Format.A2" office:value-type="string">
            <text:p text:style-name="P41">20</text:p>
          </table:table-cell>
          <table:table-cell table:style-name="IPv4_5f_Packet_5f_Format.A2" office:value-type="string">
            <text:p text:style-name="P41">22</text:p>
          </table:table-cell>
          <table:table-cell table:style-name="IPv4_5f_Packet_5f_Format.A2" office:value-type="string">
            <text:p text:style-name="P41">24</text:p>
          </table:table-cell>
          <table:table-cell table:style-name="IPv4_5f_Packet_5f_Format.A2" office:value-type="string">
            <text:p text:style-name="P41">26</text:p>
          </table:table-cell>
          <table:table-cell table:style-name="IPv4_5f_Packet_5f_Format.A2" office:value-type="string">
            <text:p text:style-name="P41">28</text:p>
          </table:table-cell>
          <table:table-cell table:style-name="IPv4_5f_Packet_5f_Format.S2" office:value-type="string">
            <text:p text:style-name="P41">30</text:p>
          </table:table-cell>
        </table:table-row>
        <table:table-row table:style-name="IPv4_5f_Packet_5f_Format.1">
          <table:table-cell table:style-name="IPv4_5f_Packet_5f_Format.A2" office:value-type="string">
            <text:p text:style-name="P39">0</text:p>
          </table:table-cell>
          <table:table-cell table:style-name="IPv4_5f_Packet_5f_Format.A2" office:value-type="string">
            <text:p text:style-name="P39">0</text:p>
          </table:table-cell>
          <table:table-cell table:style-name="IPv4_5f_Packet_5f_Format.A2" table:number-columns-spanned="2" office:value-type="string">
            <text:p text:style-name="P45">Version</text:p>
          </table:table-cell>
          <table:covered-table-cell/>
          <table:table-cell table:style-name="IPv4_5f_Packet_5f_Format.A2" table:number-columns-spanned="2" office:value-type="string">
            <text:p text:style-name="P39">IHL</text:p>
          </table:table-cell>
          <table:covered-table-cell/>
          <table:table-cell table:style-name="IPv4_5f_Packet_5f_Format.A2" table:number-columns-spanned="3" office:value-type="string">
            <text:p text:style-name="P39">DSCP</text:p>
          </table:table-cell>
          <table:covered-table-cell/>
          <table:covered-table-cell/>
          <table:table-cell table:style-name="IPv4_5f_Packet_5f_Format.A2" office:value-type="string">
            <text:p text:style-name="P44">E</text:p>
          </table:table-cell>
          <table:table-cell table:style-name="IPv4_5f_Packet_5f_Format.S2" table:number-columns-spanned="9" office:value-type="string">
            <text:p text:style-name="P39">Total Length</text:p>
          </table:table-cell>
          <table:covered-table-cell/>
          <table:covered-table-cell/>
          <table:covered-table-cell/>
          <table:covered-table-cell/>
          <table:covered-table-cell/>
          <table:covered-table-cell/>
          <table:covered-table-cell/>
          <table:covered-table-cell/>
        </table:table-row>
        <table:table-row table:style-name="IPv4_5f_Packet_5f_Format.1">
          <table:table-cell table:style-name="IPv4_5f_Packet_5f_Format.A2" office:value-type="string">
            <text:p text:style-name="P39">4</text:p>
          </table:table-cell>
          <table:table-cell table:style-name="IPv4_5f_Packet_5f_Format.A2" office:value-type="string">
            <text:p text:style-name="P39">32</text:p>
          </table:table-cell>
          <table:table-cell table:style-name="IPv4_5f_Packet_5f_Format.A2" table:number-columns-spanned="8" office:value-type="string">
            <text:p text:style-name="P39">Identification</text:p>
          </table:table-cell>
          <table:covered-table-cell/>
          <table:covered-table-cell/>
          <table:covered-table-cell/>
          <table:covered-table-cell/>
          <table:covered-table-cell/>
          <table:covered-table-cell/>
          <table:covered-table-cell/>
          <table:table-cell table:style-name="IPv4_5f_Packet_5f_Format.A2" table:number-columns-spanned="2" office:value-type="string">
            <text:p text:style-name="P39">Flags</text:p>
          </table:table-cell>
          <table:covered-table-cell/>
          <table:table-cell table:style-name="IPv4_5f_Packet_5f_Format.S2" table:number-columns-spanned="7" office:value-type="string">
            <text:p text:style-name="P78">Fragment Offset</text:p>
          </table:table-cell>
          <table:covered-table-cell/>
          <table:covered-table-cell/>
          <table:covered-table-cell/>
          <table:covered-table-cell/>
          <table:covered-table-cell/>
          <table:covered-table-cell/>
        </table:table-row>
        <table:table-row table:style-name="IPv4_5f_Packet_5f_Format.1">
          <table:table-cell table:style-name="IPv4_5f_Packet_5f_Format.A2" office:value-type="string">
            <text:p text:style-name="P39">8</text:p>
          </table:table-cell>
          <table:table-cell table:style-name="IPv4_5f_Packet_5f_Format.A2" office:value-type="string">
            <text:p text:style-name="P39">64</text:p>
          </table:table-cell>
          <table:table-cell table:style-name="IPv4_5f_Packet_5f_Format.A2" table:number-columns-spanned="4" office:value-type="string">
            <text:p text:style-name="P39">Time to Live</text:p>
          </table:table-cell>
          <table:covered-table-cell/>
          <table:covered-table-cell/>
          <table:covered-table-cell/>
          <table:table-cell table:style-name="IPv4_5f_Packet_5f_Format.A2" table:number-columns-spanned="4" office:value-type="string">
            <text:p text:style-name="P39">Protocol</text:p>
          </table:table-cell>
          <table:covered-table-cell/>
          <table:covered-table-cell/>
          <table:covered-table-cell/>
          <table:table-cell table:style-name="IPv4_5f_Packet_5f_Format.S2" table:number-columns-spanned="9" office:value-type="string">
            <text:p text:style-name="P39">Header Checksum</text:p>
          </table:table-cell>
          <table:covered-table-cell/>
          <table:covered-table-cell/>
          <table:covered-table-cell/>
          <table:covered-table-cell/>
          <table:covered-table-cell/>
          <table:covered-table-cell/>
          <table:covered-table-cell/>
          <table:covered-table-cell/>
        </table:table-row>
        <table:table-row table:style-name="IPv4_5f_Packet_5f_Format.1">
          <table:table-cell table:style-name="IPv4_5f_Packet_5f_Format.A2" office:value-type="string">
            <text:p text:style-name="P39">12</text:p>
          </table:table-cell>
          <table:table-cell table:style-name="IPv4_5f_Packet_5f_Format.A2" office:value-type="string">
            <text:p text:style-name="P39">96</text:p>
          </table:table-cell>
          <table:table-cell table:style-name="IPv4_5f_Packet_5f_Format.S2" table:number-columns-spanned="17" office:value-type="string">
            <text:p text:style-name="P39">Source IP 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IPv4_5f_Packet_5f_Format.1">
          <table:table-cell table:style-name="IPv4_5f_Packet_5f_Format.A2" office:value-type="string">
            <text:p text:style-name="P39">16</text:p>
          </table:table-cell>
          <table:table-cell table:style-name="IPv4_5f_Packet_5f_Format.A2" office:value-type="string">
            <text:p text:style-name="P39">128</text:p>
          </table:table-cell>
          <table:table-cell table:style-name="IPv4_5f_Packet_5f_Format.S2" table:number-columns-spanned="17" office:value-type="string">
            <text:p text:style-name="P39">Destinatin IP Addres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IPv4_5f_Packet_5f_Format.1">
          <table:table-cell table:style-name="IPv4_5f_Packet_5f_Format.A2" office:value-type="string">
            <text:p text:style-name="P39">20</text:p>
          </table:table-cell>
          <table:table-cell table:style-name="IPv4_5f_Packet_5f_Format.A2" office:value-type="string">
            <text:p text:style-name="P39">160</text:p>
          </table:table-cell>
          <table:table-cell table:style-name="IPv4_5f_Packet_5f_Format.S2" table:number-rows-spanned="4" table:number-columns-spanned="17" office:value-type="string">
            <text:p text:style-name="P43">Options (if IHL &gt; 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IPv4_5f_Packet_5f_Format.1">
          <table:table-cell table:style-name="IPv4_5f_Packet_5f_Format.A2" office:value-type="string">
            <text:p text:style-name="P39">24</text:p>
          </table:table-cell>
          <table:table-cell table:style-name="IPv4_5f_Packet_5f_Format.A2" office:value-type="string">
            <text:p text:style-name="P39">19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IPv4_5f_Packet_5f_Format.1">
          <table:table-cell table:style-name="IPv4_5f_Packet_5f_Format.A2" office:value-type="string">
            <text:p text:style-name="P39">28</text:p>
          </table:table-cell>
          <table:table-cell table:style-name="IPv4_5f_Packet_5f_Format.A2" office:value-type="string">
            <text:p text:style-name="P39">22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IPv4_5f_Packet_5f_Format.1">
          <table:table-cell table:style-name="IPv4_5f_Packet_5f_Format.A2" office:value-type="string">
            <text:p text:style-name="P39">32</text:p>
          </table:table-cell>
          <table:table-cell table:style-name="IPv4_5f_Packet_5f_Format.A2" office:value-type="string">
            <text:p text:style-name="P39">25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
      <text:list xml:id="list142951470215172" text:continue-numbering="true" text:style-name="L5">
        <text:list-item>
          <text:list>
            <text:list-item>
              <text:p text:style-name="P104">Sniffing &amp; Spoofing</text:p>
            </text:list-item>
          </text:list>
        </text:list-item>
      </text:list>
      <text:p text:style-name="P89">Sniffing adalah proses penyadapan paket pada jaringan dengan menggunakan sebuah aplikasi yang biasa disebut <text:span text:style-name="T39">Network Analyzer</text:span>. Aplikasi ini menangkap tiap-tiap paket dan dapat juga menguraikan paket tersebut berdasarkan RF<text:span text:style-name="T191">C</text:span> (Request of Comments). <text:span text:style-name="T181">Sedangkan spoofing merupakan proses pemalsuan paket-paket jaringan yang dapat mendukung proses sniffing.</text:span></text:p>
      <text:p text:style-name="P83">Sniffing sendiri dapat dikategorikan menjadi 2, yaitu aktif dan pasif. Sniffing pasif merupakan proses analisa paket jaringan tanpa melakukan perubahan atun pembuatan paket tertentu yang kemudian dikirimkan melelui jaringan. Sebaliknya sniffing aktif merupakan proses sniffing yang pada kondisi tertentu <text:s/>dapat melakukan perubahan ataupun pembuatan paket yang kemudian dikirimkan melalui jaringan.</text:p>
      <text:list xml:id="list142950347838179" text:continue-numbering="true" text:style-name="L5">
        <text:list-item>
          <text:list>
            <text:list-item>
              <text:p text:style-name="P104">Promiscuous Mode</text:p>
            </text:list-item>
          </text:list>
        </text:list-item>
      </text:list>
      <text:p text:style-name="P84"><text:span text:style-name="T39">Promiscuous mode</text:span> atau <text:span text:style-name="T39">promisc mode</text:span> merupakan konfigurasi pada <text:span text:style-name="T39">Network Interface Card </text:span>(NIC) yang dapat menghambat atau meneruskan setiap paket yang melewatinya. Ketika NIC berada pada <text:span text:style-name="T39">promiscuous mode</text:span> maka setiap paket yang melewatinya (termasuk paket yang tidak ditujukan kepadanya) akan diteruskan ke CPU dan diproses.</text:p>
      <text:list xml:id="list142951551401746" text:continue-numbering="true" text:style-name="L5">
        <text:list-item>
          <text:list>
            <text:list-item>
              <text:p text:style-name="P106">Maximum Transmission Unit (MTU)</text:p>
            </text:list-item>
          </text:list>
        </text:list-item>
      </text:list>
      <text:p text:style-name="P139"><text:bookmark-start text:name="__DdeLink__2184_225596623"/><text:span text:style-name="T188">Maximum Transmission Unit</text:span><text:span text:style-name="T185"> (MTU) dalam jaringan komputer merupakan</text:span><text:bookmark-end text:name="__DdeLink__2184_225596623"/><text:span text:style-name="T185"> maksimum dari ukuran paket yang dapat ditransimikan oleh media jaringan. Ukuran dari MTU berfariasi tergantung pada media transmisi yang digunakan. Salah satu media transmisi yang umum digunakan adalah Ethernet dengan maksimum MTU adalah 1500 yang berarti paket yang ditransmisikan pada Ethernet Frame (</text:span><text:span text:style-name="T188">datalink layer</text:span><text:span text:style-name="T185">) tidak dapat melebihi 1500 </text:span><text:span text:style-name="T188">bytes.</text:span></text:p>
      <text:list xml:id="list142949694635371" text:continue-numbering="true" text:style-name="L5">
        <text:list-item>
          <text:list>
            <text:list-item>
              <text:p text:style-name="P108">Pcap File Format</text:p>
            </text:list-item>
          </text:list>
        </text:list-item>
      </text:list>
      <text:p text:style-name="P137">Format .pcap (Packet Capture) merupakan format standar yang <text:soft-page-break/>digunakan untuk penyimpanan hasil <text:span text:style-name="T39">capture </text:span>data jaringan. <text:span text:style-name="T190">Paket yang tersimpan di dalam format pcap tidak selalu berisi semua data seperti paket yang terdapat di jaringan jika </text:span><text:span text:style-name="T64">snaphot length </text:span><text:span text:style-name="T190">yang digunakan lebih kecil dari panjang paket yang terdapat di jaringan. Untuk mengatasi permasalahan ini kita dapat menerapkan </text:span><text:span text:style-name="T64">snapshot length </text:span><text:span text:style-name="T190">sepanjang 65535 (maksimum). Versi setelah pcap adalah pcap-ng, untuk lebih detailnya dapat dilihat di https://github.com/the-tcpdump-group/pcapng.</text:span></text:p>
      <text:p text:style-name="P138"/>
      <text:list xml:id="list142949726476168" text:continue-numbering="true" text:style-name="L5">
        <text:list-item>
          <text:list>
            <text:list-item>
              <text:p text:style-name="P107">Jaringan Saraf Tiruan</text:p>
            </text:list-item>
            <text:list-item>
              <text:p text:style-name="P107">Backpropagation</text:p>
            </text:list-item>
          </text:list>
        </text:list-item>
      </text:list>
      <text:p text:style-name="P76"/>
      <text:p text:style-name="P76"/>
      <text:p text:style-name="P76"/>
      <text:p text:style-name="P76"/>
      <text:p text:style-name="P76"/>
      <text:p text:style-name="P77"/>
      <text:p text:style-name="P5">BAB III</text:p>
      <text:p text:style-name="P5">METODE PENELITIAN</text:p>
      <text:p text:style-name="P22"/>
      <text:list xml:id="list5217214044381515426" text:style-name="L6">
        <text:list-item>
          <text:p text:style-name="P127"><text:span text:style-name="T123">O</text:span><text:span text:style-name="T124">b</text:span><text:span text:style-name="T125">y</text:span><text:span text:style-name="T124">ek Penelitian</text:span></text:p>
        </text:list-item>
      </text:list>
      <text:p text:style-name="P48"><text:span text:style-name="T99">ARP</text:span><text:span text:style-name="T110"> merupakan suatu protokol yang bertanggung jawab untuk mencari </text:span><text:span text:style-name="T99">Media Access Control (MAC) Address</text:span><text:span text:style-name="T110"> dari <text:s/>setiap komputer yang akan berkomunikasi melalui jaringan </text:span><text:span text:style-name="T99">Local Area Network (LAN)</text:span><text:span text:style-name="T110"> dengan memanfaatkan </text:span><text:span text:style-name="T99">Internet Protocol Address (IP Address)</text:span><text:span text:style-name="T110"> versi 4 yang telah didapat saat sebuah komputer terkoneksi ke dalam jaringan. </text:span><text:span text:style-name="T99">MAC Address</text:span><text:span text:style-name="T110"> yang telah didapat akan disimpan di dalam </text:span><text:span text:style-name="T99">ARP cache</text:span><text:span text:style-name="T110"> agar tidak membuat jaringan sibuk dengan selalu mengirimkan paket </text:span><text:span text:style-name="T99">ARP</text:span><text:span text:style-name="T110"> setiap kali ingin berkomunikasi dengan komputer lainnya.</text:span></text:p>
      <text:p text:style-name="P62"><text:span text:style-name="T118">Ketika sebuah host menerima </text:span><text:span text:style-name="T104">ARP</text:span><text:span text:style-name="T118"> reply maka secara langsung akan meng-update </text:span><text:span text:style-name="T104">ARP cache</text:span><text:span text:style-name="T118"> yang dimilikinya. Hal ini menyebabkan permasalahan ketika host tesebut mendapatkan </text:span><text:span text:style-name="T104">ARP reply</text:span><text:span text:style-name="T118"> yang telah di buat sedemikian rupa </text:span><text:soft-page-break/><text:span text:style-name="T118">oleh attacker (penyerang) karena pada proses update </text:span><text:span text:style-name="T104">ARP cache</text:span><text:span text:style-name="T118"> tidak dilakukan pengecekan terlebih dahulu. </text:span><text:span text:style-name="T117">Disini timbul permasalahan kerena </text:span><text:span text:style-name="T105">ARP cache</text:span><text:span text:style-name="T117"> tersebut akan digunakan untuk berkomunikasi antar host yang terkoneksi di jaringan yang akan berakibat tidak sampainya data kepada tujuan yang diinginkan.</text:span></text:p>
      <text:p text:style-name="P65"/>
      <text:list xml:id="list142951584456134" text:continue-numbering="true" text:style-name="L6">
        <text:list-item>
          <text:p text:style-name="P128"><text:span text:style-name="T94">Metode</text:span><text:span text:style-name="T90"> Penelitian</text:span></text:p>
        </text:list-item>
      </text:list>
      <text:list xml:id="list3058912950859889149" text:style-name="L7">
        <text:list-item>
          <text:list>
            <text:list-item>
              <text:list>
                <text:list-item>
                  <text:list>
                    <text:list-item>
                      <text:list>
                        <text:list-item>
                          <text:list>
                            <text:list-item>
                              <text:p text:style-name="P111">Pengumpulan Data</text:p>
                            </text:list-item>
                          </text:list>
                        </text:list-item>
                      </text:list>
                    </text:list-item>
                  </text:list>
                </text:list-item>
              </text:list>
            </text:list-item>
          </text:list>
        </text:list-item>
      </text:list>
      <text:p text:style-name="P71"><text:span text:style-name="T119">Metode dan prosedur yang penulis gunakan untuk mendapatkan suatu data atau informasi tentang apa saja yang harus dikerjakan pada </text:span><text:span text:style-name="T113">saat pengembangan sistem “Pendeteksi </text:span><text:span text:style-name="T114">Serangan Pada</text:span><text:span text:style-name="T113"> ARP</text:span><text:span text:style-name="T114"> Menggunakan Jaringan Syaraf Tiruan” </text:span><text:span text:style-name="T119">adalah </text:span><text:span text:style-name="T112">sebagai berikut:</text:span></text:p>
      <text:list xml:id="list4876069292950324158" text:style-name="L8">
        <text:list-item>
          <text:p text:style-name="P130"><text:span text:style-name="T95">Observas</text:span><text:span text:style-name="T96">i</text:span></text:p>
        </text:list-item>
      </text:list>
      <text:p text:style-name="P72"><text:span text:style-name="T112">Kegiatan yang dilakukan adalah dengan mengamati dan menganalisa setiap paket </text:span><text:span text:style-name="T106">ARP</text:span><text:span text:style-name="T112"> yang dapat di-</text:span><text:span text:style-name="T106">capture</text:span><text:span text:style-name="T112"> pada jaringan. Hasil dari kegiatan ini akan dijadikan acuan untuk menentukan metode yang tepat untuk menyelesaikan masalah.</text:span></text:p>
      <text:list xml:id="list142950013819718" text:continue-numbering="true" text:style-name="L8">
        <text:list-item>
          <text:p text:style-name="P131"><text:span text:style-name="T96">A</text:span><text:span text:style-name="T90">nalisis Kebutuhan</text:span></text:p>
        </text:list-item>
      </text:list>
      <text:p text:style-name="P73">Pada kegiatan ini akan dilakukan analisis kebutuhan sistem baik perangkat keras maupun perangkat lunak. Selain itu juga akan dilakukan analisis akan kebutuhan calon pengguna sistem yang dibuat akan tepat guna.</text:p>
      <text:p text:style-name="P74"/>
      <text:list xml:id="list142951470082348" text:continue-list="list3058912950859889149" text:style-name="L7">
        <text:list-item>
          <text:list>
            <text:list-item>
              <text:list>
                <text:list-item>
                  <text:list>
                    <text:list-item>
                      <text:list>
                        <text:list-item>
                          <text:list>
                            <text:list-item>
                              <text:p text:style-name="P115">Analisis Perancangan</text:p>
                            </text:list-item>
                          </text:list>
                        </text:list-item>
                      </text:list>
                    </text:list-item>
                  </text:list>
                </text:list-item>
              </text:list>
            </text:list-item>
          </text:list>
        </text:list-item>
      </text:list>
      <text:p text:style-name="P57"><text:span text:style-name="T70">Dalam memenuhi kebutuhan pengguna, sistem ini membutuhkan dukungan hardware dan software diantaranya </text:span><text:span text:style-name="T67">Network Interface Card (NIC)</text:span><text:span text:style-name="T70">, Libpcap untuk GNU/Linux sebagai </text:span><text:span text:style-name="T67">packet capture library</text:span><text:span text:style-name="T70"> dan Winpcap yang merupakan versi lain dari Libpcap untuk Windows dimana juga terdapat </text:span><text:span text:style-name="T67">network driver</text:span><text:span text:style-name="T70"> untuk </text:span><text:span text:style-name="T67">packet capture</text:span><text:span text:style-name="T70">. </text:span><text:span text:style-name="T71">Libpcap/Winpcap ini juga digunakan untuk menyimpan hasil dari paket-packet </text:span><text:span text:style-name="T37">yang berhasil di-</text:span><text:span text:style-name="T68">capture</text:span><text:span text:style-name="T37">.</text:span><text:span text:style-name="T68"> </text:span><text:span text:style-name="T38">Untuk penyimpanan bobot Jarigan Saraf Tiruan dan konfigurasi dari sistem digunakan format JSON.</text:span></text:p>
      <text:p text:style-name="P68"/>
      <text:list xml:id="list142949810689631" text:continue-numbering="true" text:style-name="L7">
        <text:list-item>
          <text:list>
            <text:list-item>
              <text:list>
                <text:list-item>
                  <text:list>
                    <text:list-item>
                      <text:list>
                        <text:list-item>
                          <text:list>
                            <text:list-item>
                              <text:p text:style-name="P116"><text:soft-page-break/><text:span text:style-name="T173">P</text:span>embuatan Program</text:p>
                            </text:list-item>
                          </text:list>
                        </text:list-item>
                      </text:list>
                    </text:list-item>
                  </text:list>
                </text:list-item>
              </text:list>
            </text:list-item>
          </text:list>
        </text:list-item>
      </text:list>
      <text:p text:style-name="P58"><text:span text:style-name="T34">Sistem ini akan diimplementasikan dengan menggunakan bahasa pemrograman Java dan C (untuk pembuatam </text:span><text:span text:style-name="T66">library/modul</text:span><text:span text:style-name="T34"> pengiriman dan pengambilan paket). </text:span><text:span text:style-name="T35">Sedangkan </text:span><text:span text:style-name="T36">penyimpanan hasil </text:span><text:span text:style-name="T65">capture </text:span><text:span text:style-name="T36">paket akan menggunakan format pcap ataupun pcapng.</text:span></text:p>
      <text:p text:style-name="P69"/>
      <text:list xml:id="list142950471969102" text:continue-numbering="true" text:style-name="L7">
        <text:list-item>
          <text:list>
            <text:list-item>
              <text:list>
                <text:list-item>
                  <text:list>
                    <text:list-item>
                      <text:list>
                        <text:list-item>
                          <text:list>
                            <text:list-item>
                              <text:p text:style-name="P117"><text:span text:style-name="T76">I</text:span><text:span text:style-name="T74">mplementasi dan Pengujian</text:span></text:p>
                            </text:list-item>
                          </text:list>
                        </text:list-item>
                      </text:list>
                    </text:list-item>
                  </text:list>
                </text:list-item>
              </text:list>
            </text:list-item>
          </text:list>
        </text:list-item>
      </text:list>
      <text:p text:style-name="P56"><text:span text:style-name="T10">Sistem ini akan diimplementasikan </text:span><text:span text:style-name="T12">pada beberapa komputer yang menggunakan sistem operasi Linux dan Windows</text:span><text:span text:style-name="T10">, selain itu akan dilakukan beberapa kali pengujian sebelum dan saat sistem digunakan oleh pengguna.</text:span></text:p>
      <text:p text:style-name="P29"/>
      <text:p text:style-name="P29"/>
      <text:p text:style-name="P29"/>
      <text:p text:style-name="P29"/>
      <text:p text:style-name="P14">BAB IV</text:p>
      <text:p text:style-name="P14">ANALISA DAN PERANCANGAN SISTEM</text:p>
      <text:p text:style-name="P14"/>
      <text:p text:style-name="P24"/>
      <text:p text:style-name="P16"/>
      <text:list xml:id="list4623492910275969973" text:style-name="L9">
        <text:list-item>
          <text:p text:style-name="P118"><text:span text:style-name="T128">A</text:span><text:span text:style-name="T129">nalisis Sistem yang Berjalan</text:span></text:p>
        </text:list-item>
      </text:list>
      <text:p text:style-name="P59"><text:span text:style-name="T88">S</text:span><text:span text:style-name="T87">istem ini melakukan deteksi dengan cara melakukan </text:span><text:span text:style-name="T107">filtering</text:span><text:span text:style-name="T87"> terhadap paket </text:span><text:span text:style-name="T107">ARP </text:span><text:span text:style-name="T87">yang ditangkap oleh NIC (Network Interface Card) pada </text:span><text:span text:style-name="T187">p</text:span><text:span text:style-name="T186">romiscuous mode. </text:span><text:span text:style-name="T183">Setelah paket ARP diterima maka akan dilakukan ekstraksi (normalisasi) paket agar dapat digunakan sebagai inputan pada Jaringan Saraf <text:s/>Tiruan.</text:span></text:p>
      <text:p text:style-name="P70"><text:span text:style-name="T183">J</text:span><text:span text:style-name="T182">ika paket yang diterima merupakan pakct ARP Reply (Ethertype: 0x0806, dan ARP Opcode: 2) maka akan dilakukan pengecekan untuk memastikan bahwa paket tersebut adalah paket yang memang ditujuan kepada sistem yang sedang digunakan. </text:span><text:span text:style-name="T184">Jika paket tersebut memang ditujuan pada sistem yang sedang berjalan maka akan dilakukan proses ekstraksi (normalisai), sebagai berikut:</text:span></text:p>
      <text:p text:style-name="P17"><text:span text:style-name="T184">i</text:span><text:span text:style-name="T182">f (ethSrcHwAddr != arpSrcHwAddr || ethDstHwAddr != arpDstHwAddr) then</text:span></text:p>
      <text:p text:style-name="P20"><text:tab/><text:tab/>INV_PKT = 1</text:p>
      <text:p text:style-name="P20"><text:soft-page-break/>else </text:p>
      <text:p text:style-name="P20"><text:tab/><text:tab/>INV_PKT = 0</text:p>
      <text:p text:style-name="P20">endif</text:p>
      <text:p text:style-name="P17">if (storedEntry == nextObtainedEntry) then</text:p>
      <text:p text:style-name="P17"><text:tab/><text:tab/>USHA = 0</text:p>
      <text:p text:style-name="P17">else if (onlyIpMatches) then</text:p>
      <text:p text:style-name="P17"><text:tab/><text:tab/>USHA = 1</text:p>
      <text:p text:style-name="P17">else </text:p>
      <text:p text:style-name="P17"><text:tab/><text:tab/>// addNewEntry</text:p>
      <text:p text:style-name="P17"><text:tab/><text:tab/>USHA = 0</text:p>
      <text:p text:style-name="P17">endif</text:p>
      <text:p text:style-name="P21">if (ethIsPadded) then</text:p>
      <text:p text:style-name="P18"><text:tab/><text:tab/>UPETH = 0</text:p>
      <text:p text:style-name="P18">else</text:p>
      <text:p text:style-name="P18"><text:tab/><text:tab/>UPETH = 1</text:p>
      <text:p text:style-name="P21">endif</text:p>
      <text:p text:style-name="P21">if (validOUI) then</text:p>
      <text:p text:style-name="P18"><text:tab/><text:tab/>OUI = 0</text:p>
      <text:p text:style-name="P21">else if (unknowOUI)</text:p>
      <text:p text:style-name="P18"><text:tab/><text:tab/>OUI = 0.5</text:p>
      <text:p text:style-name="P18">else</text:p>
      <text:p text:style-name="P18"><text:tab/><text:tab/>OUI = 1</text:p>
      <text:p text:style-name="P21">endif</text:p>
      <text:p text:style-name="P19">EPOCH_TIME = [ selisih ]</text:p>
      <text:p text:style-name="P18"/>
      <text:p text:style-name="P15"><text:tab/><text:tab/><text:span text:style-name="T189">Kelima data yang didapat dari hasil ekstraksi (normalisasi) paket tersebut akan diproses menggunakan Jaringan Saraf Tiruan dan akan menghasilkan sebuah </text:span><text:span text:style-name="T61">output </text:span><text:span text:style-name="T30">pada kisaran 0 (nol) sampai dengan 1 (satu). Jika </text:span><text:span text:style-name="T61">output </text:span><text:span text:style-name="T30">lebih kecil dari 0.5 maka sistem akan menganggap paket tersebut tidak berbahaya. Sebaliknya jika </text:span><text:span text:style-name="T61">output </text:span><text:span text:style-name="T30">lebih besar atau sama dengan 0.5 maka sistem akan menganggap paket tersebut berbahaya dan akan melakukan pengiriman paket </text:span><text:span text:style-name="T61">ARP Request</text:span><text:span text:style-name="T30"> untuk </text:span><text:soft-page-break/><text:span text:style-name="T30">memperbaharui </text:span><text:span text:style-name="T61">ARP cache-</text:span><text:span text:style-name="T30">nya </text:span><text:span text:style-name="T31">dan juga mengirimkan paket </text:span><text:span text:style-name="T62">ICMP Trap </text:span><text:span text:style-name="T31">(merupakan paket </text:span><text:span text:style-name="T62">ICMP Reply </text:span><text:span text:style-name="T31">dengan </text:span><text:span text:style-name="T62">destination-</text:span><text:span text:style-name="T31">nya adalah </text:span><text:span text:style-name="T62">IP Address </text:span><text:span text:style-name="T31">sistem itu sendiri) dengan tujuan untuk melakukan pengecekan apakah penyerang mengaktifkan </text:span><text:span text:style-name="T62">IP Routing/IP Forwarding</text:span><text:span text:style-name="T31">-nya. </text:span><text:span text:style-name="T32">Dengan mengetahui apakah <text:s/></text:span><text:span text:style-name="T62">IP Routing/IP Forwarding </text:span><text:span text:style-name="T32">setidaknya kita dapat menduga-duga apa tujuan dari penyerang, apakah hanya ingin mendapatkan </text:span><text:span text:style-name="T63">bandwith </text:span><text:span text:style-name="T32">lebih atau lebih dari itu.</text:span></text:p>
      <text:list xml:id="list142950240083538" text:continue-numbering="true" text:style-name="L9">
        <text:list-item>
          <text:p text:style-name="P120">Analisa Kebutuhan</text:p>
          <text:list>
            <text:list-item>
              <text:p text:style-name="P119"><text:span text:style-name="T130">K</text:span><text:span text:style-name="T122">ebutuhan Fungsional</text:span></text:p>
            </text:list-item>
          </text:list>
        </text:list-item>
      </text:list>
      <text:p text:style-name="P60"><text:span text:style-name="T88">S</text:span><text:span text:style-name="T120">istem ini dapat menjalankan beberapa fungsi-fungsi yang dapat digunakan untuk optimalisasi deteksi serangan pada ARP, diantaranya:</text:span></text:p>
      <text:list xml:id="list570864433348004399" text:style-name="L10">
        <text:list-item>
          <text:p text:style-name="P132"><text:span text:style-name="T120">D</text:span><text:span text:style-name="T110">apat melakukan</text:span><text:span text:style-name="T77"> deteksi serangan </text:span><text:span text:style-name="T99">ARP spoofing </text:span><text:span text:style-name="T77">atau </text:span><text:span text:style-name="T99">ARP posoning.</text:span></text:p>
        </text:list-item>
        <text:list-item>
          <text:p text:style-name="P133"><text:span text:style-name="T110">Dapat melakukan aksi pencegahan dari serangan </text:span><text:span text:style-name="T108">ARP spoofing </text:span><text:span text:style-name="T121">atau </text:span><text:span text:style-name="T108">ARP posoning.</text:span></text:p>
        </text:list-item>
      </text:list>
      <text:list xml:id="list142951449924504" text:continue-list="list142950240083538" text:style-name="L9">
        <text:list-item>
          <text:list>
            <text:list-item>
              <text:p text:style-name="P121">Kebutuhan Non Fungsional</text:p>
            </text:list-item>
          </text:list>
        </text:list-item>
      </text:list>
      <text:p text:style-name="P61"><text:span text:style-name="T89">Dibutuhkan beberapa </text:span><text:span text:style-name="T109">hardware</text:span><text:span text:style-name="T89"> maupun </text:span><text:span text:style-name="T109">software</text:span><text:span text:style-name="T89"> agar sistem ini dapat berjalan, diantaranya:</text:span></text:p>
      <text:list xml:id="list290476112766208141" text:style-name="L11">
        <text:list-item>
          <text:p text:style-name="P134">Kebutuhan Perangkat Keras</text:p>
          <text:list>
            <text:list-item>
              <text:p text:style-name="P134">NIC (Network Interface Card)</text:p>
            </text:list-item>
          </text:list>
        </text:list-item>
        <text:list-item>
          <text:p text:style-name="P134">Kebutuhan Perangkat Lunak</text:p>
          <text:list>
            <text:list-item>
              <text:p text:style-name="P134">Winpcap/Npcap/Win10Pcap untuk sistem operasi Windows.</text:p>
            </text:list-item>
            <text:list-item>
              <text:p text:style-name="P135">Minimal JRE 1.8. </text:p>
            </text:list-item>
          </text:list>
        </text:list-item>
      </text:list>
      <text:list xml:id="list142951024542497" text:continue-list="list142951449924504" text:style-name="L9">
        <text:list-item>
          <text:p text:style-name="P122">Analisa Pengembangan Sistem</text:p>
          <text:p text:style-name="P123"/>
          <text:p text:style-name="P129"/>
        </text:list-item>
      </text:list>
      <text:p text:style-name="P29"/>
      <text:p text:style-name="P13"/>
      <text:p text:style-name="P31"/>
      <text:p text:style-name="P30"/>
      <text:p text:style-name="P30"/>
      <text:p text:style-name="P30"/>
      <text:p text:style-name="P30"><text:soft-page-break/></text:p>
      <text:p text:style-name="P30"/>
      <text:p text:style-name="P30"/>
      <text:p text:style-name="P30"/>
      <text:list xml:id="list256860657455549360" text:style-name="L12">
        <text:list-header>
          <text:p text:style-name="P136"/>
        </text:list-header>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DAFTAR PUSTAKA</text:p>
      <text:p text:style-name="P27"/>
      <text:p text:style-name="P25"><text:span text:style-name="T9">Kaur, </text:span><text:span text:style-name="T7">I</text:span><text:span text:style-name="T9">., 2013, <text:s/></text:span><text:span text:style-name="T3">Detection and Prevention of ARP Cache Poisoning, </text:span><text:span text:style-name="T9">Thesis, Computer Science <text:tab/>and Engineeting Department, Thapar University, Patiala.</text:span></text:p>
      <text:p text:style-name="P26"><text:span text:style-name="T2">Srinath, </text:span><text:span text:style-name="T8">D.,</text:span><text:span text:style-name="T2"> Panimalar </text:span><text:span text:style-name="T8">S.</text:span><text:span text:style-name="T2">, Simla, </text:span><text:span text:style-name="T8">A. J.</text:span><text:span text:style-name="T2">, dan Deepa, </text:span><text:span text:style-name="T8">J</text:span><text:span text:style-name="T2">., 2015, <text:s/></text:span><text:span text:style-name="T5">Detection and Prevention of ARP Spoofing using Centralized Server, <text:s/></text:span><text:span text:style-name="T8">Internation Journal of Computer Applications</text:span><text:span text:style-name="T40">,</text:span><text:span text:style-name="T41"> </text:span><text:span text:style-name="T40">113, </text:span><text:span text:style-name="T2">Departement of Computer science and Engineering, Panimalar Institute of Technology, India.</text:span></text:p>
      <text:p text:style-name="P26"><text:span text:style-name="T2">V</text:span><text:span text:style-name="T11">inay, K.R., Gudur, B.K., 2014, </text:span><text:span text:style-name="T21">ARP Spoof Detection System Using ICMP </text:span><text:soft-page-break/><text:span text:style-name="T21">Protocol: An Active Approach</text:span><text:span text:style-name="T11">, International Journal of </text:span><text:span text:style-name="T21">Engineering Research and Technologi (IJERT)</text:span><text:span text:style-name="T11">, </text:span><text:span text:style-name="T21">Vol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01cm" style:type="center"/>
          <style:tab-stop style:position="14.021cm" style:type="right"/>
        </style:tab-stops>
      </style:paragraph-properties>
    </style:style>
    <style:style style:name="Contents_20_1" style:display-name="Contents 1" style:family="paragraph" style:parent-style-name="Standard" style:next-style-name="Standard" style:default-outline-level="" style:class="index">
      <style:paragraph-properties fo:margin-left="0cm" fo:margin-right="0cm" fo:line-height="100%" fo:text-indent="0cm" style:auto-text-indent="false">
        <style:tab-stops>
          <style:tab-stop style:position="13.984cm" style:type="right" style:leader-style="dotted" style:leader-text="."/>
        </style:tab-stops>
      </style:paragraph-properties>
      <style:text-properties fo:language="en" fo:country="ID" fo:font-weight="bold" style:font-weight-asian="bold"/>
    </style:style>
    <style:style style:name="Contents_20_2" style:display-name="Contents 2" style:family="paragraph" style:parent-style-name="Standard" style:next-style-name="Standard" style:default-outline-level="" style:class="index">
      <style:paragraph-properties fo:margin-left="0cm" fo:margin-right="0cm" fo:line-height="100%" fo:text-indent="0cm" style:auto-text-indent="false">
        <style:tab-stops>
          <style:tab-stop style:position="13.98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ext_20_Style" style:display-name="Next Style" style:family="paragraph" style:parent-style-name="Footer_20_left" style:class="text"/>
    <style:style style:name="Footer_20_left" style:display-name="Footer left" style:family="paragraph" style:parent-style-name="Standard" style:class="extra">
      <style:paragraph-properties text:number-lines="false" text:line-number="0">
        <style:tab-stops>
          <style:tab-stop style:position="7.001cm" style:type="center"/>
          <style:tab-stop style:position="14.004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Times New Roman"/>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4.001cm" fo:margin-right="2.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0cm" style:dynamic-spacing="false"/>
      </style:header-style>
      <style:footer-style>
        <style:header-footer-properties fo:min-height="1.499cm" fo:margin-left="0cm" fo:margin-right="0cm" fo:margin-top="0cm" style:dynamic-spacing="false"/>
      </style:footer-style>
    </style:page-layout>
  </office:automatic-styles>
  <office:master-styles>
    <style:master-page style:name="Standard" style:page-layout-name="Mpm1">
      <style:header>
        <text:p text:style-name="Header"/>
      </style:header>
      <style:footer>
        <text:p text:style-name="MP1"/>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1:31:05.490322109</meta:creation-date>
    <dc:date>2017-04-09T14:29:49.346770282</dc:date>
    <meta:editing-duration>P1DT22H2M48S</meta:editing-duration>
    <meta:editing-cycles>353</meta:editing-cycles>
    <meta:generator>LibreOffice/4.3.3.2$Linux_X86_64 LibreOffice_project/430m0$Build-2</meta:generator>
    <meta:document-statistic meta:table-count="4" meta:image-count="0" meta:object-count="0" meta:page-count="18" meta:paragraph-count="264" meta:word-count="3401" meta:character-count="24482" meta:non-whitespace-character-count="21346"/>
  </office:meta>
</office:document-meta>
</file>